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2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9.39mm" svg:height="129.04mm" svg:x="142.58mm" svg:y="206.42mm">
            <draw:object draw:notify-on-update-of-ranges="Sheet1.D1:Sheet1.D1 Sheet1.D2:Sheet1.D202 Sheet1.E1:Sheet1.E1 Sheet1.E2:Sheet1.E202 Sheet1.F1:Sheet1.F1 Sheet1.F2:Sheet1.F202 Sheet1.G1:Sheet1.G1 Sheet1.G2:Sheet1.G202 Sheet1.H1:Sheet1.H1 Sheet1.H2:Sheet1.H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2.31mm" svg:height="152.97mm" svg:x="193.44mm" svg:y="0mm">
            <draw:object draw:notify-on-update-of-ranges="Sheet1.H1:Sheet1.H1 Sheet1.H2:Sheet1.H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Player_initial_pos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Player_Ypos</text:p>
          </table:table-cell>
          <table:table-cell office:value-type="string" calcext:value-type="string">
            <text:p>C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]/4" office:value-type="float" office:value="510" calcext:value-type="float">
            <text:p>510</text:p>
          </table:table-cell>
          <table:table-cell table:formula="of:=([.B2]*([.A2]^2) + [.C2]*[.A2])" office:value-type="float" office:value="0" calcext:value-type="float">
            <text:p>0</text:p>
          </table:table-cell>
          <table:table-cell table:formula="of:=[.F2] + (3*[.D2]/4)" office:value-type="float" office:value="510" calcext:value-type="float">
            <text:p>510</text:p>
          </table:table-cell>
          <table:table-cell table:formula="of:=-40*(SIN((1/120)*[.A2]*PI())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]/4" office:value-type="float" office:value="510" calcext:value-type="float">
            <text:p>510</text:p>
          </table:table-cell>
          <table:table-cell table:formula="of:=([.B3]*([.A3]^2) + [.C3]*[.A3])" office:value-type="float" office:value="0.833333333333333" calcext:value-type="float">
            <text:p>0,833333333333333</text:p>
          </table:table-cell>
          <table:table-cell table:formula="of:=[.F3] + (3*[.D3]/4)" office:value-type="float" office:value="510.833333333333" calcext:value-type="float">
            <text:p>510,833333333333</text:p>
          </table:table-cell>
          <table:table-cell table:formula="of:=-40*(SIN((1/120)*[.A3]*PI()))" office:value-type="float" office:value="-1.04707793231493" calcext:value-type="float">
            <text:p>-1,04707793231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]/4" office:value-type="float" office:value="510" calcext:value-type="float">
            <text:p>510</text:p>
          </table:table-cell>
          <table:table-cell table:formula="of:=([.B4]*([.A4]^2) + [.C4]*[.A4])" office:value-type="float" office:value="1.33333333333333" calcext:value-type="float">
            <text:p>1,33333333333333</text:p>
          </table:table-cell>
          <table:table-cell table:formula="of:=[.F4] + (3*[.D4]/4)" office:value-type="float" office:value="511.333333333333" calcext:value-type="float">
            <text:p>511,333333333333</text:p>
          </table:table-cell>
          <table:table-cell table:formula="of:=-40*(SIN((1/120)*[.A4]*PI()))" office:value-type="float" office:value="-2.09343824971775" calcext:value-type="float">
            <text:p>-2,09343824971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]/4" office:value-type="float" office:value="510" calcext:value-type="float">
            <text:p>510</text:p>
          </table:table-cell>
          <table:table-cell table:formula="of:=([.B5]*([.A5]^2) + [.C5]*[.A5])" office:value-type="float" office:value="1.5" calcext:value-type="float">
            <text:p>1,5</text:p>
          </table:table-cell>
          <table:table-cell table:formula="of:=[.F5] + (3*[.D5]/4)" office:value-type="float" office:value="511.5" calcext:value-type="float">
            <text:p>511,5</text:p>
          </table:table-cell>
          <table:table-cell table:formula="of:=-40*(SIN((1/120)*[.A5]*PI()))" office:value-type="float" office:value="-3.1383638291138" calcext:value-type="float">
            <text:p>-3,1383638291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]/4" office:value-type="float" office:value="510" calcext:value-type="float">
            <text:p>510</text:p>
          </table:table-cell>
          <table:table-cell table:formula="of:=([.B6]*([.A6]^2) + [.C6]*[.A6])" office:value-type="float" office:value="1.33333333333333" calcext:value-type="float">
            <text:p>1,33333333333333</text:p>
          </table:table-cell>
          <table:table-cell table:formula="of:=[.F6] + (3*[.D6]/4)" office:value-type="float" office:value="511.333333333333" calcext:value-type="float">
            <text:p>511,333333333333</text:p>
          </table:table-cell>
          <table:table-cell table:formula="of:=-40*(SIN((1/120)*[.A6]*PI()))" office:value-type="float" office:value="-4.18113853070614" calcext:value-type="float">
            <text:p>-4,18113853070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]/4" office:value-type="float" office:value="510" calcext:value-type="float">
            <text:p>510</text:p>
          </table:table-cell>
          <table:table-cell table:formula="of:=([.B7]*([.A7]^2) + [.C7]*[.A7])" office:value-type="float" office:value="0.833333333333334" calcext:value-type="float">
            <text:p>0,833333333333334</text:p>
          </table:table-cell>
          <table:table-cell table:formula="of:=[.F7] + (3*[.D7]/4)" office:value-type="float" office:value="510.833333333333" calcext:value-type="float">
            <text:p>510,833333333333</text:p>
          </table:table-cell>
          <table:table-cell table:formula="of:=-40*(SIN((1/120)*[.A7]*PI()))" office:value-type="float" office:value="-5.22104768880206" calcext:value-type="float">
            <text:p>-5,22104768880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]/4" office:value-type="float" office:value="510" calcext:value-type="float">
            <text:p>510</text:p>
          </table:table-cell>
          <table:table-cell table:formula="of:=([.B8]*([.A8]^2) + [.C8]*[.A8])" office:value-type="float" office:value="0" calcext:value-type="float">
            <text:p>0</text:p>
          </table:table-cell>
          <table:table-cell table:formula="of:=[.F8] + (3*[.D8]/4)" office:value-type="float" office:value="510" calcext:value-type="float">
            <text:p>510</text:p>
          </table:table-cell>
          <table:table-cell table:formula="of:=-40*(SIN((1/120)*[.A8]*PI()))" office:value-type="float" office:value="-6.25737860160923" calcext:value-type="float">
            <text:p>-6,25737860160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]/4" office:value-type="float" office:value="510" calcext:value-type="float">
            <text:p>510</text:p>
          </table:table-cell>
          <table:table-cell table:formula="of:=([.B9]*([.A9]^2) + [.C9]*[.A9])" office:value-type="float" office:value="-1.16666666666667" calcext:value-type="float">
            <text:p>-1,16666666666667</text:p>
          </table:table-cell>
          <table:table-cell table:formula="of:=[.F9] + (3*[.D9]/4)" office:value-type="float" office:value="508.833333333333" calcext:value-type="float">
            <text:p>508,833333333333</text:p>
          </table:table-cell>
          <table:table-cell table:formula="of:=-40*(SIN((1/120)*[.A9]*PI()))" office:value-type="float" office:value="-7.2894210196859" calcext:value-type="float">
            <text:p>-7,2894210196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]/4" office:value-type="float" office:value="510" calcext:value-type="float">
            <text:p>510</text:p>
          </table:table-cell>
          <table:table-cell table:formula="of:=([.B10]*([.A10]^2) + [.C10]*[.A10])" office:value-type="float" office:value="-2.66666666666667" calcext:value-type="float">
            <text:p>-2,66666666666667</text:p>
          </table:table-cell>
          <table:table-cell table:formula="of:=[.F10] + (3*[.D10]/4)" office:value-type="float" office:value="507.333333333333" calcext:value-type="float">
            <text:p>507,333333333333</text:p>
          </table:table-cell>
          <table:table-cell table:formula="of:=-40*(SIN((1/120)*[.A10]*PI()))" office:value-type="float" office:value="-8.31646763271037" calcext:value-type="float">
            <text:p>-8,31646763271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]/4" office:value-type="float" office:value="510" calcext:value-type="float">
            <text:p>510</text:p>
          </table:table-cell>
          <table:table-cell table:formula="of:=([.B11]*([.A11]^2) + [.C11]*[.A11])" office:value-type="float" office:value="-4.5" calcext:value-type="float">
            <text:p>-4,5</text:p>
          </table:table-cell>
          <table:table-cell table:formula="of:=[.F11] + (3*[.D11]/4)" office:value-type="float" office:value="505.5" calcext:value-type="float">
            <text:p>505,5</text:p>
          </table:table-cell>
          <table:table-cell table:formula="of:=-40*(SIN((1/120)*[.A11]*PI()))" office:value-type="float" office:value="-9.33781455423622" calcext:value-type="float">
            <text:p>-9,337814554236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]/4" office:value-type="float" office:value="510" calcext:value-type="float">
            <text:p>510</text:p>
          </table:table-cell>
          <table:table-cell table:formula="of:=([.B12]*([.A12]^2) + [.C12]*[.A12])" office:value-type="float" office:value="-6.66666666666666" calcext:value-type="float">
            <text:p>-6,66666666666666</text:p>
          </table:table-cell>
          <table:table-cell table:formula="of:=[.F12] + (3*[.D12]/4)" office:value-type="float" office:value="503.333333333333" calcext:value-type="float">
            <text:p>503,333333333333</text:p>
          </table:table-cell>
          <table:table-cell table:formula="of:=-40*(SIN((1/120)*[.A12]*PI()))" office:value-type="float" office:value="-10.3527618041008" calcext:value-type="float">
            <text:p>-10,3527618041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]/4" office:value-type="float" office:value="510" calcext:value-type="float">
            <text:p>510</text:p>
          </table:table-cell>
          <table:table-cell table:formula="of:=([.B13]*([.A13]^2) + [.C13]*[.A13])" office:value-type="float" office:value="-9.16666666666666" calcext:value-type="float">
            <text:p>-9,16666666666666</text:p>
          </table:table-cell>
          <table:table-cell table:formula="of:=[.F13] + (3*[.D13]/4)" office:value-type="float" office:value="500.833333333333" calcext:value-type="float">
            <text:p>500,833333333333</text:p>
          </table:table-cell>
          <table:table-cell table:formula="of:=-40*(SIN((1/120)*[.A13]*PI()))" office:value-type="float" office:value="-11.3606137881569" calcext:value-type="float">
            <text:p>-11,360613788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]/4" office:value-type="float" office:value="510" calcext:value-type="float">
            <text:p>510</text:p>
          </table:table-cell>
          <table:table-cell table:formula="of:=([.B14]*([.A14]^2) + [.C14]*[.A14])" office:value-type="float" office:value="-12" calcext:value-type="float">
            <text:p>-12</text:p>
          </table:table-cell>
          <table:table-cell table:formula="of:=[.F14] + (3*[.D14]/4)" office:value-type="float" office:value="498" calcext:value-type="float">
            <text:p>498</text:p>
          </table:table-cell>
          <table:table-cell table:formula="of:=-40*(SIN((1/120)*[.A14]*PI()))" office:value-type="float" office:value="-12.3606797749979" calcext:value-type="float">
            <text:p>-12,36067977499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]/4" office:value-type="float" office:value="510" calcext:value-type="float">
            <text:p>510</text:p>
          </table:table-cell>
          <table:table-cell table:formula="of:=([.B15]*([.A15]^2) + [.C15]*[.A15])" office:value-type="float" office:value="-15.1666666666667" calcext:value-type="float">
            <text:p>-15,1666666666667</text:p>
          </table:table-cell>
          <table:table-cell table:formula="of:=[.F15] + (3*[.D15]/4)" office:value-type="float" office:value="494.833333333333" calcext:value-type="float">
            <text:p>494,833333333333</text:p>
          </table:table-cell>
          <table:table-cell table:formula="of:=-40*(SIN((1/120)*[.A15]*PI()))" office:value-type="float" office:value="-13.3522743693508" calcext:value-type="float">
            <text:p>-13,3522743693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]/4" office:value-type="float" office:value="510" calcext:value-type="float">
            <text:p>510</text:p>
          </table:table-cell>
          <table:table-cell table:formula="of:=([.B16]*([.A16]^2) + [.C16]*[.A16])" office:value-type="float" office:value="-18.6666666666667" calcext:value-type="float">
            <text:p>-18,6666666666667</text:p>
          </table:table-cell>
          <table:table-cell table:formula="of:=[.F16] + (3*[.D16]/4)" office:value-type="float" office:value="491.333333333333" calcext:value-type="float">
            <text:p>491,333333333333</text:p>
          </table:table-cell>
          <table:table-cell table:formula="of:=-40*(SIN((1/120)*[.A16]*PI()))" office:value-type="float" office:value="-14.334717981812" calcext:value-type="float">
            <text:p>-14,334717981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]/4" office:value-type="float" office:value="510" calcext:value-type="float">
            <text:p>510</text:p>
          </table:table-cell>
          <table:table-cell table:formula="of:=([.B17]*([.A17]^2) + [.C17]*[.A17])" office:value-type="float" office:value="-22.5" calcext:value-type="float">
            <text:p>-22,5</text:p>
          </table:table-cell>
          <table:table-cell table:formula="of:=[.F17] + (3*[.D17]/4)" office:value-type="float" office:value="487.5" calcext:value-type="float">
            <text:p>487,5</text:p>
          </table:table-cell>
          <table:table-cell table:formula="of:=-40*(SIN((1/120)*[.A17]*PI()))" office:value-type="float" office:value="-15.3073372946036" calcext:value-type="float">
            <text:p>-15,3073372946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]/4" office:value-type="float" office:value="510" calcext:value-type="float">
            <text:p>510</text:p>
          </table:table-cell>
          <table:table-cell table:formula="of:=([.B18]*([.A18]^2) + [.C18]*[.A18])" office:value-type="float" office:value="-26.6666666666667" calcext:value-type="float">
            <text:p>-26,6666666666667</text:p>
          </table:table-cell>
          <table:table-cell table:formula="of:=[.F18] + (3*[.D18]/4)" office:value-type="float" office:value="483.333333333333" calcext:value-type="float">
            <text:p>483,333333333333</text:p>
          </table:table-cell>
          <table:table-cell table:formula="of:=-40*(SIN((1/120)*[.A18]*PI()))" office:value-type="float" office:value="-16.269465723032" calcext:value-type="float">
            <text:p>-16,2694657230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]/4" office:value-type="float" office:value="510" calcext:value-type="float">
            <text:p>510</text:p>
          </table:table-cell>
          <table:table-cell table:formula="of:=([.B19]*([.A19]^2) + [.C19]*[.A19])" office:value-type="float" office:value="-31.1666666666667" calcext:value-type="float">
            <text:p>-31,1666666666667</text:p>
          </table:table-cell>
          <table:table-cell table:formula="of:=[.F19] + (3*[.D19]/4)" office:value-type="float" office:value="478.833333333333" calcext:value-type="float">
            <text:p>478,833333333333</text:p>
          </table:table-cell>
          <table:table-cell table:formula="of:=-40*(SIN((1/120)*[.A19]*PI()))" office:value-type="float" office:value="-17.2204438723318" calcext:value-type="float">
            <text:p>-17,220443872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]/4" office:value-type="float" office:value="510" calcext:value-type="float">
            <text:p>510</text:p>
          </table:table-cell>
          <table:table-cell table:formula="of:=([.B20]*([.A20]^2) + [.C20]*[.A20])" office:value-type="float" office:value="-36" calcext:value-type="float">
            <text:p>-36</text:p>
          </table:table-cell>
          <table:table-cell table:formula="of:=[.F20] + (3*[.D20]/4)" office:value-type="float" office:value="474" calcext:value-type="float">
            <text:p>474</text:p>
          </table:table-cell>
          <table:table-cell table:formula="of:=-40*(SIN((1/120)*[.A20]*PI()))" office:value-type="float" office:value="-18.1596199895819" calcext:value-type="float">
            <text:p>-18,15961998958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1]/4" office:value-type="float" office:value="510" calcext:value-type="float">
            <text:p>510</text:p>
          </table:table-cell>
          <table:table-cell table:formula="of:=([.B21]*([.A21]^2) + [.C21]*[.A21])" office:value-type="float" office:value="-41.1666666666667" calcext:value-type="float">
            <text:p>-41,1666666666667</text:p>
          </table:table-cell>
          <table:table-cell table:formula="of:=[.F21] + (3*[.D21]/4)" office:value-type="float" office:value="468.833333333333" calcext:value-type="float">
            <text:p>468,833333333333</text:p>
          </table:table-cell>
          <table:table-cell table:formula="of:=-40*(SIN((1/120)*[.A21]*PI()))" office:value-type="float" office:value="-19.0863504103843" calcext:value-type="float">
            <text:p>-19,08635041038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2]/4" office:value-type="float" office:value="510" calcext:value-type="float">
            <text:p>510</text:p>
          </table:table-cell>
          <table:table-cell table:formula="of:=([.B22]*([.A22]^2) + [.C22]*[.A22])" office:value-type="float" office:value="-46.6666666666667" calcext:value-type="float">
            <text:p>-46,6666666666667</text:p>
          </table:table-cell>
          <table:table-cell table:formula="of:=[.F22] + (3*[.D22]/4)" office:value-type="float" office:value="463.333333333333" calcext:value-type="float">
            <text:p>463,333333333333</text:p>
          </table:table-cell>
          <table:table-cell table:formula="of:=-40*(SIN((1/120)*[.A22]*PI())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3]/4" office:value-type="float" office:value="510" calcext:value-type="float">
            <text:p>510</text:p>
          </table:table-cell>
          <table:table-cell table:formula="of:=([.B23]*([.A23]^2) + [.C23]*[.A23])" office:value-type="float" office:value="-52.5" calcext:value-type="float">
            <text:p>-52,5</text:p>
          </table:table-cell>
          <table:table-cell table:formula="of:=[.F23] + (3*[.D23]/4)" office:value-type="float" office:value="457.5" calcext:value-type="float">
            <text:p>457,5</text:p>
          </table:table-cell>
          <table:table-cell table:formula="of:=-40*(SIN((1/120)*[.A23]*PI()))" office:value-type="float" office:value="-20.899942588638" calcext:value-type="float">
            <text:p>-20,8999425886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4]/4" office:value-type="float" office:value="510" calcext:value-type="float">
            <text:p>510</text:p>
          </table:table-cell>
          <table:table-cell table:formula="of:=([.B24]*([.A24]^2) + [.C24]*[.A24])" office:value-type="float" office:value="-58.6666666666667" calcext:value-type="float">
            <text:p>-58,6666666666667</text:p>
          </table:table-cell>
          <table:table-cell table:formula="of:=[.F24] + (3*[.D24]/4)" office:value-type="float" office:value="451.333333333333" calcext:value-type="float">
            <text:p>451,333333333333</text:p>
          </table:table-cell>
          <table:table-cell table:formula="of:=-40*(SIN((1/120)*[.A24]*PI()))" office:value-type="float" office:value="-21.7855614006011" calcext:value-type="float">
            <text:p>-21,7855614006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5]/4" office:value-type="float" office:value="510" calcext:value-type="float">
            <text:p>510</text:p>
          </table:table-cell>
          <table:table-cell table:formula="of:=([.B25]*([.A25]^2) + [.C25]*[.A25])" office:value-type="float" office:value="-65.1666666666667" calcext:value-type="float">
            <text:p>-65,1666666666667</text:p>
          </table:table-cell>
          <table:table-cell table:formula="of:=[.F25] + (3*[.D25]/4)" office:value-type="float" office:value="444.833333333333" calcext:value-type="float">
            <text:p>444,833333333333</text:p>
          </table:table-cell>
          <table:table-cell table:formula="of:=-40*(SIN((1/120)*[.A25]*PI()))" office:value-type="float" office:value="-22.6562494769933" calcext:value-type="float">
            <text:p>-22,65624947699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6]/4" office:value-type="float" office:value="510" calcext:value-type="float">
            <text:p>510</text:p>
          </table:table-cell>
          <table:table-cell table:formula="of:=([.B26]*([.A26]^2) + [.C26]*[.A26])" office:value-type="float" office:value="-72" calcext:value-type="float">
            <text:p>-72</text:p>
          </table:table-cell>
          <table:table-cell table:formula="of:=[.F26] + (3*[.D26]/4)" office:value-type="float" office:value="438" calcext:value-type="float">
            <text:p>438</text:p>
          </table:table-cell>
          <table:table-cell table:formula="of:=-40*(SIN((1/120)*[.A26]*PI()))" office:value-type="float" office:value="-23.5114100916989" calcext:value-type="float">
            <text:p>-23,51141009169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7]/4" office:value-type="float" office:value="510" calcext:value-type="float">
            <text:p>510</text:p>
          </table:table-cell>
          <table:table-cell table:formula="of:=([.B27]*([.A27]^2) + [.C27]*[.A27])" office:value-type="float" office:value="-79.1666666666667" calcext:value-type="float">
            <text:p>-79,1666666666667</text:p>
          </table:table-cell>
          <table:table-cell table:formula="of:=[.F27] + (3*[.D27]/4)" office:value-type="float" office:value="430.833333333333" calcext:value-type="float">
            <text:p>430,833333333333</text:p>
          </table:table-cell>
          <table:table-cell table:formula="of:=-40*(SIN((1/120)*[.A27]*PI()))" office:value-type="float" office:value="-24.3504571603488" calcext:value-type="float">
            <text:p>-24,35045716034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8]/4" office:value-type="float" office:value="510" calcext:value-type="float">
            <text:p>510</text:p>
          </table:table-cell>
          <table:table-cell table:formula="of:=([.B28]*([.A28]^2) + [.C28]*[.A28])" office:value-type="float" office:value="-86.6666666666667" calcext:value-type="float">
            <text:p>-86,6666666666667</text:p>
          </table:table-cell>
          <table:table-cell table:formula="of:=[.F28] + (3*[.D28]/4)" office:value-type="float" office:value="423.333333333333" calcext:value-type="float">
            <text:p>423,333333333333</text:p>
          </table:table-cell>
          <table:table-cell table:formula="of:=-40*(SIN((1/120)*[.A28]*PI()))" office:value-type="float" office:value="-25.1728156419935" calcext:value-type="float">
            <text:p>-25,17281564199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9]/4" office:value-type="float" office:value="510" calcext:value-type="float">
            <text:p>510</text:p>
          </table:table-cell>
          <table:table-cell table:formula="of:=([.B29]*([.A29]^2) + [.C29]*[.A29])" office:value-type="float" office:value="-94.5" calcext:value-type="float">
            <text:p>-94,5</text:p>
          </table:table-cell>
          <table:table-cell table:formula="of:=[.F29] + (3*[.D29]/4)" office:value-type="float" office:value="415.5" calcext:value-type="float">
            <text:p>415,5</text:p>
          </table:table-cell>
          <table:table-cell table:formula="of:=-40*(SIN((1/120)*[.A29]*PI()))" office:value-type="float" office:value="-25.9779219332073" calcext:value-type="float">
            <text:p>-25,9779219332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0]/4" office:value-type="float" office:value="510" calcext:value-type="float">
            <text:p>510</text:p>
          </table:table-cell>
          <table:table-cell table:formula="of:=([.B30]*([.A30]^2) + [.C30]*[.A30])" office:value-type="float" office:value="-102.666666666667" calcext:value-type="float">
            <text:p>-102,666666666667</text:p>
          </table:table-cell>
          <table:table-cell table:formula="of:=[.F30] + (3*[.D30]/4)" office:value-type="float" office:value="407.333333333333" calcext:value-type="float">
            <text:p>407,333333333333</text:p>
          </table:table-cell>
          <table:table-cell table:formula="of:=-40*(SIN((1/120)*[.A30]*PI()))" office:value-type="float" office:value="-26.7652242543543" calcext:value-type="float">
            <text:p>-26,76522425435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1]/4" office:value-type="float" office:value="510" calcext:value-type="float">
            <text:p>510</text:p>
          </table:table-cell>
          <table:table-cell table:formula="of:=([.B31]*([.A31]^2) + [.C31]*[.A31])" office:value-type="float" office:value="-111.166666666667" calcext:value-type="float">
            <text:p>-111,166666666667</text:p>
          </table:table-cell>
          <table:table-cell table:formula="of:=[.F31] + (3*[.D31]/4)" office:value-type="float" office:value="398.833333333333" calcext:value-type="float">
            <text:p>398,833333333333</text:p>
          </table:table-cell>
          <table:table-cell table:formula="of:=-40*(SIN((1/120)*[.A31]*PI()))" office:value-type="float" office:value="-27.5341830277502" calcext:value-type="float">
            <text:p>-27,5341830277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2]/4" office:value-type="float" office:value="510" calcext:value-type="float">
            <text:p>510</text:p>
          </table:table-cell>
          <table:table-cell table:formula="of:=([.B32]*([.A32]^2) + [.C32]*[.A32])" office:value-type="float" office:value="-120" calcext:value-type="float">
            <text:p>-120</text:p>
          </table:table-cell>
          <table:table-cell table:formula="of:=[.F32] + (3*[.D32]/4)" office:value-type="float" office:value="390" calcext:value-type="float">
            <text:p>390</text:p>
          </table:table-cell>
          <table:table-cell table:formula="of:=-40*(SIN((1/120)*[.A32]*PI()))" office:value-type="float" office:value="-28.2842712474619" calcext:value-type="float">
            <text:p>-28,28427124746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3]/4" office:value-type="float" office:value="510" calcext:value-type="float">
            <text:p>510</text:p>
          </table:table-cell>
          <table:table-cell table:formula="of:=([.B33]*([.A33]^2) + [.C33]*[.A33])" office:value-type="float" office:value="-129.166666666667" calcext:value-type="float">
            <text:p>-129,166666666667</text:p>
          </table:table-cell>
          <table:table-cell table:formula="of:=[.F33] + (3*[.D33]/4)" office:value-type="float" office:value="380.833333333333" calcext:value-type="float">
            <text:p>380,833333333333</text:p>
          </table:table-cell>
          <table:table-cell table:formula="of:=-40*(SIN((1/120)*[.A33]*PI()))" office:value-type="float" office:value="-29.0149748404915" calcext:value-type="float">
            <text:p>-29,01497484049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4]/4" office:value-type="float" office:value="510" calcext:value-type="float">
            <text:p>510</text:p>
          </table:table-cell>
          <table:table-cell table:formula="of:=([.B34]*([.A34]^2) + [.C34]*[.A34])" office:value-type="float" office:value="-138.666666666667" calcext:value-type="float">
            <text:p>-138,666666666667</text:p>
          </table:table-cell>
          <table:table-cell table:formula="of:=[.F34] + (3*[.D34]/4)" office:value-type="float" office:value="371.333333333333" calcext:value-type="float">
            <text:p>371,333333333333</text:p>
          </table:table-cell>
          <table:table-cell table:formula="of:=-40*(SIN((1/120)*[.A34]*PI()))" office:value-type="float" office:value="-29.7257930190958" calcext:value-type="float">
            <text:p>-29,72579301909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5]/4" office:value-type="float" office:value="510" calcext:value-type="float">
            <text:p>510</text:p>
          </table:table-cell>
          <table:table-cell table:formula="of:=([.B35]*([.A35]^2) + [.C35]*[.A35])" office:value-type="float" office:value="-148.5" calcext:value-type="float">
            <text:p>-148,5</text:p>
          </table:table-cell>
          <table:table-cell table:formula="of:=[.F35] + (3*[.D35]/4)" office:value-type="float" office:value="361.5" calcext:value-type="float">
            <text:p>361,5</text:p>
          </table:table-cell>
          <table:table-cell table:formula="of:=-40*(SIN((1/120)*[.A35]*PI()))" office:value-type="float" office:value="-30.4162386240012" calcext:value-type="float">
            <text:p>-30,41623862400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6]/4" office:value-type="float" office:value="510" calcext:value-type="float">
            <text:p>510</text:p>
          </table:table-cell>
          <table:table-cell table:formula="of:=([.B36]*([.A36]^2) + [.C36]*[.A36])" office:value-type="float" office:value="-158.666666666667" calcext:value-type="float">
            <text:p>-158,666666666667</text:p>
          </table:table-cell>
          <table:table-cell table:formula="of:=[.F36] + (3*[.D36]/4)" office:value-type="float" office:value="351.333333333333" calcext:value-type="float">
            <text:p>351,333333333333</text:p>
          </table:table-cell>
          <table:table-cell table:formula="of:=-40*(SIN((1/120)*[.A36]*PI()))" office:value-type="float" office:value="-31.0858384582788" calcext:value-type="float">
            <text:p>-31,08583845827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7]/4" office:value-type="float" office:value="510" calcext:value-type="float">
            <text:p>510</text:p>
          </table:table-cell>
          <table:table-cell table:formula="of:=([.B37]*([.A37]^2) + [.C37]*[.A37])" office:value-type="float" office:value="-169.166666666667" calcext:value-type="float">
            <text:p>-169,166666666667</text:p>
          </table:table-cell>
          <table:table-cell table:formula="of:=[.F37] + (3*[.D37]/4)" office:value-type="float" office:value="340.833333333333" calcext:value-type="float">
            <text:p>340,833333333333</text:p>
          </table:table-cell>
          <table:table-cell table:formula="of:=-40*(SIN((1/120)*[.A37]*PI()))" office:value-type="float" office:value="-31.7341336116494" calcext:value-type="float">
            <text:p>-31,73413361164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8]/4" office:value-type="float" office:value="510" calcext:value-type="float">
            <text:p>510</text:p>
          </table:table-cell>
          <table:table-cell table:formula="of:=([.B38]*([.A38]^2) + [.C38]*[.A38])" office:value-type="float" office:value="-180" calcext:value-type="float">
            <text:p>-180</text:p>
          </table:table-cell>
          <table:table-cell table:formula="of:=[.F38] + (3*[.D38]/4)" office:value-type="float" office:value="330" calcext:value-type="float">
            <text:p>330</text:p>
          </table:table-cell>
          <table:table-cell table:formula="of:=-40*(SIN((1/120)*[.A38]*PI()))" office:value-type="float" office:value="-32.3606797749979" calcext:value-type="float">
            <text:p>-32,3606797749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9]/4" office:value-type="float" office:value="510" calcext:value-type="float">
            <text:p>510</text:p>
          </table:table-cell>
          <table:table-cell table:formula="of:=([.B39]*([.A39]^2) + [.C39]*[.A39])" office:value-type="float" office:value="-191.166666666667" calcext:value-type="float">
            <text:p>-191,166666666667</text:p>
          </table:table-cell>
          <table:table-cell table:formula="of:=[.F39] + (3*[.D39]/4)" office:value-type="float" office:value="318.833333333333" calcext:value-type="float">
            <text:p>318,833333333333</text:p>
          </table:table-cell>
          <table:table-cell table:formula="of:=-40*(SIN((1/120)*[.A39]*PI()))" office:value-type="float" office:value="-32.9650475448806" calcext:value-type="float">
            <text:p>-32,96504754488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0]/4" office:value-type="float" office:value="510" calcext:value-type="float">
            <text:p>510</text:p>
          </table:table-cell>
          <table:table-cell table:formula="of:=([.B40]*([.A40]^2) + [.C40]*[.A40])" office:value-type="float" office:value="-202.666666666667" calcext:value-type="float">
            <text:p>-202,666666666667</text:p>
          </table:table-cell>
          <table:table-cell table:formula="of:=[.F40] + (3*[.D40]/4)" office:value-type="float" office:value="307.333333333333" calcext:value-type="float">
            <text:p>307,333333333333</text:p>
          </table:table-cell>
          <table:table-cell table:formula="of:=-40*(SIN((1/120)*[.A40]*PI()))" office:value-type="float" office:value="-33.546822717817" calcext:value-type="float">
            <text:p>-33,546822717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1]/4" office:value-type="float" office:value="510" calcext:value-type="float">
            <text:p>510</text:p>
          </table:table-cell>
          <table:table-cell table:formula="of:=([.B41]*([.A41]^2) + [.C41]*[.A41])" office:value-type="float" office:value="-214.5" calcext:value-type="float">
            <text:p>-214,5</text:p>
          </table:table-cell>
          <table:table-cell table:formula="of:=[.F41] + (3*[.D41]/4)" office:value-type="float" office:value="295.5" calcext:value-type="float">
            <text:p>295,5</text:p>
          </table:table-cell>
          <table:table-cell table:formula="of:=-40*(SIN((1/120)*[.A41]*PI()))" office:value-type="float" office:value="-34.1056065741637" calcext:value-type="float">
            <text:p>-34,10560657416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2]/4" office:value-type="float" office:value="510" calcext:value-type="float">
            <text:p>510</text:p>
          </table:table-cell>
          <table:table-cell table:formula="of:=([.B42]*([.A42]^2) + [.C42]*[.A42])" office:value-type="float" office:value="-226.666666666667" calcext:value-type="float">
            <text:p>-226,666666666667</text:p>
          </table:table-cell>
          <table:table-cell table:formula="of:=[.F42] + (3*[.D42]/4)" office:value-type="float" office:value="283.333333333333" calcext:value-type="float">
            <text:p>283,333333333333</text:p>
          </table:table-cell>
          <table:table-cell table:formula="of:=-40*(SIN((1/120)*[.A42]*PI()))" office:value-type="float" office:value="-34.6410161513775" calcext:value-type="float">
            <text:p>-34,64101615137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3]/4" office:value-type="float" office:value="510" calcext:value-type="float">
            <text:p>510</text:p>
          </table:table-cell>
          <table:table-cell table:formula="of:=([.B43]*([.A43]^2) + [.C43]*[.A43])" office:value-type="float" office:value="-239.166666666667" calcext:value-type="float">
            <text:p>-239,166666666667</text:p>
          </table:table-cell>
          <table:table-cell table:formula="of:=[.F43] + (3*[.D43]/4)" office:value-type="float" office:value="270.833333333333" calcext:value-type="float">
            <text:p>270,833333333333</text:p>
          </table:table-cell>
          <table:table-cell table:formula="of:=-40*(SIN((1/120)*[.A43]*PI()))" office:value-type="float" office:value="-35.1526845064786" calcext:value-type="float">
            <text:p>-35,15268450647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4]/4" office:value-type="float" office:value="510" calcext:value-type="float">
            <text:p>510</text:p>
          </table:table-cell>
          <table:table-cell table:formula="of:=([.B44]*([.A44]^2) + [.C44]*[.A44])" office:value-type="float" office:value="-252" calcext:value-type="float">
            <text:p>-252</text:p>
          </table:table-cell>
          <table:table-cell table:formula="of:=[.F44] + (3*[.D44]/4)" office:value-type="float" office:value="258" calcext:value-type="float">
            <text:p>258</text:p>
          </table:table-cell>
          <table:table-cell table:formula="of:=-40*(SIN((1/120)*[.A44]*PI()))" office:value-type="float" office:value="-35.6402609675347" calcext:value-type="float">
            <text:p>-35,64026096753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5]/4" office:value-type="float" office:value="510" calcext:value-type="float">
            <text:p>510</text:p>
          </table:table-cell>
          <table:table-cell table:formula="of:=([.B45]*([.A45]^2) + [.C45]*[.A45])" office:value-type="float" office:value="-265.166666666667" calcext:value-type="float">
            <text:p>-265,166666666667</text:p>
          </table:table-cell>
          <table:table-cell table:formula="of:=[.F45] + (3*[.D45]/4)" office:value-type="float" office:value="244.833333333333" calcext:value-type="float">
            <text:p>244,833333333333</text:p>
          </table:table-cell>
          <table:table-cell table:formula="of:=-40*(SIN((1/120)*[.A45]*PI()))" office:value-type="float" office:value="-36.1034113739944" calcext:value-type="float">
            <text:p>-36,10341137399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6]/4" office:value-type="float" office:value="510" calcext:value-type="float">
            <text:p>510</text:p>
          </table:table-cell>
          <table:table-cell table:formula="of:=([.B46]*([.A46]^2) + [.C46]*[.A46])" office:value-type="float" office:value="-278.666666666667" calcext:value-type="float">
            <text:p>-278,666666666667</text:p>
          </table:table-cell>
          <table:table-cell table:formula="of:=[.F46] + (3*[.D46]/4)" office:value-type="float" office:value="231.333333333333" calcext:value-type="float">
            <text:p>231,333333333333</text:p>
          </table:table-cell>
          <table:table-cell table:formula="of:=-40*(SIN((1/120)*[.A46]*PI()))" office:value-type="float" office:value="-36.541818305704" calcext:value-type="float">
            <text:p>-36,5418183057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7]/4" office:value-type="float" office:value="510" calcext:value-type="float">
            <text:p>510</text:p>
          </table:table-cell>
          <table:table-cell table:formula="of:=([.B47]*([.A47]^2) + [.C47]*[.A47])" office:value-type="float" office:value="-292.5" calcext:value-type="float">
            <text:p>-292,5</text:p>
          </table:table-cell>
          <table:table-cell table:formula="of:=[.F47] + (3*[.D47]/4)" office:value-type="float" office:value="217.5" calcext:value-type="float">
            <text:p>217,5</text:p>
          </table:table-cell>
          <table:table-cell table:formula="of:=-40*(SIN((1/120)*[.A47]*PI()))" office:value-type="float" office:value="-36.9551813004515" calcext:value-type="float">
            <text:p>-36,95518130045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8]/4" office:value-type="float" office:value="510" calcext:value-type="float">
            <text:p>510</text:p>
          </table:table-cell>
          <table:table-cell table:formula="of:=([.B48]*([.A48]^2) + [.C48]*[.A48])" office:value-type="float" office:value="-306.666666666667" calcext:value-type="float">
            <text:p>-306,666666666667</text:p>
          </table:table-cell>
          <table:table-cell table:formula="of:=[.F48] + (3*[.D48]/4)" office:value-type="float" office:value="203.333333333333" calcext:value-type="float">
            <text:p>203,333333333333</text:p>
          </table:table-cell>
          <table:table-cell table:formula="of:=-40*(SIN((1/120)*[.A48]*PI()))" office:value-type="float" office:value="-37.3432170598881" calcext:value-type="float">
            <text:p>-37,34321705988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9]/4" office:value-type="float" office:value="510" calcext:value-type="float">
            <text:p>510</text:p>
          </table:table-cell>
          <table:table-cell table:formula="of:=([.B49]*([.A49]^2) + [.C49]*[.A49])" office:value-type="float" office:value="-321.166666666667" calcext:value-type="float">
            <text:p>-321,166666666667</text:p>
          </table:table-cell>
          <table:table-cell table:formula="of:=[.F49] + (3*[.D49]/4)" office:value-type="float" office:value="188.833333333333" calcext:value-type="float">
            <text:p>188,833333333333</text:p>
          </table:table-cell>
          <table:table-cell table:formula="of:=-40*(SIN((1/120)*[.A49]*PI()))" office:value-type="float" office:value="-37.7056596436871" calcext:value-type="float">
            <text:p>-37,70565964368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0]/4" office:value-type="float" office:value="510" calcext:value-type="float">
            <text:p>510</text:p>
          </table:table-cell>
          <table:table-cell table:formula="of:=([.B50]*([.A50]^2) + [.C50]*[.A50])" office:value-type="float" office:value="-336" calcext:value-type="float">
            <text:p>-336</text:p>
          </table:table-cell>
          <table:table-cell table:formula="of:=[.F50] + (3*[.D50]/4)" office:value-type="float" office:value="174" calcext:value-type="float">
            <text:p>174</text:p>
          </table:table-cell>
          <table:table-cell table:formula="of:=-40*(SIN((1/120)*[.A50]*PI()))" office:value-type="float" office:value="-38.0422606518061" calcext:value-type="float">
            <text:p>-38,04226065180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1]/4" office:value-type="float" office:value="510" calcext:value-type="float">
            <text:p>510</text:p>
          </table:table-cell>
          <table:table-cell table:formula="of:=([.B51]*([.A51]^2) + [.C51]*[.A51])" office:value-type="float" office:value="-351.166666666667" calcext:value-type="float">
            <text:p>-351,166666666667</text:p>
          </table:table-cell>
          <table:table-cell table:formula="of:=[.F51] + (3*[.D51]/4)" office:value-type="float" office:value="158.833333333333" calcext:value-type="float">
            <text:p>158,833333333333</text:p>
          </table:table-cell>
          <table:table-cell table:formula="of:=-40*(SIN((1/120)*[.A51]*PI()))" office:value-type="float" office:value="-38.3527893947277" calcext:value-type="float">
            <text:p>-38,35278939472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2]/4" office:value-type="float" office:value="510" calcext:value-type="float">
            <text:p>510</text:p>
          </table:table-cell>
          <table:table-cell table:formula="of:=([.B52]*([.A52]^2) + [.C52]*[.A52])" office:value-type="float" office:value="-366.666666666667" calcext:value-type="float">
            <text:p>-366,666666666667</text:p>
          </table:table-cell>
          <table:table-cell table:formula="of:=[.F52] + (3*[.D52]/4)" office:value-type="float" office:value="143.333333333333" calcext:value-type="float">
            <text:p>143,333333333333</text:p>
          </table:table-cell>
          <table:table-cell table:formula="of:=-40*(SIN((1/120)*[.A52]*PI()))" office:value-type="float" office:value="-38.6370330515627" calcext:value-type="float">
            <text:p>-38,63703305156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3]/4" office:value-type="float" office:value="510" calcext:value-type="float">
            <text:p>510</text:p>
          </table:table-cell>
          <table:table-cell table:formula="of:=([.B53]*([.A53]^2) + [.C53]*[.A53])" office:value-type="float" office:value="-382.5" calcext:value-type="float">
            <text:p>-382,5</text:p>
          </table:table-cell>
          <table:table-cell table:formula="of:=[.F53] + (3*[.D53]/4)" office:value-type="float" office:value="127.5" calcext:value-type="float">
            <text:p>127,5</text:p>
          </table:table-cell>
          <table:table-cell table:formula="of:=-40*(SIN((1/120)*[.A53]*PI()))" office:value-type="float" office:value="-38.8947968159071" calcext:value-type="float">
            <text:p>-38,89479681590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4]/4" office:value-type="float" office:value="510" calcext:value-type="float">
            <text:p>510</text:p>
          </table:table-cell>
          <table:table-cell table:formula="of:=([.B54]*([.A54]^2) + [.C54]*[.A54])" office:value-type="float" office:value="-398.666666666667" calcext:value-type="float">
            <text:p>-398,666666666667</text:p>
          </table:table-cell>
          <table:table-cell table:formula="of:=[.F54] + (3*[.D54]/4)" office:value-type="float" office:value="111.333333333333" calcext:value-type="float">
            <text:p>111,333333333333</text:p>
          </table:table-cell>
          <table:table-cell table:formula="of:=-40*(SIN((1/120)*[.A54]*PI()))" office:value-type="float" office:value="-39.1259040293522" calcext:value-type="float">
            <text:p>-39,12590402935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5]/4" office:value-type="float" office:value="510" calcext:value-type="float">
            <text:p>510</text:p>
          </table:table-cell>
          <table:table-cell table:formula="of:=([.B55]*([.A55]^2) + [.C55]*[.A55])" office:value-type="float" office:value="-415.166666666667" calcext:value-type="float">
            <text:p>-415,166666666667</text:p>
          </table:table-cell>
          <table:table-cell table:formula="of:=[.F55] + (3*[.D55]/4)" office:value-type="float" office:value="94.8333333333334" calcext:value-type="float">
            <text:p>94,8333333333334</text:p>
          </table:table-cell>
          <table:table-cell table:formula="of:=-40*(SIN((1/120)*[.A55]*PI()))" office:value-type="float" office:value="-39.3301963025582" calcext:value-type="float">
            <text:p>-39,3301963025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6]/4" office:value-type="float" office:value="510" calcext:value-type="float">
            <text:p>510</text:p>
          </table:table-cell>
          <table:table-cell table:formula="of:=([.B56]*([.A56]^2) + [.C56]*[.A56])" office:value-type="float" office:value="-432" calcext:value-type="float">
            <text:p>-432</text:p>
          </table:table-cell>
          <table:table-cell table:formula="of:=[.F56] + (3*[.D56]/4)" office:value-type="float" office:value="78" calcext:value-type="float">
            <text:p>78</text:p>
          </table:table-cell>
          <table:table-cell table:formula="of:=-40*(SIN((1/120)*[.A56]*PI()))" office:value-type="float" office:value="-39.5075336238055" calcext:value-type="float">
            <text:p>-39,50753362380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7]/4" office:value-type="float" office:value="510" calcext:value-type="float">
            <text:p>510</text:p>
          </table:table-cell>
          <table:table-cell table:formula="of:=([.B57]*([.A57]^2) + [.C57]*[.A57])" office:value-type="float" office:value="-449.166666666667" calcext:value-type="float">
            <text:p>-449,166666666667</text:p>
          </table:table-cell>
          <table:table-cell table:formula="of:=[.F57] + (3*[.D57]/4)" office:value-type="float" office:value="60.8333333333334" calcext:value-type="float">
            <text:p>60,8333333333334</text:p>
          </table:table-cell>
          <table:table-cell table:formula="of:=-40*(SIN((1/120)*[.A57]*PI()))" office:value-type="float" office:value="-39.6577944549524" calcext:value-type="float">
            <text:p>-39,65779445495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8]/4" office:value-type="float" office:value="510" calcext:value-type="float">
            <text:p>510</text:p>
          </table:table-cell>
          <table:table-cell table:formula="of:=([.B58]*([.A58]^2) + [.C58]*[.A58])" office:value-type="float" office:value="-466.666666666667" calcext:value-type="float">
            <text:p>-466,666666666667</text:p>
          </table:table-cell>
          <table:table-cell table:formula="of:=[.F58] + (3*[.D58]/4)" office:value-type="float" office:value="43.3333333333334" calcext:value-type="float">
            <text:p>43,3333333333334</text:p>
          </table:table-cell>
          <table:table-cell table:formula="of:=-40*(SIN((1/120)*[.A58]*PI()))" office:value-type="float" office:value="-39.7808758147309" calcext:value-type="float">
            <text:p>-39,78087581473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9]/4" office:value-type="float" office:value="510" calcext:value-type="float">
            <text:p>510</text:p>
          </table:table-cell>
          <table:table-cell table:formula="of:=([.B59]*([.A59]^2) + [.C59]*[.A59])" office:value-type="float" office:value="-484.5" calcext:value-type="float">
            <text:p>-484,5</text:p>
          </table:table-cell>
          <table:table-cell table:formula="of:=[.F59] + (3*[.D59]/4)" office:value-type="float" office:value="25.5" calcext:value-type="float">
            <text:p>25,5</text:p>
          </table:table-cell>
          <table:table-cell table:formula="of:=-40*(SIN((1/120)*[.A59]*PI()))" office:value-type="float" office:value="-39.8766933493251" calcext:value-type="float">
            <text:p>-39,87669334932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0]/4" office:value-type="float" office:value="510" calcext:value-type="float">
            <text:p>510</text:p>
          </table:table-cell>
          <table:table-cell table:formula="of:=([.B60]*([.A60]^2) + [.C60]*[.A60])" office:value-type="float" office:value="-502.666666666667" calcext:value-type="float">
            <text:p>-502,666666666667</text:p>
          </table:table-cell>
          <table:table-cell table:formula="of:=[.F60] + (3*[.D60]/4)" office:value-type="float" office:value="7.33333333333337" calcext:value-type="float">
            <text:p>7,33333333333337</text:p>
          </table:table-cell>
          <table:table-cell table:formula="of:=-40*(SIN((1/120)*[.A60]*PI()))" office:value-type="float" office:value="-39.945181390183" calcext:value-type="float">
            <text:p>-39,9451813901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1]/4" office:value-type="float" office:value="510" calcext:value-type="float">
            <text:p>510</text:p>
          </table:table-cell>
          <table:table-cell table:formula="of:=([.B61]*([.A61]^2) + [.C61]*[.A61])" office:value-type="float" office:value="-521.166666666667" calcext:value-type="float">
            <text:p>-521,166666666667</text:p>
          </table:table-cell>
          <table:table-cell table:formula="of:=[.F61] + (3*[.D61]/4)" office:value-type="float" office:value="-11.1666666666666" calcext:value-type="float">
            <text:p>-11,1666666666666</text:p>
          </table:table-cell>
          <table:table-cell table:formula="of:=-40*(SIN((1/120)*[.A61]*PI()))" office:value-type="float" office:value="-39.9862929990223" calcext:value-type="float">
            <text:p>-39,98629299902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2]/4" office:value-type="float" office:value="510" calcext:value-type="float">
            <text:p>510</text:p>
          </table:table-cell>
          <table:table-cell table:formula="of:=([.B62]*([.A62]^2) + [.C62]*[.A62])" office:value-type="float" office:value="-540" calcext:value-type="float">
            <text:p>-540</text:p>
          </table:table-cell>
          <table:table-cell table:formula="of:=[.F62] + (3*[.D62]/4)" office:value-type="float" office:value="-30" calcext:value-type="float">
            <text:p>-30</text:p>
          </table:table-cell>
          <table:table-cell table:formula="of:=-40*(SIN((1/120)*[.A62]*PI())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3]/4" office:value-type="float" office:value="510" calcext:value-type="float">
            <text:p>510</text:p>
          </table:table-cell>
          <table:table-cell table:formula="of:=([.B63]*([.A63]^2) + [.C63]*[.A63])" office:value-type="float" office:value="-559.166666666667" calcext:value-type="float">
            <text:p>-559,166666666667</text:p>
          </table:table-cell>
          <table:table-cell table:formula="of:=[.F63] + (3*[.D63]/4)" office:value-type="float" office:value="-49.1666666666666" calcext:value-type="float">
            <text:p>-49,1666666666666</text:p>
          </table:table-cell>
          <table:table-cell table:formula="of:=-40*(SIN((1/120)*[.A63]*PI()))" office:value-type="float" office:value="-39.9862929990223" calcext:value-type="float">
            <text:p>-39,98629299902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4]/4" office:value-type="float" office:value="510" calcext:value-type="float">
            <text:p>510</text:p>
          </table:table-cell>
          <table:table-cell table:formula="of:=([.B64]*([.A64]^2) + [.C64]*[.A64])" office:value-type="float" office:value="-578.666666666667" calcext:value-type="float">
            <text:p>-578,666666666667</text:p>
          </table:table-cell>
          <table:table-cell table:formula="of:=[.F64] + (3*[.D64]/4)" office:value-type="float" office:value="-68.6666666666666" calcext:value-type="float">
            <text:p>-68,6666666666666</text:p>
          </table:table-cell>
          <table:table-cell table:formula="of:=-40*(SIN((1/120)*[.A64]*PI()))" office:value-type="float" office:value="-39.945181390183" calcext:value-type="float">
            <text:p>-39,9451813901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5]/4" office:value-type="float" office:value="510" calcext:value-type="float">
            <text:p>510</text:p>
          </table:table-cell>
          <table:table-cell table:formula="of:=([.B65]*([.A65]^2) + [.C65]*[.A65])" office:value-type="float" office:value="-598.5" calcext:value-type="float">
            <text:p>-598,5</text:p>
          </table:table-cell>
          <table:table-cell table:formula="of:=[.F65] + (3*[.D65]/4)" office:value-type="float" office:value="-88.5" calcext:value-type="float">
            <text:p>-88,5</text:p>
          </table:table-cell>
          <table:table-cell table:formula="of:=-40*(SIN((1/120)*[.A65]*PI()))" office:value-type="float" office:value="-39.8766933493251" calcext:value-type="float">
            <text:p>-39,8766933493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6]/4" office:value-type="float" office:value="510" calcext:value-type="float">
            <text:p>510</text:p>
          </table:table-cell>
          <table:table-cell table:formula="of:=([.B66]*([.A66]^2) + [.C66]*[.A66])" office:value-type="float" office:value="-618.666666666667" calcext:value-type="float">
            <text:p>-618,666666666667</text:p>
          </table:table-cell>
          <table:table-cell table:formula="of:=[.F66] + (3*[.D66]/4)" office:value-type="float" office:value="-108.666666666667" calcext:value-type="float">
            <text:p>-108,666666666667</text:p>
          </table:table-cell>
          <table:table-cell table:formula="of:=-40*(SIN((1/120)*[.A66]*PI()))" office:value-type="float" office:value="-39.7808758147309" calcext:value-type="float">
            <text:p>-39,78087581473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7]/4" office:value-type="float" office:value="510" calcext:value-type="float">
            <text:p>510</text:p>
          </table:table-cell>
          <table:table-cell table:formula="of:=([.B67]*([.A67]^2) + [.C67]*[.A67])" office:value-type="float" office:value="-639.166666666667" calcext:value-type="float">
            <text:p>-639,166666666667</text:p>
          </table:table-cell>
          <table:table-cell table:formula="of:=[.F67] + (3*[.D67]/4)" office:value-type="float" office:value="-129.166666666667" calcext:value-type="float">
            <text:p>-129,166666666667</text:p>
          </table:table-cell>
          <table:table-cell table:formula="of:=-40*(SIN((1/120)*[.A67]*PI()))" office:value-type="float" office:value="-39.6577944549524" calcext:value-type="float">
            <text:p>-39,65779445495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8]/4" office:value-type="float" office:value="510" calcext:value-type="float">
            <text:p>510</text:p>
          </table:table-cell>
          <table:table-cell table:formula="of:=([.B68]*([.A68]^2) + [.C68]*[.A68])" office:value-type="float" office:value="-660" calcext:value-type="float">
            <text:p>-660</text:p>
          </table:table-cell>
          <table:table-cell table:formula="of:=[.F68] + (3*[.D68]/4)" office:value-type="float" office:value="-150" calcext:value-type="float">
            <text:p>-150</text:p>
          </table:table-cell>
          <table:table-cell table:formula="of:=-40*(SIN((1/120)*[.A68]*PI()))" office:value-type="float" office:value="-39.5075336238055" calcext:value-type="float">
            <text:p>-39,50753362380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9]/4" office:value-type="float" office:value="510" calcext:value-type="float">
            <text:p>510</text:p>
          </table:table-cell>
          <table:table-cell table:formula="of:=([.B69]*([.A69]^2) + [.C69]*[.A69])" office:value-type="float" office:value="-681.166666666667" calcext:value-type="float">
            <text:p>-681,166666666667</text:p>
          </table:table-cell>
          <table:table-cell table:formula="of:=[.F69] + (3*[.D69]/4)" office:value-type="float" office:value="-171.166666666667" calcext:value-type="float">
            <text:p>-171,166666666667</text:p>
          </table:table-cell>
          <table:table-cell table:formula="of:=-40*(SIN((1/120)*[.A69]*PI()))" office:value-type="float" office:value="-39.3301963025582" calcext:value-type="float">
            <text:p>-39,33019630255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0]/4" office:value-type="float" office:value="510" calcext:value-type="float">
            <text:p>510</text:p>
          </table:table-cell>
          <table:table-cell table:formula="of:=([.B70]*([.A70]^2) + [.C70]*[.A70])" office:value-type="float" office:value="-702.666666666667" calcext:value-type="float">
            <text:p>-702,666666666667</text:p>
          </table:table-cell>
          <table:table-cell table:formula="of:=[.F70] + (3*[.D70]/4)" office:value-type="float" office:value="-192.666666666667" calcext:value-type="float">
            <text:p>-192,666666666667</text:p>
          </table:table-cell>
          <table:table-cell table:formula="of:=-40*(SIN((1/120)*[.A70]*PI()))" office:value-type="float" office:value="-39.1259040293522" calcext:value-type="float">
            <text:p>-39,12590402935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1]/4" office:value-type="float" office:value="510" calcext:value-type="float">
            <text:p>510</text:p>
          </table:table-cell>
          <table:table-cell table:formula="of:=([.B71]*([.A71]^2) + [.C71]*[.A71])" office:value-type="float" office:value="-724.5" calcext:value-type="float">
            <text:p>-724,5</text:p>
          </table:table-cell>
          <table:table-cell table:formula="of:=[.F71] + (3*[.D71]/4)" office:value-type="float" office:value="-214.5" calcext:value-type="float">
            <text:p>-214,5</text:p>
          </table:table-cell>
          <table:table-cell table:formula="of:=-40*(SIN((1/120)*[.A71]*PI()))" office:value-type="float" office:value="-38.8947968159071" calcext:value-type="float">
            <text:p>-38,89479681590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2]/4" office:value-type="float" office:value="510" calcext:value-type="float">
            <text:p>510</text:p>
          </table:table-cell>
          <table:table-cell table:formula="of:=([.B72]*([.A72]^2) + [.C72]*[.A72])" office:value-type="float" office:value="-746.666666666667" calcext:value-type="float">
            <text:p>-746,666666666667</text:p>
          </table:table-cell>
          <table:table-cell table:formula="of:=[.F72] + (3*[.D72]/4)" office:value-type="float" office:value="-236.666666666667" calcext:value-type="float">
            <text:p>-236,666666666667</text:p>
          </table:table-cell>
          <table:table-cell table:formula="of:=-40*(SIN((1/120)*[.A72]*PI()))" office:value-type="float" office:value="-38.6370330515627" calcext:value-type="float">
            <text:p>-38,63703305156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3]/4" office:value-type="float" office:value="510" calcext:value-type="float">
            <text:p>510</text:p>
          </table:table-cell>
          <table:table-cell table:formula="of:=([.B73]*([.A73]^2) + [.C73]*[.A73])" office:value-type="float" office:value="-769.166666666667" calcext:value-type="float">
            <text:p>-769,166666666667</text:p>
          </table:table-cell>
          <table:table-cell table:formula="of:=[.F73] + (3*[.D73]/4)" office:value-type="float" office:value="-259.166666666667" calcext:value-type="float">
            <text:p>-259,166666666667</text:p>
          </table:table-cell>
          <table:table-cell table:formula="of:=-40*(SIN((1/120)*[.A73]*PI()))" office:value-type="float" office:value="-38.3527893947277" calcext:value-type="float">
            <text:p>-38,35278939472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4]/4" office:value-type="float" office:value="510" calcext:value-type="float">
            <text:p>510</text:p>
          </table:table-cell>
          <table:table-cell table:formula="of:=([.B74]*([.A74]^2) + [.C74]*[.A74])" office:value-type="float" office:value="-792" calcext:value-type="float">
            <text:p>-792</text:p>
          </table:table-cell>
          <table:table-cell table:formula="of:=[.F74] + (3*[.D74]/4)" office:value-type="float" office:value="-282" calcext:value-type="float">
            <text:p>-282</text:p>
          </table:table-cell>
          <table:table-cell table:formula="of:=-40*(SIN((1/120)*[.A74]*PI()))" office:value-type="float" office:value="-38.0422606518061" calcext:value-type="float">
            <text:p>-38,04226065180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5]/4" office:value-type="float" office:value="510" calcext:value-type="float">
            <text:p>510</text:p>
          </table:table-cell>
          <table:table-cell table:formula="of:=([.B75]*([.A75]^2) + [.C75]*[.A75])" office:value-type="float" office:value="-815.166666666667" calcext:value-type="float">
            <text:p>-815,166666666667</text:p>
          </table:table-cell>
          <table:table-cell table:formula="of:=[.F75] + (3*[.D75]/4)" office:value-type="float" office:value="-305.166666666667" calcext:value-type="float">
            <text:p>-305,166666666667</text:p>
          </table:table-cell>
          <table:table-cell table:formula="of:=-40*(SIN((1/120)*[.A75]*PI()))" office:value-type="float" office:value="-37.7056596436871" calcext:value-type="float">
            <text:p>-37,70565964368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6]/4" office:value-type="float" office:value="510" calcext:value-type="float">
            <text:p>510</text:p>
          </table:table-cell>
          <table:table-cell table:formula="of:=([.B76]*([.A76]^2) + [.C76]*[.A76])" office:value-type="float" office:value="-838.666666666667" calcext:value-type="float">
            <text:p>-838,666666666667</text:p>
          </table:table-cell>
          <table:table-cell table:formula="of:=[.F76] + (3*[.D76]/4)" office:value-type="float" office:value="-328.666666666667" calcext:value-type="float">
            <text:p>-328,666666666667</text:p>
          </table:table-cell>
          <table:table-cell table:formula="of:=-40*(SIN((1/120)*[.A76]*PI()))" office:value-type="float" office:value="-37.3432170598881" calcext:value-type="float">
            <text:p>-37,34321705988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7]/4" office:value-type="float" office:value="510" calcext:value-type="float">
            <text:p>510</text:p>
          </table:table-cell>
          <table:table-cell table:formula="of:=([.B77]*([.A77]^2) + [.C77]*[.A77])" office:value-type="float" office:value="-862.5" calcext:value-type="float">
            <text:p>-862,5</text:p>
          </table:table-cell>
          <table:table-cell table:formula="of:=[.F77] + (3*[.D77]/4)" office:value-type="float" office:value="-352.5" calcext:value-type="float">
            <text:p>-352,5</text:p>
          </table:table-cell>
          <table:table-cell table:formula="of:=-40*(SIN((1/120)*[.A77]*PI()))" office:value-type="float" office:value="-36.9551813004515" calcext:value-type="float">
            <text:p>-36,95518130045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8]/4" office:value-type="float" office:value="510" calcext:value-type="float">
            <text:p>510</text:p>
          </table:table-cell>
          <table:table-cell table:formula="of:=([.B78]*([.A78]^2) + [.C78]*[.A78])" office:value-type="float" office:value="-886.666666666667" calcext:value-type="float">
            <text:p>-886,666666666667</text:p>
          </table:table-cell>
          <table:table-cell table:formula="of:=[.F78] + (3*[.D78]/4)" office:value-type="float" office:value="-376.666666666667" calcext:value-type="float">
            <text:p>-376,666666666667</text:p>
          </table:table-cell>
          <table:table-cell table:formula="of:=-40*(SIN((1/120)*[.A78]*PI()))" office:value-type="float" office:value="-36.541818305704" calcext:value-type="float">
            <text:p>-36,5418183057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9]/4" office:value-type="float" office:value="510" calcext:value-type="float">
            <text:p>510</text:p>
          </table:table-cell>
          <table:table-cell table:formula="of:=([.B79]*([.A79]^2) + [.C79]*[.A79])" office:value-type="float" office:value="-911.166666666667" calcext:value-type="float">
            <text:p>-911,166666666667</text:p>
          </table:table-cell>
          <table:table-cell table:formula="of:=[.F79] + (3*[.D79]/4)" office:value-type="float" office:value="-401.166666666667" calcext:value-type="float">
            <text:p>-401,166666666667</text:p>
          </table:table-cell>
          <table:table-cell table:formula="of:=-40*(SIN((1/120)*[.A79]*PI()))" office:value-type="float" office:value="-36.1034113739944" calcext:value-type="float">
            <text:p>-36,10341137399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0]/4" office:value-type="float" office:value="510" calcext:value-type="float">
            <text:p>510</text:p>
          </table:table-cell>
          <table:table-cell table:formula="of:=([.B80]*([.A80]^2) + [.C80]*[.A80])" office:value-type="float" office:value="-936" calcext:value-type="float">
            <text:p>-936</text:p>
          </table:table-cell>
          <table:table-cell table:formula="of:=[.F80] + (3*[.D80]/4)" office:value-type="float" office:value="-426" calcext:value-type="float">
            <text:p>-426</text:p>
          </table:table-cell>
          <table:table-cell table:formula="of:=-40*(SIN((1/120)*[.A80]*PI()))" office:value-type="float" office:value="-35.6402609675347" calcext:value-type="float">
            <text:p>-35,64026096753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1]/4" office:value-type="float" office:value="510" calcext:value-type="float">
            <text:p>510</text:p>
          </table:table-cell>
          <table:table-cell table:formula="of:=([.B81]*([.A81]^2) + [.C81]*[.A81])" office:value-type="float" office:value="-961.166666666666" calcext:value-type="float">
            <text:p>-961,166666666666</text:p>
          </table:table-cell>
          <table:table-cell table:formula="of:=[.F81] + (3*[.D81]/4)" office:value-type="float" office:value="-451.166666666667" calcext:value-type="float">
            <text:p>-451,166666666667</text:p>
          </table:table-cell>
          <table:table-cell table:formula="of:=-40*(SIN((1/120)*[.A81]*PI()))" office:value-type="float" office:value="-35.1526845064786" calcext:value-type="float">
            <text:p>-35,15268450647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2]/4" office:value-type="float" office:value="510" calcext:value-type="float">
            <text:p>510</text:p>
          </table:table-cell>
          <table:table-cell table:formula="of:=([.B82]*([.A82]^2) + [.C82]*[.A82])" office:value-type="float" office:value="-986.666666666667" calcext:value-type="float">
            <text:p>-986,666666666667</text:p>
          </table:table-cell>
          <table:table-cell table:formula="of:=[.F82] + (3*[.D82]/4)" office:value-type="float" office:value="-476.666666666667" calcext:value-type="float">
            <text:p>-476,666666666667</text:p>
          </table:table-cell>
          <table:table-cell table:formula="of:=-40*(SIN((1/120)*[.A82]*PI()))" office:value-type="float" office:value="-34.6410161513775" calcext:value-type="float">
            <text:p>-34,64101615137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3]/4" office:value-type="float" office:value="510" calcext:value-type="float">
            <text:p>510</text:p>
          </table:table-cell>
          <table:table-cell table:formula="of:=([.B83]*([.A83]^2) + [.C83]*[.A83])" office:value-type="float" office:value="-1012.5" calcext:value-type="float">
            <text:p>-1012,5</text:p>
          </table:table-cell>
          <table:table-cell table:formula="of:=[.F83] + (3*[.D83]/4)" office:value-type="float" office:value="-502.5" calcext:value-type="float">
            <text:p>-502,5</text:p>
          </table:table-cell>
          <table:table-cell table:formula="of:=-40*(SIN((1/120)*[.A83]*PI()))" office:value-type="float" office:value="-34.1056065741637" calcext:value-type="float">
            <text:p>-34,10560657416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4]/4" office:value-type="float" office:value="510" calcext:value-type="float">
            <text:p>510</text:p>
          </table:table-cell>
          <table:table-cell table:formula="of:=([.B84]*([.A84]^2) + [.C84]*[.A84])" office:value-type="float" office:value="-1038.66666666667" calcext:value-type="float">
            <text:p>-1038,66666666667</text:p>
          </table:table-cell>
          <table:table-cell table:formula="of:=[.F84] + (3*[.D84]/4)" office:value-type="float" office:value="-528.666666666667" calcext:value-type="float">
            <text:p>-528,666666666667</text:p>
          </table:table-cell>
          <table:table-cell table:formula="of:=-40*(SIN((1/120)*[.A84]*PI()))" office:value-type="float" office:value="-33.546822717817" calcext:value-type="float">
            <text:p>-33,5468227178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5]/4" office:value-type="float" office:value="510" calcext:value-type="float">
            <text:p>510</text:p>
          </table:table-cell>
          <table:table-cell table:formula="of:=([.B85]*([.A85]^2) + [.C85]*[.A85])" office:value-type="float" office:value="-1065.16666666667" calcext:value-type="float">
            <text:p>-1065,16666666667</text:p>
          </table:table-cell>
          <table:table-cell table:formula="of:=[.F85] + (3*[.D85]/4)" office:value-type="float" office:value="-555.166666666667" calcext:value-type="float">
            <text:p>-555,166666666667</text:p>
          </table:table-cell>
          <table:table-cell table:formula="of:=-40*(SIN((1/120)*[.A85]*PI()))" office:value-type="float" office:value="-32.9650475448806" calcext:value-type="float">
            <text:p>-32,96504754488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6]/4" office:value-type="float" office:value="510" calcext:value-type="float">
            <text:p>510</text:p>
          </table:table-cell>
          <table:table-cell table:formula="of:=([.B86]*([.A86]^2) + [.C86]*[.A86])" office:value-type="float" office:value="-1092" calcext:value-type="float">
            <text:p>-1092</text:p>
          </table:table-cell>
          <table:table-cell table:formula="of:=[.F86] + (3*[.D86]/4)" office:value-type="float" office:value="-582" calcext:value-type="float">
            <text:p>-582</text:p>
          </table:table-cell>
          <table:table-cell table:formula="of:=-40*(SIN((1/120)*[.A86]*PI()))" office:value-type="float" office:value="-32.3606797749979" calcext:value-type="float">
            <text:p>-32,36067977499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7]/4" office:value-type="float" office:value="510" calcext:value-type="float">
            <text:p>510</text:p>
          </table:table-cell>
          <table:table-cell table:formula="of:=([.B87]*([.A87]^2) + [.C87]*[.A87])" office:value-type="float" office:value="-1119.16666666667" calcext:value-type="float">
            <text:p>-1119,16666666667</text:p>
          </table:table-cell>
          <table:table-cell table:formula="of:=[.F87] + (3*[.D87]/4)" office:value-type="float" office:value="-609.166666666667" calcext:value-type="float">
            <text:p>-609,166666666667</text:p>
          </table:table-cell>
          <table:table-cell table:formula="of:=-40*(SIN((1/120)*[.A87]*PI()))" office:value-type="float" office:value="-31.7341336116494" calcext:value-type="float">
            <text:p>-31,73413361164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8]/4" office:value-type="float" office:value="510" calcext:value-type="float">
            <text:p>510</text:p>
          </table:table-cell>
          <table:table-cell table:formula="of:=([.B88]*([.A88]^2) + [.C88]*[.A88])" office:value-type="float" office:value="-1146.66666666667" calcext:value-type="float">
            <text:p>-1146,66666666667</text:p>
          </table:table-cell>
          <table:table-cell table:formula="of:=[.F88] + (3*[.D88]/4)" office:value-type="float" office:value="-636.666666666667" calcext:value-type="float">
            <text:p>-636,666666666667</text:p>
          </table:table-cell>
          <table:table-cell table:formula="of:=-40*(SIN((1/120)*[.A88]*PI()))" office:value-type="float" office:value="-31.0858384582788" calcext:value-type="float">
            <text:p>-31,08583845827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9]/4" office:value-type="float" office:value="510" calcext:value-type="float">
            <text:p>510</text:p>
          </table:table-cell>
          <table:table-cell table:formula="of:=([.B89]*([.A89]^2) + [.C89]*[.A89])" office:value-type="float" office:value="-1174.5" calcext:value-type="float">
            <text:p>-1174,5</text:p>
          </table:table-cell>
          <table:table-cell table:formula="of:=[.F89] + (3*[.D89]/4)" office:value-type="float" office:value="-664.5" calcext:value-type="float">
            <text:p>-664,5</text:p>
          </table:table-cell>
          <table:table-cell table:formula="of:=-40*(SIN((1/120)*[.A89]*PI()))" office:value-type="float" office:value="-30.4162386240012" calcext:value-type="float">
            <text:p>-30,41623862400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0]/4" office:value-type="float" office:value="510" calcext:value-type="float">
            <text:p>510</text:p>
          </table:table-cell>
          <table:table-cell table:formula="of:=([.B90]*([.A90]^2) + [.C90]*[.A90])" office:value-type="float" office:value="-1202.66666666667" calcext:value-type="float">
            <text:p>-1202,66666666667</text:p>
          </table:table-cell>
          <table:table-cell table:formula="of:=[.F90] + (3*[.D90]/4)" office:value-type="float" office:value="-692.666666666667" calcext:value-type="float">
            <text:p>-692,666666666667</text:p>
          </table:table-cell>
          <table:table-cell table:formula="of:=-40*(SIN((1/120)*[.A90]*PI()))" office:value-type="float" office:value="-29.7257930190958" calcext:value-type="float">
            <text:p>-29,72579301909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1]/4" office:value-type="float" office:value="510" calcext:value-type="float">
            <text:p>510</text:p>
          </table:table-cell>
          <table:table-cell table:formula="of:=([.B91]*([.A91]^2) + [.C91]*[.A91])" office:value-type="float" office:value="-1231.16666666667" calcext:value-type="float">
            <text:p>-1231,16666666667</text:p>
          </table:table-cell>
          <table:table-cell table:formula="of:=[.F91] + (3*[.D91]/4)" office:value-type="float" office:value="-721.166666666667" calcext:value-type="float">
            <text:p>-721,166666666667</text:p>
          </table:table-cell>
          <table:table-cell table:formula="of:=-40*(SIN((1/120)*[.A91]*PI()))" office:value-type="float" office:value="-29.0149748404915" calcext:value-type="float">
            <text:p>-29,01497484049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2]/4" office:value-type="float" office:value="510" calcext:value-type="float">
            <text:p>510</text:p>
          </table:table-cell>
          <table:table-cell table:formula="of:=([.B92]*([.A92]^2) + [.C92]*[.A92])" office:value-type="float" office:value="-1260" calcext:value-type="float">
            <text:p>-1260</text:p>
          </table:table-cell>
          <table:table-cell table:formula="of:=[.F92] + (3*[.D92]/4)" office:value-type="float" office:value="-750" calcext:value-type="float">
            <text:p>-750</text:p>
          </table:table-cell>
          <table:table-cell table:formula="of:=-40*(SIN((1/120)*[.A92]*PI()))" office:value-type="float" office:value="-28.2842712474619" calcext:value-type="float">
            <text:p>-28,28427124746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3]/4" office:value-type="float" office:value="510" calcext:value-type="float">
            <text:p>510</text:p>
          </table:table-cell>
          <table:table-cell table:formula="of:=([.B93]*([.A93]^2) + [.C93]*[.A93])" office:value-type="float" office:value="-1289.16666666667" calcext:value-type="float">
            <text:p>-1289,16666666667</text:p>
          </table:table-cell>
          <table:table-cell table:formula="of:=[.F93] + (3*[.D93]/4)" office:value-type="float" office:value="-779.166666666667" calcext:value-type="float">
            <text:p>-779,166666666667</text:p>
          </table:table-cell>
          <table:table-cell table:formula="of:=-40*(SIN((1/120)*[.A93]*PI()))" office:value-type="float" office:value="-27.5341830277502" calcext:value-type="float">
            <text:p>-27,53418302775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4]/4" office:value-type="float" office:value="510" calcext:value-type="float">
            <text:p>510</text:p>
          </table:table-cell>
          <table:table-cell table:formula="of:=([.B94]*([.A94]^2) + [.C94]*[.A94])" office:value-type="float" office:value="-1318.66666666667" calcext:value-type="float">
            <text:p>-1318,66666666667</text:p>
          </table:table-cell>
          <table:table-cell table:formula="of:=[.F94] + (3*[.D94]/4)" office:value-type="float" office:value="-808.666666666667" calcext:value-type="float">
            <text:p>-808,666666666667</text:p>
          </table:table-cell>
          <table:table-cell table:formula="of:=-40*(SIN((1/120)*[.A94]*PI()))" office:value-type="float" office:value="-26.7652242543543" calcext:value-type="float">
            <text:p>-26,76522425435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5]/4" office:value-type="float" office:value="510" calcext:value-type="float">
            <text:p>510</text:p>
          </table:table-cell>
          <table:table-cell table:formula="of:=([.B95]*([.A95]^2) + [.C95]*[.A95])" office:value-type="float" office:value="-1348.5" calcext:value-type="float">
            <text:p>-1348,5</text:p>
          </table:table-cell>
          <table:table-cell table:formula="of:=[.F95] + (3*[.D95]/4)" office:value-type="float" office:value="-838.5" calcext:value-type="float">
            <text:p>-838,5</text:p>
          </table:table-cell>
          <table:table-cell table:formula="of:=-40*(SIN((1/120)*[.A95]*PI()))" office:value-type="float" office:value="-25.9779219332073" calcext:value-type="float">
            <text:p>-25,97792193320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6]/4" office:value-type="float" office:value="510" calcext:value-type="float">
            <text:p>510</text:p>
          </table:table-cell>
          <table:table-cell table:formula="of:=([.B96]*([.A96]^2) + [.C96]*[.A96])" office:value-type="float" office:value="-1378.66666666667" calcext:value-type="float">
            <text:p>-1378,66666666667</text:p>
          </table:table-cell>
          <table:table-cell table:formula="of:=[.F96] + (3*[.D96]/4)" office:value-type="float" office:value="-868.666666666667" calcext:value-type="float">
            <text:p>-868,666666666667</text:p>
          </table:table-cell>
          <table:table-cell table:formula="of:=-40*(SIN((1/120)*[.A96]*PI()))" office:value-type="float" office:value="-25.1728156419935" calcext:value-type="float">
            <text:p>-25,17281564199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7]/4" office:value-type="float" office:value="510" calcext:value-type="float">
            <text:p>510</text:p>
          </table:table-cell>
          <table:table-cell table:formula="of:=([.B97]*([.A97]^2) + [.C97]*[.A97])" office:value-type="float" office:value="-1409.16666666667" calcext:value-type="float">
            <text:p>-1409,16666666667</text:p>
          </table:table-cell>
          <table:table-cell table:formula="of:=[.F97] + (3*[.D97]/4)" office:value-type="float" office:value="-899.166666666667" calcext:value-type="float">
            <text:p>-899,166666666667</text:p>
          </table:table-cell>
          <table:table-cell table:formula="of:=-40*(SIN((1/120)*[.A97]*PI()))" office:value-type="float" office:value="-24.3504571603488" calcext:value-type="float">
            <text:p>-24,35045716034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8]/4" office:value-type="float" office:value="510" calcext:value-type="float">
            <text:p>510</text:p>
          </table:table-cell>
          <table:table-cell table:formula="of:=([.B98]*([.A98]^2) + [.C98]*[.A98])" office:value-type="float" office:value="-1440" calcext:value-type="float">
            <text:p>-1440</text:p>
          </table:table-cell>
          <table:table-cell table:formula="of:=[.F98] + (3*[.D98]/4)" office:value-type="float" office:value="-930" calcext:value-type="float">
            <text:p>-930</text:p>
          </table:table-cell>
          <table:table-cell table:formula="of:=-40*(SIN((1/120)*[.A98]*PI()))" office:value-type="float" office:value="-23.5114100916989" calcext:value-type="float">
            <text:p>-23,51141009169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9]/4" office:value-type="float" office:value="510" calcext:value-type="float">
            <text:p>510</text:p>
          </table:table-cell>
          <table:table-cell table:formula="of:=([.B99]*([.A99]^2) + [.C99]*[.A99])" office:value-type="float" office:value="-1471.16666666667" calcext:value-type="float">
            <text:p>-1471,16666666667</text:p>
          </table:table-cell>
          <table:table-cell table:formula="of:=[.F99] + (3*[.D99]/4)" office:value-type="float" office:value="-961.166666666666" calcext:value-type="float">
            <text:p>-961,166666666666</text:p>
          </table:table-cell>
          <table:table-cell table:formula="of:=-40*(SIN((1/120)*[.A99]*PI()))" office:value-type="float" office:value="-22.6562494769933" calcext:value-type="float">
            <text:p>-22,65624947699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0]/4" office:value-type="float" office:value="510" calcext:value-type="float">
            <text:p>510</text:p>
          </table:table-cell>
          <table:table-cell table:formula="of:=([.B100]*([.A100]^2) + [.C100]*[.A100])" office:value-type="float" office:value="-1502.66666666667" calcext:value-type="float">
            <text:p>-1502,66666666667</text:p>
          </table:table-cell>
          <table:table-cell table:formula="of:=[.F100] + (3*[.D100]/4)" office:value-type="float" office:value="-992.666666666667" calcext:value-type="float">
            <text:p>-992,666666666667</text:p>
          </table:table-cell>
          <table:table-cell table:formula="of:=-40*(SIN((1/120)*[.A100]*PI()))" office:value-type="float" office:value="-21.7855614006011" calcext:value-type="float">
            <text:p>-21,78556140060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1]/4" office:value-type="float" office:value="510" calcext:value-type="float">
            <text:p>510</text:p>
          </table:table-cell>
          <table:table-cell table:formula="of:=([.B101]*([.A101]^2) + [.C101]*[.A101])" office:value-type="float" office:value="-1534.5" calcext:value-type="float">
            <text:p>-1534,5</text:p>
          </table:table-cell>
          <table:table-cell table:formula="of:=[.F101] + (3*[.D101]/4)" office:value-type="float" office:value="-1024.5" calcext:value-type="float">
            <text:p>-1024,5</text:p>
          </table:table-cell>
          <table:table-cell table:formula="of:=-40*(SIN((1/120)*[.A101]*PI()))" office:value-type="float" office:value="-20.899942588638" calcext:value-type="float">
            <text:p>-20,899942588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2]/4" office:value-type="float" office:value="510" calcext:value-type="float">
            <text:p>510</text:p>
          </table:table-cell>
          <table:table-cell table:formula="of:=([.B102]*([.A102]^2) + [.C102]*[.A102])" office:value-type="float" office:value="-1566.66666666667" calcext:value-type="float">
            <text:p>-1566,66666666667</text:p>
          </table:table-cell>
          <table:table-cell table:formula="of:=[.F102] + (3*[.D102]/4)" office:value-type="float" office:value="-1056.66666666667" calcext:value-type="float">
            <text:p>-1056,66666666667</text:p>
          </table:table-cell>
          <table:table-cell table:formula="of:=-40*(SIN((1/120)*[.A102]*PI())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3]/4" office:value-type="float" office:value="510" calcext:value-type="float">
            <text:p>510</text:p>
          </table:table-cell>
          <table:table-cell table:formula="of:=([.B103]*([.A103]^2) + [.C103]*[.A103])" office:value-type="float" office:value="-1599.16666666667" calcext:value-type="float">
            <text:p>-1599,16666666667</text:p>
          </table:table-cell>
          <table:table-cell table:formula="of:=[.F103] + (3*[.D103]/4)" office:value-type="float" office:value="-1089.16666666667" calcext:value-type="float">
            <text:p>-1089,16666666667</text:p>
          </table:table-cell>
          <table:table-cell table:formula="of:=-40*(SIN((1/120)*[.A103]*PI()))" office:value-type="float" office:value="-19.0863504103843" calcext:value-type="float">
            <text:p>-19,08635041038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4]/4" office:value-type="float" office:value="510" calcext:value-type="float">
            <text:p>510</text:p>
          </table:table-cell>
          <table:table-cell table:formula="of:=([.B104]*([.A104]^2) + [.C104]*[.A104])" office:value-type="float" office:value="-1632" calcext:value-type="float">
            <text:p>-1632</text:p>
          </table:table-cell>
          <table:table-cell table:formula="of:=[.F104] + (3*[.D104]/4)" office:value-type="float" office:value="-1122" calcext:value-type="float">
            <text:p>-1122</text:p>
          </table:table-cell>
          <table:table-cell table:formula="of:=-40*(SIN((1/120)*[.A104]*PI()))" office:value-type="float" office:value="-18.1596199895819" calcext:value-type="float">
            <text:p>-18,15961998958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5]/4" office:value-type="float" office:value="510" calcext:value-type="float">
            <text:p>510</text:p>
          </table:table-cell>
          <table:table-cell table:formula="of:=([.B105]*([.A105]^2) + [.C105]*[.A105])" office:value-type="float" office:value="-1665.16666666667" calcext:value-type="float">
            <text:p>-1665,16666666667</text:p>
          </table:table-cell>
          <table:table-cell table:formula="of:=[.F105] + (3*[.D105]/4)" office:value-type="float" office:value="-1155.16666666667" calcext:value-type="float">
            <text:p>-1155,16666666667</text:p>
          </table:table-cell>
          <table:table-cell table:formula="of:=-40*(SIN((1/120)*[.A105]*PI()))" office:value-type="float" office:value="-17.2204438723318" calcext:value-type="float">
            <text:p>-17,22044387233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6]/4" office:value-type="float" office:value="510" calcext:value-type="float">
            <text:p>510</text:p>
          </table:table-cell>
          <table:table-cell table:formula="of:=([.B106]*([.A106]^2) + [.C106]*[.A106])" office:value-type="float" office:value="-1698.66666666667" calcext:value-type="float">
            <text:p>-1698,66666666667</text:p>
          </table:table-cell>
          <table:table-cell table:formula="of:=[.F106] + (3*[.D106]/4)" office:value-type="float" office:value="-1188.66666666667" calcext:value-type="float">
            <text:p>-1188,66666666667</text:p>
          </table:table-cell>
          <table:table-cell table:formula="of:=-40*(SIN((1/120)*[.A106]*PI()))" office:value-type="float" office:value="-16.269465723032" calcext:value-type="float">
            <text:p>-16,269465723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7]/4" office:value-type="float" office:value="510" calcext:value-type="float">
            <text:p>510</text:p>
          </table:table-cell>
          <table:table-cell table:formula="of:=([.B107]*([.A107]^2) + [.C107]*[.A107])" office:value-type="float" office:value="-1732.5" calcext:value-type="float">
            <text:p>-1732,5</text:p>
          </table:table-cell>
          <table:table-cell table:formula="of:=[.F107] + (3*[.D107]/4)" office:value-type="float" office:value="-1222.5" calcext:value-type="float">
            <text:p>-1222,5</text:p>
          </table:table-cell>
          <table:table-cell table:formula="of:=-40*(SIN((1/120)*[.A107]*PI()))" office:value-type="float" office:value="-15.3073372946036" calcext:value-type="float">
            <text:p>-15,30733729460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8]/4" office:value-type="float" office:value="510" calcext:value-type="float">
            <text:p>510</text:p>
          </table:table-cell>
          <table:table-cell table:formula="of:=([.B108]*([.A108]^2) + [.C108]*[.A108])" office:value-type="float" office:value="-1766.66666666667" calcext:value-type="float">
            <text:p>-1766,66666666667</text:p>
          </table:table-cell>
          <table:table-cell table:formula="of:=[.F108] + (3*[.D108]/4)" office:value-type="float" office:value="-1256.66666666667" calcext:value-type="float">
            <text:p>-1256,66666666667</text:p>
          </table:table-cell>
          <table:table-cell table:formula="of:=-40*(SIN((1/120)*[.A108]*PI()))" office:value-type="float" office:value="-14.334717981812" calcext:value-type="float">
            <text:p>-14,3347179818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9]/4" office:value-type="float" office:value="510" calcext:value-type="float">
            <text:p>510</text:p>
          </table:table-cell>
          <table:table-cell table:formula="of:=([.B109]*([.A109]^2) + [.C109]*[.A109])" office:value-type="float" office:value="-1801.16666666667" calcext:value-type="float">
            <text:p>-1801,16666666667</text:p>
          </table:table-cell>
          <table:table-cell table:formula="of:=[.F109] + (3*[.D109]/4)" office:value-type="float" office:value="-1291.16666666667" calcext:value-type="float">
            <text:p>-1291,16666666667</text:p>
          </table:table-cell>
          <table:table-cell table:formula="of:=-40*(SIN((1/120)*[.A109]*PI()))" office:value-type="float" office:value="-13.3522743693508" calcext:value-type="float">
            <text:p>-13,35227436935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0]/4" office:value-type="float" office:value="510" calcext:value-type="float">
            <text:p>510</text:p>
          </table:table-cell>
          <table:table-cell table:formula="of:=([.B110]*([.A110]^2) + [.C110]*[.A110])" office:value-type="float" office:value="-1836" calcext:value-type="float">
            <text:p>-1836</text:p>
          </table:table-cell>
          <table:table-cell table:formula="of:=[.F110] + (3*[.D110]/4)" office:value-type="float" office:value="-1326" calcext:value-type="float">
            <text:p>-1326</text:p>
          </table:table-cell>
          <table:table-cell table:formula="of:=-40*(SIN((1/120)*[.A110]*PI()))" office:value-type="float" office:value="-12.3606797749979" calcext:value-type="float">
            <text:p>-12,36067977499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1]/4" office:value-type="float" office:value="510" calcext:value-type="float">
            <text:p>510</text:p>
          </table:table-cell>
          <table:table-cell table:formula="of:=([.B111]*([.A111]^2) + [.C111]*[.A111])" office:value-type="float" office:value="-1871.16666666667" calcext:value-type="float">
            <text:p>-1871,16666666667</text:p>
          </table:table-cell>
          <table:table-cell table:formula="of:=[.F111] + (3*[.D111]/4)" office:value-type="float" office:value="-1361.16666666667" calcext:value-type="float">
            <text:p>-1361,16666666667</text:p>
          </table:table-cell>
          <table:table-cell table:formula="of:=-40*(SIN((1/120)*[.A111]*PI()))" office:value-type="float" office:value="-11.3606137881569" calcext:value-type="float">
            <text:p>-11,36061378815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2]/4" office:value-type="float" office:value="510" calcext:value-type="float">
            <text:p>510</text:p>
          </table:table-cell>
          <table:table-cell table:formula="of:=([.B112]*([.A112]^2) + [.C112]*[.A112])" office:value-type="float" office:value="-1906.66666666667" calcext:value-type="float">
            <text:p>-1906,66666666667</text:p>
          </table:table-cell>
          <table:table-cell table:formula="of:=[.F112] + (3*[.D112]/4)" office:value-type="float" office:value="-1396.66666666667" calcext:value-type="float">
            <text:p>-1396,66666666667</text:p>
          </table:table-cell>
          <table:table-cell table:formula="of:=-40*(SIN((1/120)*[.A112]*PI()))" office:value-type="float" office:value="-10.3527618041008" calcext:value-type="float">
            <text:p>-10,35276180410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3]/4" office:value-type="float" office:value="510" calcext:value-type="float">
            <text:p>510</text:p>
          </table:table-cell>
          <table:table-cell table:formula="of:=([.B113]*([.A113]^2) + [.C113]*[.A113])" office:value-type="float" office:value="-1942.5" calcext:value-type="float">
            <text:p>-1942,5</text:p>
          </table:table-cell>
          <table:table-cell table:formula="of:=[.F113] + (3*[.D113]/4)" office:value-type="float" office:value="-1432.5" calcext:value-type="float">
            <text:p>-1432,5</text:p>
          </table:table-cell>
          <table:table-cell table:formula="of:=-40*(SIN((1/120)*[.A113]*PI()))" office:value-type="float" office:value="-9.33781455423622" calcext:value-type="float">
            <text:p>-9,337814554236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4]/4" office:value-type="float" office:value="510" calcext:value-type="float">
            <text:p>510</text:p>
          </table:table-cell>
          <table:table-cell table:formula="of:=([.B114]*([.A114]^2) + [.C114]*[.A114])" office:value-type="float" office:value="-1978.66666666667" calcext:value-type="float">
            <text:p>-1978,66666666667</text:p>
          </table:table-cell>
          <table:table-cell table:formula="of:=[.F114] + (3*[.D114]/4)" office:value-type="float" office:value="-1468.66666666667" calcext:value-type="float">
            <text:p>-1468,66666666667</text:p>
          </table:table-cell>
          <table:table-cell table:formula="of:=-40*(SIN((1/120)*[.A114]*PI()))" office:value-type="float" office:value="-8.31646763271037" calcext:value-type="float">
            <text:p>-8,316467632710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5]/4" office:value-type="float" office:value="510" calcext:value-type="float">
            <text:p>510</text:p>
          </table:table-cell>
          <table:table-cell table:formula="of:=([.B115]*([.A115]^2) + [.C115]*[.A115])" office:value-type="float" office:value="-2015.16666666667" calcext:value-type="float">
            <text:p>-2015,16666666667</text:p>
          </table:table-cell>
          <table:table-cell table:formula="of:=[.F115] + (3*[.D115]/4)" office:value-type="float" office:value="-1505.16666666667" calcext:value-type="float">
            <text:p>-1505,16666666667</text:p>
          </table:table-cell>
          <table:table-cell table:formula="of:=-40*(SIN((1/120)*[.A115]*PI()))" office:value-type="float" office:value="-7.28942101968591" calcext:value-type="float">
            <text:p>-7,289421019685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6]/4" office:value-type="float" office:value="510" calcext:value-type="float">
            <text:p>510</text:p>
          </table:table-cell>
          <table:table-cell table:formula="of:=([.B116]*([.A116]^2) + [.C116]*[.A116])" office:value-type="float" office:value="-2052" calcext:value-type="float">
            <text:p>-2052</text:p>
          </table:table-cell>
          <table:table-cell table:formula="of:=[.F116] + (3*[.D116]/4)" office:value-type="float" office:value="-1542" calcext:value-type="float">
            <text:p>-1542</text:p>
          </table:table-cell>
          <table:table-cell table:formula="of:=-40*(SIN((1/120)*[.A116]*PI()))" office:value-type="float" office:value="-6.25737860160924" calcext:value-type="float">
            <text:p>-6,257378601609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7]/4" office:value-type="float" office:value="510" calcext:value-type="float">
            <text:p>510</text:p>
          </table:table-cell>
          <table:table-cell table:formula="of:=([.B117]*([.A117]^2) + [.C117]*[.A117])" office:value-type="float" office:value="-2089.16666666667" calcext:value-type="float">
            <text:p>-2089,16666666667</text:p>
          </table:table-cell>
          <table:table-cell table:formula="of:=[.F117] + (3*[.D117]/4)" office:value-type="float" office:value="-1579.16666666667" calcext:value-type="float">
            <text:p>-1579,16666666667</text:p>
          </table:table-cell>
          <table:table-cell table:formula="of:=-40*(SIN((1/120)*[.A117]*PI()))" office:value-type="float" office:value="-5.22104768880206" calcext:value-type="float">
            <text:p>-5,221047688802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8]/4" office:value-type="float" office:value="510" calcext:value-type="float">
            <text:p>510</text:p>
          </table:table-cell>
          <table:table-cell table:formula="of:=([.B118]*([.A118]^2) + [.C118]*[.A118])" office:value-type="float" office:value="-2126.66666666667" calcext:value-type="float">
            <text:p>-2126,66666666667</text:p>
          </table:table-cell>
          <table:table-cell table:formula="of:=[.F118] + (3*[.D118]/4)" office:value-type="float" office:value="-1616.66666666667" calcext:value-type="float">
            <text:p>-1616,66666666667</text:p>
          </table:table-cell>
          <table:table-cell table:formula="of:=-40*(SIN((1/120)*[.A118]*PI()))" office:value-type="float" office:value="-4.18113853070615" calcext:value-type="float">
            <text:p>-4,181138530706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9]/4" office:value-type="float" office:value="510" calcext:value-type="float">
            <text:p>510</text:p>
          </table:table-cell>
          <table:table-cell table:formula="of:=([.B119]*([.A119]^2) + [.C119]*[.A119])" office:value-type="float" office:value="-2164.5" calcext:value-type="float">
            <text:p>-2164,5</text:p>
          </table:table-cell>
          <table:table-cell table:formula="of:=[.F119] + (3*[.D119]/4)" office:value-type="float" office:value="-1654.5" calcext:value-type="float">
            <text:p>-1654,5</text:p>
          </table:table-cell>
          <table:table-cell table:formula="of:=-40*(SIN((1/120)*[.A119]*PI()))" office:value-type="float" office:value="-3.1383638291138" calcext:value-type="float">
            <text:p>-3,13836382911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0]/4" office:value-type="float" office:value="510" calcext:value-type="float">
            <text:p>510</text:p>
          </table:table-cell>
          <table:table-cell table:formula="of:=([.B120]*([.A120]^2) + [.C120]*[.A120])" office:value-type="float" office:value="-2202.66666666667" calcext:value-type="float">
            <text:p>-2202,66666666667</text:p>
          </table:table-cell>
          <table:table-cell table:formula="of:=[.F120] + (3*[.D120]/4)" office:value-type="float" office:value="-1692.66666666667" calcext:value-type="float">
            <text:p>-1692,66666666667</text:p>
          </table:table-cell>
          <table:table-cell table:formula="of:=-40*(SIN((1/120)*[.A120]*PI()))" office:value-type="float" office:value="-2.09343824971777" calcext:value-type="float">
            <text:p>-2,093438249717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1]/4" office:value-type="float" office:value="510" calcext:value-type="float">
            <text:p>510</text:p>
          </table:table-cell>
          <table:table-cell table:formula="of:=([.B121]*([.A121]^2) + [.C121]*[.A121])" office:value-type="float" office:value="-2241.16666666667" calcext:value-type="float">
            <text:p>-2241,16666666667</text:p>
          </table:table-cell>
          <table:table-cell table:formula="of:=[.F121] + (3*[.D121]/4)" office:value-type="float" office:value="-1731.16666666667" calcext:value-type="float">
            <text:p>-1731,16666666667</text:p>
          </table:table-cell>
          <table:table-cell table:formula="of:=-40*(SIN((1/120)*[.A121]*PI()))" office:value-type="float" office:value="-1.04707793231492" calcext:value-type="float">
            <text:p>-1,047077932314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2]/4" office:value-type="float" office:value="510" calcext:value-type="float">
            <text:p>510</text:p>
          </table:table-cell>
          <table:table-cell table:formula="of:=([.B122]*([.A122]^2) + [.C122]*[.A122])" office:value-type="float" office:value="-2280" calcext:value-type="float">
            <text:p>-2280</text:p>
          </table:table-cell>
          <table:table-cell table:formula="of:=[.F122] + (3*[.D122]/4)" office:value-type="float" office:value="-1770" calcext:value-type="float">
            <text:p>-1770</text:p>
          </table:table-cell>
          <table:table-cell table:formula="of:=-40*(SIN((1/120)*[.A122]*PI()))" office:value-type="float" office:value="-4.89858719658941E-015" calcext:value-type="float">
            <text:p>-4,89858719658941E-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3]/4" office:value-type="float" office:value="510" calcext:value-type="float">
            <text:p>510</text:p>
          </table:table-cell>
          <table:table-cell table:formula="of:=([.B123]*([.A123]^2) + [.C123]*[.A123])" office:value-type="float" office:value="-2319.16666666667" calcext:value-type="float">
            <text:p>-2319,16666666667</text:p>
          </table:table-cell>
          <table:table-cell table:formula="of:=[.F123] + (3*[.D123]/4)" office:value-type="float" office:value="-1809.16666666667" calcext:value-type="float">
            <text:p>-1809,16666666667</text:p>
          </table:table-cell>
          <table:table-cell table:formula="of:=-40*(SIN((1/120)*[.A123]*PI()))" office:value-type="float" office:value="1.04707793231491" calcext:value-type="float">
            <text:p>1,047077932314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4]/4" office:value-type="float" office:value="510" calcext:value-type="float">
            <text:p>510</text:p>
          </table:table-cell>
          <table:table-cell table:formula="of:=([.B124]*([.A124]^2) + [.C124]*[.A124])" office:value-type="float" office:value="-2358.66666666667" calcext:value-type="float">
            <text:p>-2358,66666666667</text:p>
          </table:table-cell>
          <table:table-cell table:formula="of:=[.F124] + (3*[.D124]/4)" office:value-type="float" office:value="-1848.66666666667" calcext:value-type="float">
            <text:p>-1848,66666666667</text:p>
          </table:table-cell>
          <table:table-cell table:formula="of:=-40*(SIN((1/120)*[.A124]*PI()))" office:value-type="float" office:value="2.09343824971774" calcext:value-type="float">
            <text:p>2,093438249717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5]/4" office:value-type="float" office:value="510" calcext:value-type="float">
            <text:p>510</text:p>
          </table:table-cell>
          <table:table-cell table:formula="of:=([.B125]*([.A125]^2) + [.C125]*[.A125])" office:value-type="float" office:value="-2398.5" calcext:value-type="float">
            <text:p>-2398,5</text:p>
          </table:table-cell>
          <table:table-cell table:formula="of:=[.F125] + (3*[.D125]/4)" office:value-type="float" office:value="-1888.5" calcext:value-type="float">
            <text:p>-1888,5</text:p>
          </table:table-cell>
          <table:table-cell table:formula="of:=-40*(SIN((1/120)*[.A125]*PI()))" office:value-type="float" office:value="3.13836382911377" calcext:value-type="float">
            <text:p>3,138363829113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6]/4" office:value-type="float" office:value="510" calcext:value-type="float">
            <text:p>510</text:p>
          </table:table-cell>
          <table:table-cell table:formula="of:=([.B126]*([.A126]^2) + [.C126]*[.A126])" office:value-type="float" office:value="-2438.66666666667" calcext:value-type="float">
            <text:p>-2438,66666666667</text:p>
          </table:table-cell>
          <table:table-cell table:formula="of:=[.F126] + (3*[.D126]/4)" office:value-type="float" office:value="-1928.66666666667" calcext:value-type="float">
            <text:p>-1928,66666666667</text:p>
          </table:table-cell>
          <table:table-cell table:formula="of:=-40*(SIN((1/120)*[.A126]*PI()))" office:value-type="float" office:value="4.18113853070612" calcext:value-type="float">
            <text:p>4,181138530706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7]/4" office:value-type="float" office:value="510" calcext:value-type="float">
            <text:p>510</text:p>
          </table:table-cell>
          <table:table-cell table:formula="of:=([.B127]*([.A127]^2) + [.C127]*[.A127])" office:value-type="float" office:value="-2479.16666666667" calcext:value-type="float">
            <text:p>-2479,16666666667</text:p>
          </table:table-cell>
          <table:table-cell table:formula="of:=[.F127] + (3*[.D127]/4)" office:value-type="float" office:value="-1969.16666666667" calcext:value-type="float">
            <text:p>-1969,16666666667</text:p>
          </table:table-cell>
          <table:table-cell table:formula="of:=-40*(SIN((1/120)*[.A127]*PI()))" office:value-type="float" office:value="5.22104768880207" calcext:value-type="float">
            <text:p>5,221047688802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8]/4" office:value-type="float" office:value="510" calcext:value-type="float">
            <text:p>510</text:p>
          </table:table-cell>
          <table:table-cell table:formula="of:=([.B128]*([.A128]^2) + [.C128]*[.A128])" office:value-type="float" office:value="-2520" calcext:value-type="float">
            <text:p>-2520</text:p>
          </table:table-cell>
          <table:table-cell table:formula="of:=[.F128] + (3*[.D128]/4)" office:value-type="float" office:value="-2010" calcext:value-type="float">
            <text:p>-2010</text:p>
          </table:table-cell>
          <table:table-cell table:formula="of:=-40*(SIN((1/120)*[.A128]*PI()))" office:value-type="float" office:value="6.25737860160923" calcext:value-type="float">
            <text:p>6,257378601609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9]/4" office:value-type="float" office:value="510" calcext:value-type="float">
            <text:p>510</text:p>
          </table:table-cell>
          <table:table-cell table:formula="of:=([.B129]*([.A129]^2) + [.C129]*[.A129])" office:value-type="float" office:value="-2561.16666666667" calcext:value-type="float">
            <text:p>-2561,16666666667</text:p>
          </table:table-cell>
          <table:table-cell table:formula="of:=[.F129] + (3*[.D129]/4)" office:value-type="float" office:value="-2051.16666666667" calcext:value-type="float">
            <text:p>-2051,16666666667</text:p>
          </table:table-cell>
          <table:table-cell table:formula="of:=-40*(SIN((1/120)*[.A129]*PI()))" office:value-type="float" office:value="7.2894210196859" calcext:value-type="float">
            <text:p>7,28942101968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0]/4" office:value-type="float" office:value="510" calcext:value-type="float">
            <text:p>510</text:p>
          </table:table-cell>
          <table:table-cell table:formula="of:=([.B130]*([.A130]^2) + [.C130]*[.A130])" office:value-type="float" office:value="-2602.66666666667" calcext:value-type="float">
            <text:p>-2602,66666666667</text:p>
          </table:table-cell>
          <table:table-cell table:formula="of:=[.F130] + (3*[.D130]/4)" office:value-type="float" office:value="-2092.66666666667" calcext:value-type="float">
            <text:p>-2092,66666666667</text:p>
          </table:table-cell>
          <table:table-cell table:formula="of:=-40*(SIN((1/120)*[.A130]*PI()))" office:value-type="float" office:value="8.31646763271036" calcext:value-type="float">
            <text:p>8,316467632710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1]/4" office:value-type="float" office:value="510" calcext:value-type="float">
            <text:p>510</text:p>
          </table:table-cell>
          <table:table-cell table:formula="of:=([.B131]*([.A131]^2) + [.C131]*[.A131])" office:value-type="float" office:value="-2644.5" calcext:value-type="float">
            <text:p>-2644,5</text:p>
          </table:table-cell>
          <table:table-cell table:formula="of:=[.F131] + (3*[.D131]/4)" office:value-type="float" office:value="-2134.5" calcext:value-type="float">
            <text:p>-2134,5</text:p>
          </table:table-cell>
          <table:table-cell table:formula="of:=-40*(SIN((1/120)*[.A131]*PI()))" office:value-type="float" office:value="9.33781455423621" calcext:value-type="float">
            <text:p>9,337814554236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2]/4" office:value-type="float" office:value="510" calcext:value-type="float">
            <text:p>510</text:p>
          </table:table-cell>
          <table:table-cell table:formula="of:=([.B132]*([.A132]^2) + [.C132]*[.A132])" office:value-type="float" office:value="-2686.66666666667" calcext:value-type="float">
            <text:p>-2686,66666666667</text:p>
          </table:table-cell>
          <table:table-cell table:formula="of:=[.F132] + (3*[.D132]/4)" office:value-type="float" office:value="-2176.66666666667" calcext:value-type="float">
            <text:p>-2176,66666666667</text:p>
          </table:table-cell>
          <table:table-cell table:formula="of:=-40*(SIN((1/120)*[.A132]*PI()))" office:value-type="float" office:value="10.3527618041008" calcext:value-type="float">
            <text:p>10,35276180410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3]/4" office:value-type="float" office:value="510" calcext:value-type="float">
            <text:p>510</text:p>
          </table:table-cell>
          <table:table-cell table:formula="of:=([.B133]*([.A133]^2) + [.C133]*[.A133])" office:value-type="float" office:value="-2729.16666666667" calcext:value-type="float">
            <text:p>-2729,16666666667</text:p>
          </table:table-cell>
          <table:table-cell table:formula="of:=[.F133] + (3*[.D133]/4)" office:value-type="float" office:value="-2219.16666666667" calcext:value-type="float">
            <text:p>-2219,16666666667</text:p>
          </table:table-cell>
          <table:table-cell table:formula="of:=-40*(SIN((1/120)*[.A133]*PI()))" office:value-type="float" office:value="11.3606137881569" calcext:value-type="float">
            <text:p>11,36061378815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4]/4" office:value-type="float" office:value="510" calcext:value-type="float">
            <text:p>510</text:p>
          </table:table-cell>
          <table:table-cell table:formula="of:=([.B134]*([.A134]^2) + [.C134]*[.A134])" office:value-type="float" office:value="-2772" calcext:value-type="float">
            <text:p>-2772</text:p>
          </table:table-cell>
          <table:table-cell table:formula="of:=[.F134] + (3*[.D134]/4)" office:value-type="float" office:value="-2262" calcext:value-type="float">
            <text:p>-2262</text:p>
          </table:table-cell>
          <table:table-cell table:formula="of:=-40*(SIN((1/120)*[.A134]*PI()))" office:value-type="float" office:value="12.3606797749979" calcext:value-type="float">
            <text:p>12,36067977499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5]/4" office:value-type="float" office:value="510" calcext:value-type="float">
            <text:p>510</text:p>
          </table:table-cell>
          <table:table-cell table:formula="of:=([.B135]*([.A135]^2) + [.C135]*[.A135])" office:value-type="float" office:value="-2815.16666666667" calcext:value-type="float">
            <text:p>-2815,16666666667</text:p>
          </table:table-cell>
          <table:table-cell table:formula="of:=[.F135] + (3*[.D135]/4)" office:value-type="float" office:value="-2305.16666666667" calcext:value-type="float">
            <text:p>-2305,16666666667</text:p>
          </table:table-cell>
          <table:table-cell table:formula="of:=-40*(SIN((1/120)*[.A135]*PI()))" office:value-type="float" office:value="13.3522743693508" calcext:value-type="float">
            <text:p>13,35227436935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6]/4" office:value-type="float" office:value="510" calcext:value-type="float">
            <text:p>510</text:p>
          </table:table-cell>
          <table:table-cell table:formula="of:=([.B136]*([.A136]^2) + [.C136]*[.A136])" office:value-type="float" office:value="-2858.66666666667" calcext:value-type="float">
            <text:p>-2858,66666666667</text:p>
          </table:table-cell>
          <table:table-cell table:formula="of:=[.F136] + (3*[.D136]/4)" office:value-type="float" office:value="-2348.66666666667" calcext:value-type="float">
            <text:p>-2348,66666666667</text:p>
          </table:table-cell>
          <table:table-cell table:formula="of:=-40*(SIN((1/120)*[.A136]*PI()))" office:value-type="float" office:value="14.334717981812" calcext:value-type="float">
            <text:p>14,3347179818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7]/4" office:value-type="float" office:value="510" calcext:value-type="float">
            <text:p>510</text:p>
          </table:table-cell>
          <table:table-cell table:formula="of:=([.B137]*([.A137]^2) + [.C137]*[.A137])" office:value-type="float" office:value="-2902.5" calcext:value-type="float">
            <text:p>-2902,5</text:p>
          </table:table-cell>
          <table:table-cell table:formula="of:=[.F137] + (3*[.D137]/4)" office:value-type="float" office:value="-2392.5" calcext:value-type="float">
            <text:p>-2392,5</text:p>
          </table:table-cell>
          <table:table-cell table:formula="of:=-40*(SIN((1/120)*[.A137]*PI()))" office:value-type="float" office:value="15.3073372946036" calcext:value-type="float">
            <text:p>15,30733729460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8]/4" office:value-type="float" office:value="510" calcext:value-type="float">
            <text:p>510</text:p>
          </table:table-cell>
          <table:table-cell table:formula="of:=([.B138]*([.A138]^2) + [.C138]*[.A138])" office:value-type="float" office:value="-2946.66666666667" calcext:value-type="float">
            <text:p>-2946,66666666667</text:p>
          </table:table-cell>
          <table:table-cell table:formula="of:=[.F138] + (3*[.D138]/4)" office:value-type="float" office:value="-2436.66666666667" calcext:value-type="float">
            <text:p>-2436,66666666667</text:p>
          </table:table-cell>
          <table:table-cell table:formula="of:=-40*(SIN((1/120)*[.A138]*PI()))" office:value-type="float" office:value="16.269465723032" calcext:value-type="float">
            <text:p>16,2694657230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9]/4" office:value-type="float" office:value="510" calcext:value-type="float">
            <text:p>510</text:p>
          </table:table-cell>
          <table:table-cell table:formula="of:=([.B139]*([.A139]^2) + [.C139]*[.A139])" office:value-type="float" office:value="-2991.16666666667" calcext:value-type="float">
            <text:p>-2991,16666666667</text:p>
          </table:table-cell>
          <table:table-cell table:formula="of:=[.F139] + (3*[.D139]/4)" office:value-type="float" office:value="-2481.16666666667" calcext:value-type="float">
            <text:p>-2481,16666666667</text:p>
          </table:table-cell>
          <table:table-cell table:formula="of:=-40*(SIN((1/120)*[.A139]*PI()))" office:value-type="float" office:value="17.2204438723318" calcext:value-type="float">
            <text:p>17,22044387233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0]/4" office:value-type="float" office:value="510" calcext:value-type="float">
            <text:p>510</text:p>
          </table:table-cell>
          <table:table-cell table:formula="of:=([.B140]*([.A140]^2) + [.C140]*[.A140])" office:value-type="float" office:value="-3036" calcext:value-type="float">
            <text:p>-3036</text:p>
          </table:table-cell>
          <table:table-cell table:formula="of:=[.F140] + (3*[.D140]/4)" office:value-type="float" office:value="-2526" calcext:value-type="float">
            <text:p>-2526</text:p>
          </table:table-cell>
          <table:table-cell table:formula="of:=-40*(SIN((1/120)*[.A140]*PI()))" office:value-type="float" office:value="18.1596199895818" calcext:value-type="float">
            <text:p>18,15961998958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1]/4" office:value-type="float" office:value="510" calcext:value-type="float">
            <text:p>510</text:p>
          </table:table-cell>
          <table:table-cell table:formula="of:=([.B141]*([.A141]^2) + [.C141]*[.A141])" office:value-type="float" office:value="-3081.16666666667" calcext:value-type="float">
            <text:p>-3081,16666666667</text:p>
          </table:table-cell>
          <table:table-cell table:formula="of:=[.F141] + (3*[.D141]/4)" office:value-type="float" office:value="-2571.16666666667" calcext:value-type="float">
            <text:p>-2571,16666666667</text:p>
          </table:table-cell>
          <table:table-cell table:formula="of:=-40*(SIN((1/120)*[.A141]*PI()))" office:value-type="float" office:value="19.0863504103843" calcext:value-type="float">
            <text:p>19,08635041038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2]/4" office:value-type="float" office:value="510" calcext:value-type="float">
            <text:p>510</text:p>
          </table:table-cell>
          <table:table-cell table:formula="of:=([.B142]*([.A142]^2) + [.C142]*[.A142])" office:value-type="float" office:value="-3126.66666666667" calcext:value-type="float">
            <text:p>-3126,66666666667</text:p>
          </table:table-cell>
          <table:table-cell table:formula="of:=[.F142] + (3*[.D142]/4)" office:value-type="float" office:value="-2616.66666666667" calcext:value-type="float">
            <text:p>-2616,66666666667</text:p>
          </table:table-cell>
          <table:table-cell table:formula="of:=-40*(SIN((1/120)*[.A142]*PI()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3]/4" office:value-type="float" office:value="510" calcext:value-type="float">
            <text:p>510</text:p>
          </table:table-cell>
          <table:table-cell table:formula="of:=([.B143]*([.A143]^2) + [.C143]*[.A143])" office:value-type="float" office:value="-3172.5" calcext:value-type="float">
            <text:p>-3172,5</text:p>
          </table:table-cell>
          <table:table-cell table:formula="of:=[.F143] + (3*[.D143]/4)" office:value-type="float" office:value="-2662.5" calcext:value-type="float">
            <text:p>-2662,5</text:p>
          </table:table-cell>
          <table:table-cell table:formula="of:=-40*(SIN((1/120)*[.A143]*PI()))" office:value-type="float" office:value="20.8999425886379" calcext:value-type="float">
            <text:p>20,89994258863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4]/4" office:value-type="float" office:value="510" calcext:value-type="float">
            <text:p>510</text:p>
          </table:table-cell>
          <table:table-cell table:formula="of:=([.B144]*([.A144]^2) + [.C144]*[.A144])" office:value-type="float" office:value="-3218.66666666667" calcext:value-type="float">
            <text:p>-3218,66666666667</text:p>
          </table:table-cell>
          <table:table-cell table:formula="of:=[.F144] + (3*[.D144]/4)" office:value-type="float" office:value="-2708.66666666667" calcext:value-type="float">
            <text:p>-2708,66666666667</text:p>
          </table:table-cell>
          <table:table-cell table:formula="of:=-40*(SIN((1/120)*[.A144]*PI()))" office:value-type="float" office:value="21.7855614006011" calcext:value-type="float">
            <text:p>21,78556140060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5]/4" office:value-type="float" office:value="510" calcext:value-type="float">
            <text:p>510</text:p>
          </table:table-cell>
          <table:table-cell table:formula="of:=([.B145]*([.A145]^2) + [.C145]*[.A145])" office:value-type="float" office:value="-3265.16666666667" calcext:value-type="float">
            <text:p>-3265,16666666667</text:p>
          </table:table-cell>
          <table:table-cell table:formula="of:=[.F145] + (3*[.D145]/4)" office:value-type="float" office:value="-2755.16666666667" calcext:value-type="float">
            <text:p>-2755,16666666667</text:p>
          </table:table-cell>
          <table:table-cell table:formula="of:=-40*(SIN((1/120)*[.A145]*PI()))" office:value-type="float" office:value="22.6562494769933" calcext:value-type="float">
            <text:p>22,65624947699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6]/4" office:value-type="float" office:value="510" calcext:value-type="float">
            <text:p>510</text:p>
          </table:table-cell>
          <table:table-cell table:formula="of:=([.B146]*([.A146]^2) + [.C146]*[.A146])" office:value-type="float" office:value="-3312" calcext:value-type="float">
            <text:p>-3312</text:p>
          </table:table-cell>
          <table:table-cell table:formula="of:=[.F146] + (3*[.D146]/4)" office:value-type="float" office:value="-2802" calcext:value-type="float">
            <text:p>-2802</text:p>
          </table:table-cell>
          <table:table-cell table:formula="of:=-40*(SIN((1/120)*[.A146]*PI()))" office:value-type="float" office:value="23.5114100916989" calcext:value-type="float">
            <text:p>23,51141009169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7]/4" office:value-type="float" office:value="510" calcext:value-type="float">
            <text:p>510</text:p>
          </table:table-cell>
          <table:table-cell table:formula="of:=([.B147]*([.A147]^2) + [.C147]*[.A147])" office:value-type="float" office:value="-3359.16666666667" calcext:value-type="float">
            <text:p>-3359,16666666667</text:p>
          </table:table-cell>
          <table:table-cell table:formula="of:=[.F147] + (3*[.D147]/4)" office:value-type="float" office:value="-2849.16666666667" calcext:value-type="float">
            <text:p>-2849,16666666667</text:p>
          </table:table-cell>
          <table:table-cell table:formula="of:=-40*(SIN((1/120)*[.A147]*PI()))" office:value-type="float" office:value="24.3504571603488" calcext:value-type="float">
            <text:p>24,35045716034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8]/4" office:value-type="float" office:value="510" calcext:value-type="float">
            <text:p>510</text:p>
          </table:table-cell>
          <table:table-cell table:formula="of:=([.B148]*([.A148]^2) + [.C148]*[.A148])" office:value-type="float" office:value="-3406.66666666667" calcext:value-type="float">
            <text:p>-3406,66666666667</text:p>
          </table:table-cell>
          <table:table-cell table:formula="of:=[.F148] + (3*[.D148]/4)" office:value-type="float" office:value="-2896.66666666667" calcext:value-type="float">
            <text:p>-2896,66666666667</text:p>
          </table:table-cell>
          <table:table-cell table:formula="of:=-40*(SIN((1/120)*[.A148]*PI()))" office:value-type="float" office:value="25.1728156419935" calcext:value-type="float">
            <text:p>25,17281564199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9]/4" office:value-type="float" office:value="510" calcext:value-type="float">
            <text:p>510</text:p>
          </table:table-cell>
          <table:table-cell table:formula="of:=([.B149]*([.A149]^2) + [.C149]*[.A149])" office:value-type="float" office:value="-3454.5" calcext:value-type="float">
            <text:p>-3454,5</text:p>
          </table:table-cell>
          <table:table-cell table:formula="of:=[.F149] + (3*[.D149]/4)" office:value-type="float" office:value="-2944.5" calcext:value-type="float">
            <text:p>-2944,5</text:p>
          </table:table-cell>
          <table:table-cell table:formula="of:=-40*(SIN((1/120)*[.A149]*PI()))" office:value-type="float" office:value="25.9779219332074" calcext:value-type="float">
            <text:p>25,97792193320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0]/4" office:value-type="float" office:value="510" calcext:value-type="float">
            <text:p>510</text:p>
          </table:table-cell>
          <table:table-cell table:formula="of:=([.B150]*([.A150]^2) + [.C150]*[.A150])" office:value-type="float" office:value="-3502.66666666667" calcext:value-type="float">
            <text:p>-3502,66666666667</text:p>
          </table:table-cell>
          <table:table-cell table:formula="of:=[.F150] + (3*[.D150]/4)" office:value-type="float" office:value="-2992.66666666667" calcext:value-type="float">
            <text:p>-2992,66666666667</text:p>
          </table:table-cell>
          <table:table-cell table:formula="of:=-40*(SIN((1/120)*[.A150]*PI()))" office:value-type="float" office:value="26.7652242543543" calcext:value-type="float">
            <text:p>26,76522425435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1]/4" office:value-type="float" office:value="510" calcext:value-type="float">
            <text:p>510</text:p>
          </table:table-cell>
          <table:table-cell table:formula="of:=([.B151]*([.A151]^2) + [.C151]*[.A151])" office:value-type="float" office:value="-3551.16666666667" calcext:value-type="float">
            <text:p>-3551,16666666667</text:p>
          </table:table-cell>
          <table:table-cell table:formula="of:=[.F151] + (3*[.D151]/4)" office:value-type="float" office:value="-3041.16666666667" calcext:value-type="float">
            <text:p>-3041,16666666667</text:p>
          </table:table-cell>
          <table:table-cell table:formula="of:=-40*(SIN((1/120)*[.A151]*PI()))" office:value-type="float" office:value="27.5341830277502" calcext:value-type="float">
            <text:p>27,53418302775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2]/4" office:value-type="float" office:value="510" calcext:value-type="float">
            <text:p>510</text:p>
          </table:table-cell>
          <table:table-cell table:formula="of:=([.B152]*([.A152]^2) + [.C152]*[.A152])" office:value-type="float" office:value="-3600" calcext:value-type="float">
            <text:p>-3600</text:p>
          </table:table-cell>
          <table:table-cell table:formula="of:=[.F152] + (3*[.D152]/4)" office:value-type="float" office:value="-3090" calcext:value-type="float">
            <text:p>-3090</text:p>
          </table:table-cell>
          <table:table-cell table:formula="of:=-40*(SIN((1/120)*[.A152]*PI()))" office:value-type="float" office:value="28.2842712474619" calcext:value-type="float">
            <text:p>28,28427124746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3]/4" office:value-type="float" office:value="510" calcext:value-type="float">
            <text:p>510</text:p>
          </table:table-cell>
          <table:table-cell table:formula="of:=([.B153]*([.A153]^2) + [.C153]*[.A153])" office:value-type="float" office:value="-3649.16666666667" calcext:value-type="float">
            <text:p>-3649,16666666667</text:p>
          </table:table-cell>
          <table:table-cell table:formula="of:=[.F153] + (3*[.D153]/4)" office:value-type="float" office:value="-3139.16666666667" calcext:value-type="float">
            <text:p>-3139,16666666667</text:p>
          </table:table-cell>
          <table:table-cell table:formula="of:=-40*(SIN((1/120)*[.A153]*PI()))" office:value-type="float" office:value="29.0149748404915" calcext:value-type="float">
            <text:p>29,01497484049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4]/4" office:value-type="float" office:value="510" calcext:value-type="float">
            <text:p>510</text:p>
          </table:table-cell>
          <table:table-cell table:formula="of:=([.B154]*([.A154]^2) + [.C154]*[.A154])" office:value-type="float" office:value="-3698.66666666667" calcext:value-type="float">
            <text:p>-3698,66666666667</text:p>
          </table:table-cell>
          <table:table-cell table:formula="of:=[.F154] + (3*[.D154]/4)" office:value-type="float" office:value="-3188.66666666667" calcext:value-type="float">
            <text:p>-3188,66666666667</text:p>
          </table:table-cell>
          <table:table-cell table:formula="of:=-40*(SIN((1/120)*[.A154]*PI()))" office:value-type="float" office:value="29.7257930190958" calcext:value-type="float">
            <text:p>29,72579301909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5]/4" office:value-type="float" office:value="510" calcext:value-type="float">
            <text:p>510</text:p>
          </table:table-cell>
          <table:table-cell table:formula="of:=([.B155]*([.A155]^2) + [.C155]*[.A155])" office:value-type="float" office:value="-3748.5" calcext:value-type="float">
            <text:p>-3748,5</text:p>
          </table:table-cell>
          <table:table-cell table:formula="of:=[.F155] + (3*[.D155]/4)" office:value-type="float" office:value="-3238.5" calcext:value-type="float">
            <text:p>-3238,5</text:p>
          </table:table-cell>
          <table:table-cell table:formula="of:=-40*(SIN((1/120)*[.A155]*PI()))" office:value-type="float" office:value="30.4162386240012" calcext:value-type="float">
            <text:p>30,41623862400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6]/4" office:value-type="float" office:value="510" calcext:value-type="float">
            <text:p>510</text:p>
          </table:table-cell>
          <table:table-cell table:formula="of:=([.B156]*([.A156]^2) + [.C156]*[.A156])" office:value-type="float" office:value="-3798.66666666667" calcext:value-type="float">
            <text:p>-3798,66666666667</text:p>
          </table:table-cell>
          <table:table-cell table:formula="of:=[.F156] + (3*[.D156]/4)" office:value-type="float" office:value="-3288.66666666667" calcext:value-type="float">
            <text:p>-3288,66666666667</text:p>
          </table:table-cell>
          <table:table-cell table:formula="of:=-40*(SIN((1/120)*[.A156]*PI()))" office:value-type="float" office:value="31.0858384582788" calcext:value-type="float">
            <text:p>31,08583845827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7]/4" office:value-type="float" office:value="510" calcext:value-type="float">
            <text:p>510</text:p>
          </table:table-cell>
          <table:table-cell table:formula="of:=([.B157]*([.A157]^2) + [.C157]*[.A157])" office:value-type="float" office:value="-3849.16666666667" calcext:value-type="float">
            <text:p>-3849,16666666667</text:p>
          </table:table-cell>
          <table:table-cell table:formula="of:=[.F157] + (3*[.D157]/4)" office:value-type="float" office:value="-3339.16666666667" calcext:value-type="float">
            <text:p>-3339,16666666667</text:p>
          </table:table-cell>
          <table:table-cell table:formula="of:=-40*(SIN((1/120)*[.A157]*PI()))" office:value-type="float" office:value="31.7341336116494" calcext:value-type="float">
            <text:p>31,73413361164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8]/4" office:value-type="float" office:value="510" calcext:value-type="float">
            <text:p>510</text:p>
          </table:table-cell>
          <table:table-cell table:formula="of:=([.B158]*([.A158]^2) + [.C158]*[.A158])" office:value-type="float" office:value="-3900" calcext:value-type="float">
            <text:p>-3900</text:p>
          </table:table-cell>
          <table:table-cell table:formula="of:=[.F158] + (3*[.D158]/4)" office:value-type="float" office:value="-3390" calcext:value-type="float">
            <text:p>-3390</text:p>
          </table:table-cell>
          <table:table-cell table:formula="of:=-40*(SIN((1/120)*[.A158]*PI()))" office:value-type="float" office:value="32.3606797749979" calcext:value-type="float">
            <text:p>32,36067977499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9]/4" office:value-type="float" office:value="510" calcext:value-type="float">
            <text:p>510</text:p>
          </table:table-cell>
          <table:table-cell table:formula="of:=([.B159]*([.A159]^2) + [.C159]*[.A159])" office:value-type="float" office:value="-3951.16666666667" calcext:value-type="float">
            <text:p>-3951,16666666667</text:p>
          </table:table-cell>
          <table:table-cell table:formula="of:=[.F159] + (3*[.D159]/4)" office:value-type="float" office:value="-3441.16666666667" calcext:value-type="float">
            <text:p>-3441,16666666667</text:p>
          </table:table-cell>
          <table:table-cell table:formula="of:=-40*(SIN((1/120)*[.A159]*PI()))" office:value-type="float" office:value="32.9650475448806" calcext:value-type="float">
            <text:p>32,96504754488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0]/4" office:value-type="float" office:value="510" calcext:value-type="float">
            <text:p>510</text:p>
          </table:table-cell>
          <table:table-cell table:formula="of:=([.B160]*([.A160]^2) + [.C160]*[.A160])" office:value-type="float" office:value="-4002.66666666667" calcext:value-type="float">
            <text:p>-4002,66666666667</text:p>
          </table:table-cell>
          <table:table-cell table:formula="of:=[.F160] + (3*[.D160]/4)" office:value-type="float" office:value="-3492.66666666667" calcext:value-type="float">
            <text:p>-3492,66666666667</text:p>
          </table:table-cell>
          <table:table-cell table:formula="of:=-40*(SIN((1/120)*[.A160]*PI()))" office:value-type="float" office:value="33.546822717817" calcext:value-type="float">
            <text:p>33,5468227178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1]/4" office:value-type="float" office:value="510" calcext:value-type="float">
            <text:p>510</text:p>
          </table:table-cell>
          <table:table-cell table:formula="of:=([.B161]*([.A161]^2) + [.C161]*[.A161])" office:value-type="float" office:value="-4054.5" calcext:value-type="float">
            <text:p>-4054,5</text:p>
          </table:table-cell>
          <table:table-cell table:formula="of:=[.F161] + (3*[.D161]/4)" office:value-type="float" office:value="-3544.5" calcext:value-type="float">
            <text:p>-3544,5</text:p>
          </table:table-cell>
          <table:table-cell table:formula="of:=-40*(SIN((1/120)*[.A161]*PI()))" office:value-type="float" office:value="34.1056065741637" calcext:value-type="float">
            <text:p>34,10560657416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2]/4" office:value-type="float" office:value="510" calcext:value-type="float">
            <text:p>510</text:p>
          </table:table-cell>
          <table:table-cell table:formula="of:=([.B162]*([.A162]^2) + [.C162]*[.A162])" office:value-type="float" office:value="-4106.66666666667" calcext:value-type="float">
            <text:p>-4106,66666666667</text:p>
          </table:table-cell>
          <table:table-cell table:formula="of:=[.F162] + (3*[.D162]/4)" office:value-type="float" office:value="-3596.66666666667" calcext:value-type="float">
            <text:p>-3596,66666666667</text:p>
          </table:table-cell>
          <table:table-cell table:formula="of:=-40*(SIN((1/120)*[.A162]*PI()))" office:value-type="float" office:value="34.6410161513775" calcext:value-type="float">
            <text:p>34,64101615137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3]/4" office:value-type="float" office:value="510" calcext:value-type="float">
            <text:p>510</text:p>
          </table:table-cell>
          <table:table-cell table:formula="of:=([.B163]*([.A163]^2) + [.C163]*[.A163])" office:value-type="float" office:value="-4159.16666666667" calcext:value-type="float">
            <text:p>-4159,16666666667</text:p>
          </table:table-cell>
          <table:table-cell table:formula="of:=[.F163] + (3*[.D163]/4)" office:value-type="float" office:value="-3649.16666666667" calcext:value-type="float">
            <text:p>-3649,16666666667</text:p>
          </table:table-cell>
          <table:table-cell table:formula="of:=-40*(SIN((1/120)*[.A163]*PI()))" office:value-type="float" office:value="35.1526845064786" calcext:value-type="float">
            <text:p>35,15268450647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4]/4" office:value-type="float" office:value="510" calcext:value-type="float">
            <text:p>510</text:p>
          </table:table-cell>
          <table:table-cell table:formula="of:=([.B164]*([.A164]^2) + [.C164]*[.A164])" office:value-type="float" office:value="-4212" calcext:value-type="float">
            <text:p>-4212</text:p>
          </table:table-cell>
          <table:table-cell table:formula="of:=[.F164] + (3*[.D164]/4)" office:value-type="float" office:value="-3702" calcext:value-type="float">
            <text:p>-3702</text:p>
          </table:table-cell>
          <table:table-cell table:formula="of:=-40*(SIN((1/120)*[.A164]*PI()))" office:value-type="float" office:value="35.6402609675347" calcext:value-type="float">
            <text:p>35,64026096753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5]/4" office:value-type="float" office:value="510" calcext:value-type="float">
            <text:p>510</text:p>
          </table:table-cell>
          <table:table-cell table:formula="of:=([.B165]*([.A165]^2) + [.C165]*[.A165])" office:value-type="float" office:value="-4265.16666666667" calcext:value-type="float">
            <text:p>-4265,16666666667</text:p>
          </table:table-cell>
          <table:table-cell table:formula="of:=[.F165] + (3*[.D165]/4)" office:value-type="float" office:value="-3755.16666666667" calcext:value-type="float">
            <text:p>-3755,16666666667</text:p>
          </table:table-cell>
          <table:table-cell table:formula="of:=-40*(SIN((1/120)*[.A165]*PI()))" office:value-type="float" office:value="36.1034113739944" calcext:value-type="float">
            <text:p>36,10341137399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6]/4" office:value-type="float" office:value="510" calcext:value-type="float">
            <text:p>510</text:p>
          </table:table-cell>
          <table:table-cell table:formula="of:=([.B166]*([.A166]^2) + [.C166]*[.A166])" office:value-type="float" office:value="-4318.66666666667" calcext:value-type="float">
            <text:p>-4318,66666666667</text:p>
          </table:table-cell>
          <table:table-cell table:formula="of:=[.F166] + (3*[.D166]/4)" office:value-type="float" office:value="-3808.66666666667" calcext:value-type="float">
            <text:p>-3808,66666666667</text:p>
          </table:table-cell>
          <table:table-cell table:formula="of:=-40*(SIN((1/120)*[.A166]*PI()))" office:value-type="float" office:value="36.541818305704" calcext:value-type="float">
            <text:p>36,5418183057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7]/4" office:value-type="float" office:value="510" calcext:value-type="float">
            <text:p>510</text:p>
          </table:table-cell>
          <table:table-cell table:formula="of:=([.B167]*([.A167]^2) + [.C167]*[.A167])" office:value-type="float" office:value="-4372.5" calcext:value-type="float">
            <text:p>-4372,5</text:p>
          </table:table-cell>
          <table:table-cell table:formula="of:=[.F167] + (3*[.D167]/4)" office:value-type="float" office:value="-3862.5" calcext:value-type="float">
            <text:p>-3862,5</text:p>
          </table:table-cell>
          <table:table-cell table:formula="of:=-40*(SIN((1/120)*[.A167]*PI()))" office:value-type="float" office:value="36.9551813004515" calcext:value-type="float">
            <text:p>36,95518130045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8]/4" office:value-type="float" office:value="510" calcext:value-type="float">
            <text:p>510</text:p>
          </table:table-cell>
          <table:table-cell table:formula="of:=([.B168]*([.A168]^2) + [.C168]*[.A168])" office:value-type="float" office:value="-4426.66666666667" calcext:value-type="float">
            <text:p>-4426,66666666667</text:p>
          </table:table-cell>
          <table:table-cell table:formula="of:=[.F168] + (3*[.D168]/4)" office:value-type="float" office:value="-3916.66666666667" calcext:value-type="float">
            <text:p>-3916,66666666667</text:p>
          </table:table-cell>
          <table:table-cell table:formula="of:=-40*(SIN((1/120)*[.A168]*PI()))" office:value-type="float" office:value="37.3432170598881" calcext:value-type="float">
            <text:p>37,34321705988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9]/4" office:value-type="float" office:value="510" calcext:value-type="float">
            <text:p>510</text:p>
          </table:table-cell>
          <table:table-cell table:formula="of:=([.B169]*([.A169]^2) + [.C169]*[.A169])" office:value-type="float" office:value="-4481.16666666667" calcext:value-type="float">
            <text:p>-4481,16666666667</text:p>
          </table:table-cell>
          <table:table-cell table:formula="of:=[.F169] + (3*[.D169]/4)" office:value-type="float" office:value="-3971.16666666667" calcext:value-type="float">
            <text:p>-3971,16666666667</text:p>
          </table:table-cell>
          <table:table-cell table:formula="of:=-40*(SIN((1/120)*[.A169]*PI()))" office:value-type="float" office:value="37.7056596436871" calcext:value-type="float">
            <text:p>37,70565964368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0]/4" office:value-type="float" office:value="510" calcext:value-type="float">
            <text:p>510</text:p>
          </table:table-cell>
          <table:table-cell table:formula="of:=([.B170]*([.A170]^2) + [.C170]*[.A170])" office:value-type="float" office:value="-4536" calcext:value-type="float">
            <text:p>-4536</text:p>
          </table:table-cell>
          <table:table-cell table:formula="of:=[.F170] + (3*[.D170]/4)" office:value-type="float" office:value="-4026" calcext:value-type="float">
            <text:p>-4026</text:p>
          </table:table-cell>
          <table:table-cell table:formula="of:=-40*(SIN((1/120)*[.A170]*PI()))" office:value-type="float" office:value="38.0422606518061" calcext:value-type="float">
            <text:p>38,04226065180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1]/4" office:value-type="float" office:value="510" calcext:value-type="float">
            <text:p>510</text:p>
          </table:table-cell>
          <table:table-cell table:formula="of:=([.B171]*([.A171]^2) + [.C171]*[.A171])" office:value-type="float" office:value="-4591.16666666667" calcext:value-type="float">
            <text:p>-4591,16666666667</text:p>
          </table:table-cell>
          <table:table-cell table:formula="of:=[.F171] + (3*[.D171]/4)" office:value-type="float" office:value="-4081.16666666667" calcext:value-type="float">
            <text:p>-4081,16666666667</text:p>
          </table:table-cell>
          <table:table-cell table:formula="of:=-40*(SIN((1/120)*[.A171]*PI()))" office:value-type="float" office:value="38.3527893947277" calcext:value-type="float">
            <text:p>38,35278939472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2]/4" office:value-type="float" office:value="510" calcext:value-type="float">
            <text:p>510</text:p>
          </table:table-cell>
          <table:table-cell table:formula="of:=([.B172]*([.A172]^2) + [.C172]*[.A172])" office:value-type="float" office:value="-4646.66666666667" calcext:value-type="float">
            <text:p>-4646,66666666667</text:p>
          </table:table-cell>
          <table:table-cell table:formula="of:=[.F172] + (3*[.D172]/4)" office:value-type="float" office:value="-4136.66666666667" calcext:value-type="float">
            <text:p>-4136,66666666667</text:p>
          </table:table-cell>
          <table:table-cell table:formula="of:=-40*(SIN((1/120)*[.A172]*PI()))" office:value-type="float" office:value="38.6370330515627" calcext:value-type="float">
            <text:p>38,63703305156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3]/4" office:value-type="float" office:value="510" calcext:value-type="float">
            <text:p>510</text:p>
          </table:table-cell>
          <table:table-cell table:formula="of:=([.B173]*([.A173]^2) + [.C173]*[.A173])" office:value-type="float" office:value="-4702.5" calcext:value-type="float">
            <text:p>-4702,5</text:p>
          </table:table-cell>
          <table:table-cell table:formula="of:=[.F173] + (3*[.D173]/4)" office:value-type="float" office:value="-4192.5" calcext:value-type="float">
            <text:p>-4192,5</text:p>
          </table:table-cell>
          <table:table-cell table:formula="of:=-40*(SIN((1/120)*[.A173]*PI()))" office:value-type="float" office:value="38.8947968159071" calcext:value-type="float">
            <text:p>38,89479681590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4]/4" office:value-type="float" office:value="510" calcext:value-type="float">
            <text:p>510</text:p>
          </table:table-cell>
          <table:table-cell table:formula="of:=([.B174]*([.A174]^2) + [.C174]*[.A174])" office:value-type="float" office:value="-4758.66666666667" calcext:value-type="float">
            <text:p>-4758,66666666667</text:p>
          </table:table-cell>
          <table:table-cell table:formula="of:=[.F174] + (3*[.D174]/4)" office:value-type="float" office:value="-4248.66666666667" calcext:value-type="float">
            <text:p>-4248,66666666667</text:p>
          </table:table-cell>
          <table:table-cell table:formula="of:=-40*(SIN((1/120)*[.A174]*PI()))" office:value-type="float" office:value="39.1259040293522" calcext:value-type="float">
            <text:p>39,12590402935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5]/4" office:value-type="float" office:value="510" calcext:value-type="float">
            <text:p>510</text:p>
          </table:table-cell>
          <table:table-cell table:formula="of:=([.B175]*([.A175]^2) + [.C175]*[.A175])" office:value-type="float" office:value="-4815.16666666667" calcext:value-type="float">
            <text:p>-4815,16666666667</text:p>
          </table:table-cell>
          <table:table-cell table:formula="of:=[.F175] + (3*[.D175]/4)" office:value-type="float" office:value="-4305.16666666667" calcext:value-type="float">
            <text:p>-4305,16666666667</text:p>
          </table:table-cell>
          <table:table-cell table:formula="of:=-40*(SIN((1/120)*[.A175]*PI()))" office:value-type="float" office:value="39.3301963025582" calcext:value-type="float">
            <text:p>39,33019630255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6]/4" office:value-type="float" office:value="510" calcext:value-type="float">
            <text:p>510</text:p>
          </table:table-cell>
          <table:table-cell table:formula="of:=([.B176]*([.A176]^2) + [.C176]*[.A176])" office:value-type="float" office:value="-4872" calcext:value-type="float">
            <text:p>-4872</text:p>
          </table:table-cell>
          <table:table-cell table:formula="of:=[.F176] + (3*[.D176]/4)" office:value-type="float" office:value="-4362" calcext:value-type="float">
            <text:p>-4362</text:p>
          </table:table-cell>
          <table:table-cell table:formula="of:=-40*(SIN((1/120)*[.A176]*PI()))" office:value-type="float" office:value="39.5075336238055" calcext:value-type="float">
            <text:p>39,50753362380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7]/4" office:value-type="float" office:value="510" calcext:value-type="float">
            <text:p>510</text:p>
          </table:table-cell>
          <table:table-cell table:formula="of:=([.B177]*([.A177]^2) + [.C177]*[.A177])" office:value-type="float" office:value="-4929.16666666667" calcext:value-type="float">
            <text:p>-4929,16666666667</text:p>
          </table:table-cell>
          <table:table-cell table:formula="of:=[.F177] + (3*[.D177]/4)" office:value-type="float" office:value="-4419.16666666667" calcext:value-type="float">
            <text:p>-4419,16666666667</text:p>
          </table:table-cell>
          <table:table-cell table:formula="of:=-40*(SIN((1/120)*[.A177]*PI()))" office:value-type="float" office:value="39.6577944549524" calcext:value-type="float">
            <text:p>39,65779445495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8]/4" office:value-type="float" office:value="510" calcext:value-type="float">
            <text:p>510</text:p>
          </table:table-cell>
          <table:table-cell table:formula="of:=([.B178]*([.A178]^2) + [.C178]*[.A178])" office:value-type="float" office:value="-4986.66666666667" calcext:value-type="float">
            <text:p>-4986,66666666667</text:p>
          </table:table-cell>
          <table:table-cell table:formula="of:=[.F178] + (3*[.D178]/4)" office:value-type="float" office:value="-4476.66666666667" calcext:value-type="float">
            <text:p>-4476,66666666667</text:p>
          </table:table-cell>
          <table:table-cell table:formula="of:=-40*(SIN((1/120)*[.A178]*PI()))" office:value-type="float" office:value="39.7808758147309" calcext:value-type="float">
            <text:p>39,78087581473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9]/4" office:value-type="float" office:value="510" calcext:value-type="float">
            <text:p>510</text:p>
          </table:table-cell>
          <table:table-cell table:formula="of:=([.B179]*([.A179]^2) + [.C179]*[.A179])" office:value-type="float" office:value="-5044.5" calcext:value-type="float">
            <text:p>-5044,5</text:p>
          </table:table-cell>
          <table:table-cell table:formula="of:=[.F179] + (3*[.D179]/4)" office:value-type="float" office:value="-4534.5" calcext:value-type="float">
            <text:p>-4534,5</text:p>
          </table:table-cell>
          <table:table-cell table:formula="of:=-40*(SIN((1/120)*[.A179]*PI()))" office:value-type="float" office:value="39.8766933493251" calcext:value-type="float">
            <text:p>39,87669334932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0]/4" office:value-type="float" office:value="510" calcext:value-type="float">
            <text:p>510</text:p>
          </table:table-cell>
          <table:table-cell table:formula="of:=([.B180]*([.A180]^2) + [.C180]*[.A180])" office:value-type="float" office:value="-5102.66666666667" calcext:value-type="float">
            <text:p>-5102,66666666667</text:p>
          </table:table-cell>
          <table:table-cell table:formula="of:=[.F180] + (3*[.D180]/4)" office:value-type="float" office:value="-4592.66666666667" calcext:value-type="float">
            <text:p>-4592,66666666667</text:p>
          </table:table-cell>
          <table:table-cell table:formula="of:=-40*(SIN((1/120)*[.A180]*PI()))" office:value-type="float" office:value="39.945181390183" calcext:value-type="float">
            <text:p>39,9451813901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1]/4" office:value-type="float" office:value="510" calcext:value-type="float">
            <text:p>510</text:p>
          </table:table-cell>
          <table:table-cell table:formula="of:=([.B181]*([.A181]^2) + [.C181]*[.A181])" office:value-type="float" office:value="-5161.16666666667" calcext:value-type="float">
            <text:p>-5161,16666666667</text:p>
          </table:table-cell>
          <table:table-cell table:formula="of:=[.F181] + (3*[.D181]/4)" office:value-type="float" office:value="-4651.16666666667" calcext:value-type="float">
            <text:p>-4651,16666666667</text:p>
          </table:table-cell>
          <table:table-cell table:formula="of:=-40*(SIN((1/120)*[.A181]*PI()))" office:value-type="float" office:value="39.9862929990223" calcext:value-type="float">
            <text:p>39,98629299902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2]/4" office:value-type="float" office:value="510" calcext:value-type="float">
            <text:p>510</text:p>
          </table:table-cell>
          <table:table-cell table:formula="of:=([.B182]*([.A182]^2) + [.C182]*[.A182])" office:value-type="float" office:value="-5220" calcext:value-type="float">
            <text:p>-5220</text:p>
          </table:table-cell>
          <table:table-cell table:formula="of:=[.F182] + (3*[.D182]/4)" office:value-type="float" office:value="-4710" calcext:value-type="float">
            <text:p>-4710</text:p>
          </table:table-cell>
          <table:table-cell table:formula="of:=-40*(SIN((1/120)*[.A182]*PI(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3]/4" office:value-type="float" office:value="510" calcext:value-type="float">
            <text:p>510</text:p>
          </table:table-cell>
          <table:table-cell table:formula="of:=([.B183]*([.A183]^2) + [.C183]*[.A183])" office:value-type="float" office:value="-5279.16666666667" calcext:value-type="float">
            <text:p>-5279,16666666667</text:p>
          </table:table-cell>
          <table:table-cell table:formula="of:=[.F183] + (3*[.D183]/4)" office:value-type="float" office:value="-4769.16666666667" calcext:value-type="float">
            <text:p>-4769,16666666667</text:p>
          </table:table-cell>
          <table:table-cell table:formula="of:=-40*(SIN((1/120)*[.A183]*PI()))" office:value-type="float" office:value="39.9862929990223" calcext:value-type="float">
            <text:p>39,98629299902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4]/4" office:value-type="float" office:value="510" calcext:value-type="float">
            <text:p>510</text:p>
          </table:table-cell>
          <table:table-cell table:formula="of:=([.B184]*([.A184]^2) + [.C184]*[.A184])" office:value-type="float" office:value="-5338.66666666667" calcext:value-type="float">
            <text:p>-5338,66666666667</text:p>
          </table:table-cell>
          <table:table-cell table:formula="of:=[.F184] + (3*[.D184]/4)" office:value-type="float" office:value="-4828.66666666667" calcext:value-type="float">
            <text:p>-4828,66666666667</text:p>
          </table:table-cell>
          <table:table-cell table:formula="of:=-40*(SIN((1/120)*[.A184]*PI()))" office:value-type="float" office:value="39.945181390183" calcext:value-type="float">
            <text:p>39,9451813901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5]/4" office:value-type="float" office:value="510" calcext:value-type="float">
            <text:p>510</text:p>
          </table:table-cell>
          <table:table-cell table:formula="of:=([.B185]*([.A185]^2) + [.C185]*[.A185])" office:value-type="float" office:value="-5398.5" calcext:value-type="float">
            <text:p>-5398,5</text:p>
          </table:table-cell>
          <table:table-cell table:formula="of:=[.F185] + (3*[.D185]/4)" office:value-type="float" office:value="-4888.5" calcext:value-type="float">
            <text:p>-4888,5</text:p>
          </table:table-cell>
          <table:table-cell table:formula="of:=-40*(SIN((1/120)*[.A185]*PI()))" office:value-type="float" office:value="39.8766933493251" calcext:value-type="float">
            <text:p>39,87669334932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6]/4" office:value-type="float" office:value="510" calcext:value-type="float">
            <text:p>510</text:p>
          </table:table-cell>
          <table:table-cell table:formula="of:=([.B186]*([.A186]^2) + [.C186]*[.A186])" office:value-type="float" office:value="-5458.66666666667" calcext:value-type="float">
            <text:p>-5458,66666666667</text:p>
          </table:table-cell>
          <table:table-cell table:formula="of:=[.F186] + (3*[.D186]/4)" office:value-type="float" office:value="-4948.66666666667" calcext:value-type="float">
            <text:p>-4948,66666666667</text:p>
          </table:table-cell>
          <table:table-cell table:formula="of:=-40*(SIN((1/120)*[.A186]*PI()))" office:value-type="float" office:value="39.7808758147309" calcext:value-type="float">
            <text:p>39,78087581473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7]/4" office:value-type="float" office:value="510" calcext:value-type="float">
            <text:p>510</text:p>
          </table:table-cell>
          <table:table-cell table:formula="of:=([.B187]*([.A187]^2) + [.C187]*[.A187])" office:value-type="float" office:value="-5519.16666666667" calcext:value-type="float">
            <text:p>-5519,16666666667</text:p>
          </table:table-cell>
          <table:table-cell table:formula="of:=[.F187] + (3*[.D187]/4)" office:value-type="float" office:value="-5009.16666666667" calcext:value-type="float">
            <text:p>-5009,16666666667</text:p>
          </table:table-cell>
          <table:table-cell table:formula="of:=-40*(SIN((1/120)*[.A187]*PI()))" office:value-type="float" office:value="39.6577944549524" calcext:value-type="float">
            <text:p>39,65779445495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8]/4" office:value-type="float" office:value="510" calcext:value-type="float">
            <text:p>510</text:p>
          </table:table-cell>
          <table:table-cell table:formula="of:=([.B188]*([.A188]^2) + [.C188]*[.A188])" office:value-type="float" office:value="-5580" calcext:value-type="float">
            <text:p>-5580</text:p>
          </table:table-cell>
          <table:table-cell table:formula="of:=[.F188] + (3*[.D188]/4)" office:value-type="float" office:value="-5070" calcext:value-type="float">
            <text:p>-5070</text:p>
          </table:table-cell>
          <table:table-cell table:formula="of:=-40*(SIN((1/120)*[.A188]*PI()))" office:value-type="float" office:value="39.5075336238055" calcext:value-type="float">
            <text:p>39,50753362380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9]/4" office:value-type="float" office:value="510" calcext:value-type="float">
            <text:p>510</text:p>
          </table:table-cell>
          <table:table-cell table:formula="of:=([.B189]*([.A189]^2) + [.C189]*[.A189])" office:value-type="float" office:value="-5641.16666666667" calcext:value-type="float">
            <text:p>-5641,16666666667</text:p>
          </table:table-cell>
          <table:table-cell table:formula="of:=[.F189] + (3*[.D189]/4)" office:value-type="float" office:value="-5131.16666666667" calcext:value-type="float">
            <text:p>-5131,16666666667</text:p>
          </table:table-cell>
          <table:table-cell table:formula="of:=-40*(SIN((1/120)*[.A189]*PI()))" office:value-type="float" office:value="39.3301963025582" calcext:value-type="float">
            <text:p>39,33019630255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0]/4" office:value-type="float" office:value="510" calcext:value-type="float">
            <text:p>510</text:p>
          </table:table-cell>
          <table:table-cell table:formula="of:=([.B190]*([.A190]^2) + [.C190]*[.A190])" office:value-type="float" office:value="-5702.66666666667" calcext:value-type="float">
            <text:p>-5702,66666666667</text:p>
          </table:table-cell>
          <table:table-cell table:formula="of:=[.F190] + (3*[.D190]/4)" office:value-type="float" office:value="-5192.66666666667" calcext:value-type="float">
            <text:p>-5192,66666666667</text:p>
          </table:table-cell>
          <table:table-cell table:formula="of:=-40*(SIN((1/120)*[.A190]*PI()))" office:value-type="float" office:value="39.1259040293522" calcext:value-type="float">
            <text:p>39,12590402935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1]/4" office:value-type="float" office:value="510" calcext:value-type="float">
            <text:p>510</text:p>
          </table:table-cell>
          <table:table-cell table:formula="of:=([.B191]*([.A191]^2) + [.C191]*[.A191])" office:value-type="float" office:value="-5764.5" calcext:value-type="float">
            <text:p>-5764,5</text:p>
          </table:table-cell>
          <table:table-cell table:formula="of:=[.F191] + (3*[.D191]/4)" office:value-type="float" office:value="-5254.5" calcext:value-type="float">
            <text:p>-5254,5</text:p>
          </table:table-cell>
          <table:table-cell table:formula="of:=-40*(SIN((1/120)*[.A191]*PI()))" office:value-type="float" office:value="38.8947968159071" calcext:value-type="float">
            <text:p>38,89479681590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2]/4" office:value-type="float" office:value="510" calcext:value-type="float">
            <text:p>510</text:p>
          </table:table-cell>
          <table:table-cell table:formula="of:=([.B192]*([.A192]^2) + [.C192]*[.A192])" office:value-type="float" office:value="-5826.66666666667" calcext:value-type="float">
            <text:p>-5826,66666666667</text:p>
          </table:table-cell>
          <table:table-cell table:formula="of:=[.F192] + (3*[.D192]/4)" office:value-type="float" office:value="-5316.66666666667" calcext:value-type="float">
            <text:p>-5316,66666666667</text:p>
          </table:table-cell>
          <table:table-cell table:formula="of:=-40*(SIN((1/120)*[.A192]*PI()))" office:value-type="float" office:value="38.6370330515627" calcext:value-type="float">
            <text:p>38,63703305156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3]/4" office:value-type="float" office:value="510" calcext:value-type="float">
            <text:p>510</text:p>
          </table:table-cell>
          <table:table-cell table:formula="of:=([.B193]*([.A193]^2) + [.C193]*[.A193])" office:value-type="float" office:value="-5889.16666666667" calcext:value-type="float">
            <text:p>-5889,16666666667</text:p>
          </table:table-cell>
          <table:table-cell table:formula="of:=[.F193] + (3*[.D193]/4)" office:value-type="float" office:value="-5379.16666666667" calcext:value-type="float">
            <text:p>-5379,16666666667</text:p>
          </table:table-cell>
          <table:table-cell table:formula="of:=-40*(SIN((1/120)*[.A193]*PI()))" office:value-type="float" office:value="38.3527893947277" calcext:value-type="float">
            <text:p>38,352789394727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4]/4" office:value-type="float" office:value="510" calcext:value-type="float">
            <text:p>510</text:p>
          </table:table-cell>
          <table:table-cell table:formula="of:=([.B194]*([.A194]^2) + [.C194]*[.A194])" office:value-type="float" office:value="-5952" calcext:value-type="float">
            <text:p>-5952</text:p>
          </table:table-cell>
          <table:table-cell table:formula="of:=[.F194] + (3*[.D194]/4)" office:value-type="float" office:value="-5442" calcext:value-type="float">
            <text:p>-5442</text:p>
          </table:table-cell>
          <table:table-cell table:formula="of:=-40*(SIN((1/120)*[.A194]*PI()))" office:value-type="float" office:value="38.0422606518061" calcext:value-type="float">
            <text:p>38,04226065180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5]/4" office:value-type="float" office:value="510" calcext:value-type="float">
            <text:p>510</text:p>
          </table:table-cell>
          <table:table-cell table:formula="of:=([.B195]*([.A195]^2) + [.C195]*[.A195])" office:value-type="float" office:value="-6015.16666666667" calcext:value-type="float">
            <text:p>-6015,16666666667</text:p>
          </table:table-cell>
          <table:table-cell table:formula="of:=[.F195] + (3*[.D195]/4)" office:value-type="float" office:value="-5505.16666666667" calcext:value-type="float">
            <text:p>-5505,16666666667</text:p>
          </table:table-cell>
          <table:table-cell table:formula="of:=-40*(SIN((1/120)*[.A195]*PI()))" office:value-type="float" office:value="37.7056596436871" calcext:value-type="float">
            <text:p>37,70565964368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6]/4" office:value-type="float" office:value="510" calcext:value-type="float">
            <text:p>510</text:p>
          </table:table-cell>
          <table:table-cell table:formula="of:=([.B196]*([.A196]^2) + [.C196]*[.A196])" office:value-type="float" office:value="-6078.66666666667" calcext:value-type="float">
            <text:p>-6078,66666666667</text:p>
          </table:table-cell>
          <table:table-cell table:formula="of:=[.F196] + (3*[.D196]/4)" office:value-type="float" office:value="-5568.66666666667" calcext:value-type="float">
            <text:p>-5568,66666666667</text:p>
          </table:table-cell>
          <table:table-cell table:formula="of:=-40*(SIN((1/120)*[.A196]*PI()))" office:value-type="float" office:value="37.3432170598881" calcext:value-type="float">
            <text:p>37,34321705988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7]/4" office:value-type="float" office:value="510" calcext:value-type="float">
            <text:p>510</text:p>
          </table:table-cell>
          <table:table-cell table:formula="of:=([.B197]*([.A197]^2) + [.C197]*[.A197])" office:value-type="float" office:value="-6142.5" calcext:value-type="float">
            <text:p>-6142,5</text:p>
          </table:table-cell>
          <table:table-cell table:formula="of:=[.F197] + (3*[.D197]/4)" office:value-type="float" office:value="-5632.5" calcext:value-type="float">
            <text:p>-5632,5</text:p>
          </table:table-cell>
          <table:table-cell table:formula="of:=-40*(SIN((1/120)*[.A197]*PI()))" office:value-type="float" office:value="36.9551813004515" calcext:value-type="float">
            <text:p>36,95518130045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8]/4" office:value-type="float" office:value="510" calcext:value-type="float">
            <text:p>510</text:p>
          </table:table-cell>
          <table:table-cell table:formula="of:=([.B198]*([.A198]^2) + [.C198]*[.A198])" office:value-type="float" office:value="-6206.66666666667" calcext:value-type="float">
            <text:p>-6206,66666666667</text:p>
          </table:table-cell>
          <table:table-cell table:formula="of:=[.F198] + (3*[.D198]/4)" office:value-type="float" office:value="-5696.66666666667" calcext:value-type="float">
            <text:p>-5696,66666666667</text:p>
          </table:table-cell>
          <table:table-cell table:formula="of:=-40*(SIN((1/120)*[.A198]*PI()))" office:value-type="float" office:value="36.541818305704" calcext:value-type="float">
            <text:p>36,5418183057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9]/4" office:value-type="float" office:value="510" calcext:value-type="float">
            <text:p>510</text:p>
          </table:table-cell>
          <table:table-cell table:formula="of:=([.B199]*([.A199]^2) + [.C199]*[.A199])" office:value-type="float" office:value="-6271.16666666667" calcext:value-type="float">
            <text:p>-6271,16666666667</text:p>
          </table:table-cell>
          <table:table-cell table:formula="of:=[.F199] + (3*[.D199]/4)" office:value-type="float" office:value="-5761.16666666667" calcext:value-type="float">
            <text:p>-5761,16666666667</text:p>
          </table:table-cell>
          <table:table-cell table:formula="of:=-40*(SIN((1/120)*[.A199]*PI()))" office:value-type="float" office:value="36.1034113739944" calcext:value-type="float">
            <text:p>36,10341137399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0]/4" office:value-type="float" office:value="510" calcext:value-type="float">
            <text:p>510</text:p>
          </table:table-cell>
          <table:table-cell table:formula="of:=([.B200]*([.A200]^2) + [.C200]*[.A200])" office:value-type="float" office:value="-6336" calcext:value-type="float">
            <text:p>-6336</text:p>
          </table:table-cell>
          <table:table-cell table:formula="of:=[.F200] + (3*[.D200]/4)" office:value-type="float" office:value="-5826" calcext:value-type="float">
            <text:p>-5826</text:p>
          </table:table-cell>
          <table:table-cell table:formula="of:=-40*(SIN((1/120)*[.A200]*PI()))" office:value-type="float" office:value="35.6402609675347" calcext:value-type="float">
            <text:p>35,64026096753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1]/4" office:value-type="float" office:value="510" calcext:value-type="float">
            <text:p>510</text:p>
          </table:table-cell>
          <table:table-cell table:formula="of:=([.B201]*([.A201]^2) + [.C201]*[.A201])" office:value-type="float" office:value="-6401.16666666667" calcext:value-type="float">
            <text:p>-6401,16666666667</text:p>
          </table:table-cell>
          <table:table-cell table:formula="of:=[.F201] + (3*[.D201]/4)" office:value-type="float" office:value="-5891.16666666667" calcext:value-type="float">
            <text:p>-5891,16666666667</text:p>
          </table:table-cell>
          <table:table-cell table:formula="of:=-40*(SIN((1/120)*[.A201]*PI()))" office:value-type="float" office:value="35.1526845064786" calcext:value-type="float">
            <text:p>35,15268450647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1/6" office:value-type="float" office:value="-0.166666666666667" calcext:value-type="float">
            <text:p>-0,166666666666667</text:p>
          </table:table-cell>
          <table:table-cell table:formula="of:=1" office:value-type="float" office:value="1" calcext:value-type="float">
            <text:p>1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2]/4" office:value-type="float" office:value="510" calcext:value-type="float">
            <text:p>510</text:p>
          </table:table-cell>
          <table:table-cell table:formula="of:=([.B202]*([.A202]^2) + [.C202]*[.A202])" office:value-type="float" office:value="-6466.66666666667" calcext:value-type="float">
            <text:p>-6466,66666666667</text:p>
          </table:table-cell>
          <table:table-cell table:formula="of:=[.F202] + (3*[.D202]/4)" office:value-type="float" office:value="-5956.66666666667" calcext:value-type="float">
            <text:p>-5956,66666666667</text:p>
          </table:table-cell>
          <table:table-cell table:formula="of:=-40*(SIN((1/120)*[.A202]*PI()))" office:value-type="float" office:value="34.6410161513775" calcext:value-type="float">
            <text:p>34,6410161513775</text:p>
          </table:table-cell>
        </table:table-row>
      </table:table>
      <table:named-expressions>
        <table:named-range table:name="Alpha" table:base-cell-address="$Sheet1.$B$1" table:cell-range-address="$Sheet1.$B$1:.$B$1048576"/>
        <table:named-range table:name="Beta" table:base-cell-address="$Sheet1.$C$1" table:cell-range-address="$Sheet1.$C$1:.$C$1048576"/>
        <table:named-range table:name="Height" table:base-cell-address="$Sheet1.$D$1" table:cell-range-address="$Sheet1.$D$1:.$D$1048576"/>
        <table:named-range table:name="Movement" table:base-cell-address="$Sheet1.$F$1" table:cell-range-address="$Sheet1.$F$1:.$F$1048576"/>
        <table:named-range table:name="Player_initial_pos" table:base-cell-address="$Sheet1.$E$1" table:cell-range-address="$Sheet1.$E$1:.$E$1048576"/>
        <table:named-range table:name="Player_Ypos" table:base-cell-address="$Sheet1.$G$1" table:cell-range-address="$Sheet1.$G$1:.$G$1048576"/>
        <table:named-range table:name="Tempo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4:58:35.952283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01:39:18.682509520</meta:creation-date>
    <dc:date>2021-04-21T01:03:46.128776591</dc:date>
    <meta:editing-duration>PT5H14M51S</meta:editing-duration>
    <meta:editing-cycles>12</meta:editing-cycles>
    <meta:generator>LibreOffice/6.0.7.3$Linux_X86_64 LibreOffice_project/00m0$Build-3</meta:generator>
    <meta:document-statistic meta:table-count="1" meta:cell-count="16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4cm" svg:height="12.905cm" xlink:href=".." xlink:type="simple" chart:class="chart:line" chart:style-name="ch1">
        <chart:legend chart:legend-position="end" svg:x="18.897cm" svg:y="5.157cm" style:legend-expansion="high" chart:style-name="ch2"/>
        <chart:plot-area chart:style-name="ch3" table:cell-range-address="Sheet1.D1:Sheet1.H202" chart:data-source-has-labels="row" svg:x="0.458cm" svg:y="0.258cm" svg:width="17.981cm" svg:height="12.389cm">
          <chartooo:coordinate-region svg:x="1.556cm" svg:y="0.457cm" svg:width="16.685cm" svg:height="11.991cm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series chart:style-name="ch7" chart:values-cell-range-address="Sheet1.D2:Sheet1.D202" chart:label-cell-address="Sheet1.D1:Sheet1.D1" chart:class="chart:line">
            <chart:data-point chart:repeated="201"/>
          </chart:series>
          <chart:series chart:style-name="ch8" chart:values-cell-range-address="Sheet1.E2:Sheet1.E202" chart:label-cell-address="Sheet1.E1:Sheet1.E1" chart:class="chart:line">
            <chart:data-point chart:repeated="201"/>
          </chart:series>
          <chart:series chart:style-name="ch9" chart:values-cell-range-address="Sheet1.F2:Sheet1.F202" chart:label-cell-address="Sheet1.F1:Sheet1.F1" chart:class="chart:line">
            <chart:data-point chart:repeated="201"/>
          </chart:series>
          <chart:series chart:style-name="ch10" chart:values-cell-range-address="Sheet1.G2:Sheet1.G202" chart:label-cell-address="Sheet1.G1:Sheet1.G1" chart:class="chart:line">
            <chart:data-point chart:repeated="201"/>
          </chart:series>
          <chart:series chart:style-name="ch10" chart:values-cell-range-address="Sheet1.H2:Sheet1.H202" chart:label-cell-address="Sheet1.H1:Sheet1.H1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  <draw:g>
                  <svg:desc>Sheet1.D1:Sheet1.D1</svg:desc>
                </draw:g>
              </table:table-cell>
              <table:table-cell office:value-type="string">
                <text:p>Player_initial_pos</text:p>
                <draw:g>
                  <svg:desc>Sheet1.E1:Sheet1.E1</svg:desc>
                </draw:g>
              </table:table-cell>
              <table:table-cell office:value-type="string">
                <text:p>Movement</text:p>
                <draw:g>
                  <svg:desc>Sheet1.F1:Sheet1.F1</svg:desc>
                </draw:g>
              </table:table-cell>
              <table:table-cell office:value-type="string">
                <text:p>Player_Ypos</text:p>
                <draw:g>
                  <svg:desc>Sheet1.G1:Sheet1.G1</svg:desc>
                </draw:g>
              </table:table-cell>
              <table:table-cell office:value-type="string">
                <text:p>Co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0">
                <text:p>680</text:p>
                <draw:g>
                  <svg:desc>Sheet1.D2:Sheet1.D202</svg:desc>
                </draw:g>
              </table:table-cell>
              <table:table-cell office:value-type="float" office:value="510">
                <text:p>510</text:p>
                <draw:g>
                  <svg:desc>Sheet1.E2:Sheet1.E202</svg:desc>
                </draw:g>
              </table:table-cell>
              <table:table-cell office:value-type="float" office:value="0">
                <text:p>0</text:p>
                <draw:g>
                  <svg:desc>Sheet1.F2:Sheet1.F202</svg:desc>
                </draw:g>
              </table:table-cell>
              <table:table-cell office:value-type="float" office:value="510">
                <text:p>510</text:p>
                <draw:g>
                  <svg:desc>Sheet1.G2:Sheet1.G202</svg:desc>
                </draw:g>
              </table:table-cell>
              <table:table-cell office:value-type="float" office:value="-0">
                <text:p>-0</text:p>
                <draw:g>
                  <svg:desc>Sheet1.H2:Sheet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10.833333333333">
                <text:p>510.833333333333</text:p>
              </table:table-cell>
              <table:table-cell office:value-type="float" office:value="-1.04707793231493">
                <text:p>-1.04707793231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11.333333333333">
                <text:p>511.333333333333</text:p>
              </table:table-cell>
              <table:table-cell office:value-type="float" office:value="-2.09343824971775">
                <text:p>-2.0934382497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.5">
                <text:p>1.5</text:p>
              </table:table-cell>
              <table:table-cell office:value-type="float" office:value="511.5">
                <text:p>511.5</text:p>
              </table:table-cell>
              <table:table-cell office:value-type="float" office:value="-3.1383638291138">
                <text:p>-3.138363829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11.333333333333">
                <text:p>511.333333333333</text:p>
              </table:table-cell>
              <table:table-cell office:value-type="float" office:value="-4.18113853070614">
                <text:p>-4.18113853070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0.833333333333334">
                <text:p>0.833333333333334</text:p>
              </table:table-cell>
              <table:table-cell office:value-type="float" office:value="510.833333333333">
                <text:p>510.833333333333</text:p>
              </table:table-cell>
              <table:table-cell office:value-type="float" office:value="-5.22104768880206">
                <text:p>-5.22104768880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-6.25737860160923">
                <text:p>-6.25737860160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.16666666666667">
                <text:p>-1.16666666666667</text:p>
              </table:table-cell>
              <table:table-cell office:value-type="float" office:value="508.833333333333">
                <text:p>508.833333333333</text:p>
              </table:table-cell>
              <table:table-cell office:value-type="float" office:value="-7.2894210196859">
                <text:p>-7.2894210196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507.333333333333">
                <text:p>507.333333333333</text:p>
              </table:table-cell>
              <table:table-cell office:value-type="float" office:value="-8.31646763271037">
                <text:p>-8.31646763271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.5">
                <text:p>-4.5</text:p>
              </table:table-cell>
              <table:table-cell office:value-type="float" office:value="505.5">
                <text:p>505.5</text:p>
              </table:table-cell>
              <table:table-cell office:value-type="float" office:value="-9.33781455423622">
                <text:p>-9.33781455423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.66666666666666">
                <text:p>-6.66666666666666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-10.3527618041008">
                <text:p>-10.3527618041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.16666666666666">
                <text:p>-9.16666666666666</text:p>
              </table:table-cell>
              <table:table-cell office:value-type="float" office:value="500.833333333333">
                <text:p>500.833333333333</text:p>
              </table:table-cell>
              <table:table-cell office:value-type="float" office:value="-11.3606137881569">
                <text:p>-11.3606137881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2">
                <text:p>-12</text:p>
              </table:table-cell>
              <table:table-cell office:value-type="float" office:value="498">
                <text:p>498</text:p>
              </table:table-cell>
              <table:table-cell office:value-type="float" office:value="-12.3606797749979">
                <text:p>-12.3606797749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.1666666666667">
                <text:p>-15.1666666666667</text:p>
              </table:table-cell>
              <table:table-cell office:value-type="float" office:value="494.833333333333">
                <text:p>494.833333333333</text:p>
              </table:table-cell>
              <table:table-cell office:value-type="float" office:value="-13.3522743693508">
                <text:p>-13.3522743693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8.6666666666667">
                <text:p>-18.6666666666667</text:p>
              </table:table-cell>
              <table:table-cell office:value-type="float" office:value="491.333333333333">
                <text:p>491.333333333333</text:p>
              </table:table-cell>
              <table:table-cell office:value-type="float" office:value="-14.334717981812">
                <text:p>-14.334717981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2.5">
                <text:p>-22.5</text:p>
              </table:table-cell>
              <table:table-cell office:value-type="float" office:value="487.5">
                <text:p>487.5</text:p>
              </table:table-cell>
              <table:table-cell office:value-type="float" office:value="-15.3073372946036">
                <text:p>-15.3073372946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6.6666666666667">
                <text:p>-26.6666666666667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-16.269465723032">
                <text:p>-16.269465723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1.1666666666667">
                <text:p>-31.1666666666667</text:p>
              </table:table-cell>
              <table:table-cell office:value-type="float" office:value="478.833333333333">
                <text:p>478.833333333333</text:p>
              </table:table-cell>
              <table:table-cell office:value-type="float" office:value="-17.2204438723318">
                <text:p>-17.2204438723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6">
                <text:p>-36</text:p>
              </table:table-cell>
              <table:table-cell office:value-type="float" office:value="474">
                <text:p>474</text:p>
              </table:table-cell>
              <table:table-cell office:value-type="float" office:value="-18.1596199895819">
                <text:p>-18.1596199895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.1666666666667">
                <text:p>-41.1666666666667</text:p>
              </table:table-cell>
              <table:table-cell office:value-type="float" office:value="468.833333333333">
                <text:p>468.833333333333</text:p>
              </table:table-cell>
              <table:table-cell office:value-type="float" office:value="-19.0863504103843">
                <text:p>-19.0863504103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463.333333333333">
                <text:p>463.33333333333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2.5">
                <text:p>-52.5</text:p>
              </table:table-cell>
              <table:table-cell office:value-type="float" office:value="457.5">
                <text:p>457.5</text:p>
              </table:table-cell>
              <table:table-cell office:value-type="float" office:value="-20.899942588638">
                <text:p>-20.899942588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8.6666666666667">
                <text:p>-58.6666666666667</text:p>
              </table:table-cell>
              <table:table-cell office:value-type="float" office:value="451.333333333333">
                <text:p>451.333333333333</text:p>
              </table:table-cell>
              <table:table-cell office:value-type="float" office:value="-21.7855614006011">
                <text:p>-21.7855614006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5.1666666666667">
                <text:p>-65.1666666666667</text:p>
              </table:table-cell>
              <table:table-cell office:value-type="float" office:value="444.833333333333">
                <text:p>444.833333333333</text:p>
              </table:table-cell>
              <table:table-cell office:value-type="float" office:value="-22.6562494769933">
                <text:p>-22.6562494769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2">
                <text:p>-72</text:p>
              </table:table-cell>
              <table:table-cell office:value-type="float" office:value="438">
                <text:p>438</text:p>
              </table:table-cell>
              <table:table-cell office:value-type="float" office:value="-23.5114100916989">
                <text:p>-23.5114100916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9.1666666666667">
                <text:p>-79.1666666666667</text:p>
              </table:table-cell>
              <table:table-cell office:value-type="float" office:value="430.833333333333">
                <text:p>430.833333333333</text:p>
              </table:table-cell>
              <table:table-cell office:value-type="float" office:value="-24.3504571603488">
                <text:p>-24.3504571603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86.6666666666667">
                <text:p>-86.6666666666667</text:p>
              </table:table-cell>
              <table:table-cell office:value-type="float" office:value="423.333333333333">
                <text:p>423.333333333333</text:p>
              </table:table-cell>
              <table:table-cell office:value-type="float" office:value="-25.1728156419935">
                <text:p>-25.1728156419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4.5">
                <text:p>-94.5</text:p>
              </table:table-cell>
              <table:table-cell office:value-type="float" office:value="415.5">
                <text:p>415.5</text:p>
              </table:table-cell>
              <table:table-cell office:value-type="float" office:value="-25.9779219332073">
                <text:p>-25.9779219332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02.666666666667">
                <text:p>-102.666666666667</text:p>
              </table:table-cell>
              <table:table-cell office:value-type="float" office:value="407.333333333333">
                <text:p>407.333333333333</text:p>
              </table:table-cell>
              <table:table-cell office:value-type="float" office:value="-26.7652242543543">
                <text:p>-26.7652242543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11.166666666667">
                <text:p>-111.166666666667</text:p>
              </table:table-cell>
              <table:table-cell office:value-type="float" office:value="398.833333333333">
                <text:p>398.833333333333</text:p>
              </table:table-cell>
              <table:table-cell office:value-type="float" office:value="-27.5341830277502">
                <text:p>-27.53418302775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20">
                <text:p>-120</text:p>
              </table:table-cell>
              <table:table-cell office:value-type="float" office:value="390">
                <text:p>390</text:p>
              </table:table-cell>
              <table:table-cell office:value-type="float" office:value="-28.2842712474619">
                <text:p>-28.2842712474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29.166666666667">
                <text:p>-129.166666666667</text:p>
              </table:table-cell>
              <table:table-cell office:value-type="float" office:value="380.833333333333">
                <text:p>380.833333333333</text:p>
              </table:table-cell>
              <table:table-cell office:value-type="float" office:value="-29.0149748404915">
                <text:p>-29.014974840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38.666666666667">
                <text:p>-138.666666666667</text:p>
              </table:table-cell>
              <table:table-cell office:value-type="float" office:value="371.333333333333">
                <text:p>371.333333333333</text:p>
              </table:table-cell>
              <table:table-cell office:value-type="float" office:value="-29.7257930190958">
                <text:p>-29.7257930190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48.5">
                <text:p>-148.5</text:p>
              </table:table-cell>
              <table:table-cell office:value-type="float" office:value="361.5">
                <text:p>361.5</text:p>
              </table:table-cell>
              <table:table-cell office:value-type="float" office:value="-30.4162386240012">
                <text:p>-30.4162386240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8.666666666667">
                <text:p>-158.666666666667</text:p>
              </table:table-cell>
              <table:table-cell office:value-type="float" office:value="351.333333333333">
                <text:p>351.333333333333</text:p>
              </table:table-cell>
              <table:table-cell office:value-type="float" office:value="-31.0858384582788">
                <text:p>-31.0858384582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69.166666666667">
                <text:p>-169.166666666667</text:p>
              </table:table-cell>
              <table:table-cell office:value-type="float" office:value="340.833333333333">
                <text:p>340.833333333333</text:p>
              </table:table-cell>
              <table:table-cell office:value-type="float" office:value="-31.7341336116494">
                <text:p>-31.7341336116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80">
                <text:p>-180</text:p>
              </table:table-cell>
              <table:table-cell office:value-type="float" office:value="330">
                <text:p>330</text:p>
              </table:table-cell>
              <table:table-cell office:value-type="float" office:value="-32.3606797749979">
                <text:p>-32.3606797749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91.166666666667">
                <text:p>-191.166666666667</text:p>
              </table:table-cell>
              <table:table-cell office:value-type="float" office:value="318.833333333333">
                <text:p>318.833333333333</text:p>
              </table:table-cell>
              <table:table-cell office:value-type="float" office:value="-32.9650475448806">
                <text:p>-32.9650475448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02.666666666667">
                <text:p>-202.666666666667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-33.546822717817">
                <text:p>-33.546822717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14.5">
                <text:p>-214.5</text:p>
              </table:table-cell>
              <table:table-cell office:value-type="float" office:value="295.5">
                <text:p>295.5</text:p>
              </table:table-cell>
              <table:table-cell office:value-type="float" office:value="-34.1056065741637">
                <text:p>-34.1056065741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26.666666666667">
                <text:p>-226.666666666667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-34.6410161513775">
                <text:p>-34.6410161513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39.166666666667">
                <text:p>-239.166666666667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-35.1526845064786">
                <text:p>-35.1526845064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52">
                <text:p>-252</text:p>
              </table:table-cell>
              <table:table-cell office:value-type="float" office:value="258">
                <text:p>258</text:p>
              </table:table-cell>
              <table:table-cell office:value-type="float" office:value="-35.6402609675347">
                <text:p>-35.6402609675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65.166666666667">
                <text:p>-265.166666666667</text:p>
              </table:table-cell>
              <table:table-cell office:value-type="float" office:value="244.833333333333">
                <text:p>244.833333333333</text:p>
              </table:table-cell>
              <table:table-cell office:value-type="float" office:value="-36.1034113739944">
                <text:p>-36.1034113739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78.666666666667">
                <text:p>-278.666666666667</text:p>
              </table:table-cell>
              <table:table-cell office:value-type="float" office:value="231.333333333333">
                <text:p>231.333333333333</text:p>
              </table:table-cell>
              <table:table-cell office:value-type="float" office:value="-36.541818305704">
                <text:p>-36.541818305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92.5">
                <text:p>-292.5</text:p>
              </table:table-cell>
              <table:table-cell office:value-type="float" office:value="217.5">
                <text:p>217.5</text:p>
              </table:table-cell>
              <table:table-cell office:value-type="float" office:value="-36.9551813004515">
                <text:p>-36.9551813004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06.666666666667">
                <text:p>-306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-37.3432170598881">
                <text:p>-37.3432170598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21.166666666667">
                <text:p>-321.166666666667</text:p>
              </table:table-cell>
              <table:table-cell office:value-type="float" office:value="188.833333333333">
                <text:p>188.833333333333</text:p>
              </table:table-cell>
              <table:table-cell office:value-type="float" office:value="-37.7056596436871">
                <text:p>-37.7056596436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36">
                <text:p>-336</text:p>
              </table:table-cell>
              <table:table-cell office:value-type="float" office:value="174">
                <text:p>174</text:p>
              </table:table-cell>
              <table:table-cell office:value-type="float" office:value="-38.0422606518061">
                <text:p>-38.0422606518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51.166666666667">
                <text:p>-351.166666666667</text:p>
              </table:table-cell>
              <table:table-cell office:value-type="float" office:value="158.833333333333">
                <text:p>158.833333333333</text:p>
              </table:table-cell>
              <table:table-cell office:value-type="float" office:value="-38.3527893947277">
                <text:p>-38.3527893947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66.666666666667">
                <text:p>-366.666666666667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-38.6370330515627">
                <text:p>-38.6370330515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82.5">
                <text:p>-382.5</text:p>
              </table:table-cell>
              <table:table-cell office:value-type="float" office:value="127.5">
                <text:p>127.5</text:p>
              </table:table-cell>
              <table:table-cell office:value-type="float" office:value="-38.8947968159071">
                <text:p>-38.8947968159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98.666666666667">
                <text:p>-398.666666666667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-39.1259040293522">
                <text:p>-39.12590402935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5.166666666667">
                <text:p>-415.166666666667</text:p>
              </table:table-cell>
              <table:table-cell office:value-type="float" office:value="94.8333333333334">
                <text:p>94.8333333333334</text:p>
              </table:table-cell>
              <table:table-cell office:value-type="float" office:value="-39.3301963025582">
                <text:p>-39.3301963025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32">
                <text:p>-432</text:p>
              </table:table-cell>
              <table:table-cell office:value-type="float" office:value="78">
                <text:p>78</text:p>
              </table:table-cell>
              <table:table-cell office:value-type="float" office:value="-39.5075336238055">
                <text:p>-39.5075336238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49.166666666667">
                <text:p>-449.166666666667</text:p>
              </table:table-cell>
              <table:table-cell office:value-type="float" office:value="60.8333333333334">
                <text:p>60.8333333333334</text:p>
              </table:table-cell>
              <table:table-cell office:value-type="float" office:value="-39.6577944549524">
                <text:p>-39.6577944549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6.666666666667">
                <text:p>-466.666666666667</text:p>
              </table:table-cell>
              <table:table-cell office:value-type="float" office:value="43.3333333333334">
                <text:p>43.3333333333334</text:p>
              </table:table-cell>
              <table:table-cell office:value-type="float" office:value="-39.7808758147309">
                <text:p>-39.78087581473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84.5">
                <text:p>-484.5</text:p>
              </table:table-cell>
              <table:table-cell office:value-type="float" office:value="25.5">
                <text:p>25.5</text:p>
              </table:table-cell>
              <table:table-cell office:value-type="float" office:value="-39.8766933493251">
                <text:p>-39.87669334932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02.666666666667">
                <text:p>-502.666666666667</text:p>
              </table:table-cell>
              <table:table-cell office:value-type="float" office:value="7.33333333333337">
                <text:p>7.33333333333337</text:p>
              </table:table-cell>
              <table:table-cell office:value-type="float" office:value="-39.945181390183">
                <text:p>-39.945181390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21.166666666667">
                <text:p>-521.166666666667</text:p>
              </table:table-cell>
              <table:table-cell office:value-type="float" office:value="-11.1666666666666">
                <text:p>-11.1666666666666</text:p>
              </table:table-cell>
              <table:table-cell office:value-type="float" office:value="-39.9862929990223">
                <text:p>-39.9862929990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40">
                <text:p>-54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59.166666666667">
                <text:p>-559.166666666667</text:p>
              </table:table-cell>
              <table:table-cell office:value-type="float" office:value="-49.1666666666666">
                <text:p>-49.1666666666666</text:p>
              </table:table-cell>
              <table:table-cell office:value-type="float" office:value="-39.9862929990223">
                <text:p>-39.9862929990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78.666666666667">
                <text:p>-578.666666666667</text:p>
              </table:table-cell>
              <table:table-cell office:value-type="float" office:value="-68.6666666666666">
                <text:p>-68.6666666666666</text:p>
              </table:table-cell>
              <table:table-cell office:value-type="float" office:value="-39.945181390183">
                <text:p>-39.945181390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98.5">
                <text:p>-598.5</text:p>
              </table:table-cell>
              <table:table-cell office:value-type="float" office:value="-88.5">
                <text:p>-88.5</text:p>
              </table:table-cell>
              <table:table-cell office:value-type="float" office:value="-39.8766933493251">
                <text:p>-39.8766933493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18.666666666667">
                <text:p>-618.666666666667</text:p>
              </table:table-cell>
              <table:table-cell office:value-type="float" office:value="-108.666666666667">
                <text:p>-108.666666666667</text:p>
              </table:table-cell>
              <table:table-cell office:value-type="float" office:value="-39.7808758147309">
                <text:p>-39.78087581473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39.166666666667">
                <text:p>-639.166666666667</text:p>
              </table:table-cell>
              <table:table-cell office:value-type="float" office:value="-129.166666666667">
                <text:p>-129.166666666667</text:p>
              </table:table-cell>
              <table:table-cell office:value-type="float" office:value="-39.6577944549524">
                <text:p>-39.6577944549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60">
                <text:p>-660</text:p>
              </table:table-cell>
              <table:table-cell office:value-type="float" office:value="-150">
                <text:p>-150</text:p>
              </table:table-cell>
              <table:table-cell office:value-type="float" office:value="-39.5075336238055">
                <text:p>-39.5075336238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81.166666666667">
                <text:p>-681.166666666667</text:p>
              </table:table-cell>
              <table:table-cell office:value-type="float" office:value="-171.166666666667">
                <text:p>-171.166666666667</text:p>
              </table:table-cell>
              <table:table-cell office:value-type="float" office:value="-39.3301963025582">
                <text:p>-39.3301963025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02.666666666667">
                <text:p>-702.666666666667</text:p>
              </table:table-cell>
              <table:table-cell office:value-type="float" office:value="-192.666666666667">
                <text:p>-192.666666666667</text:p>
              </table:table-cell>
              <table:table-cell office:value-type="float" office:value="-39.1259040293522">
                <text:p>-39.1259040293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24.5">
                <text:p>-724.5</text:p>
              </table:table-cell>
              <table:table-cell office:value-type="float" office:value="-214.5">
                <text:p>-214.5</text:p>
              </table:table-cell>
              <table:table-cell office:value-type="float" office:value="-38.8947968159071">
                <text:p>-38.89479681590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46.666666666667">
                <text:p>-746.666666666667</text:p>
              </table:table-cell>
              <table:table-cell office:value-type="float" office:value="-236.666666666667">
                <text:p>-236.666666666667</text:p>
              </table:table-cell>
              <table:table-cell office:value-type="float" office:value="-38.6370330515627">
                <text:p>-38.6370330515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69.166666666667">
                <text:p>-769.166666666667</text:p>
              </table:table-cell>
              <table:table-cell office:value-type="float" office:value="-259.166666666667">
                <text:p>-259.166666666667</text:p>
              </table:table-cell>
              <table:table-cell office:value-type="float" office:value="-38.3527893947277">
                <text:p>-38.3527893947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92">
                <text:p>-792</text:p>
              </table:table-cell>
              <table:table-cell office:value-type="float" office:value="-282">
                <text:p>-282</text:p>
              </table:table-cell>
              <table:table-cell office:value-type="float" office:value="-38.0422606518061">
                <text:p>-38.0422606518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815.166666666667">
                <text:p>-815.166666666667</text:p>
              </table:table-cell>
              <table:table-cell office:value-type="float" office:value="-305.166666666667">
                <text:p>-305.166666666667</text:p>
              </table:table-cell>
              <table:table-cell office:value-type="float" office:value="-37.7056596436871">
                <text:p>-37.7056596436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838.666666666667">
                <text:p>-838.666666666667</text:p>
              </table:table-cell>
              <table:table-cell office:value-type="float" office:value="-328.666666666667">
                <text:p>-328.666666666667</text:p>
              </table:table-cell>
              <table:table-cell office:value-type="float" office:value="-37.3432170598881">
                <text:p>-37.3432170598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862.5">
                <text:p>-862.5</text:p>
              </table:table-cell>
              <table:table-cell office:value-type="float" office:value="-352.5">
                <text:p>-352.5</text:p>
              </table:table-cell>
              <table:table-cell office:value-type="float" office:value="-36.9551813004515">
                <text:p>-36.9551813004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886.666666666667">
                <text:p>-886.666666666667</text:p>
              </table:table-cell>
              <table:table-cell office:value-type="float" office:value="-376.666666666667">
                <text:p>-376.666666666667</text:p>
              </table:table-cell>
              <table:table-cell office:value-type="float" office:value="-36.541818305704">
                <text:p>-36.541818305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11.166666666667">
                <text:p>-911.166666666667</text:p>
              </table:table-cell>
              <table:table-cell office:value-type="float" office:value="-401.166666666667">
                <text:p>-401.166666666667</text:p>
              </table:table-cell>
              <table:table-cell office:value-type="float" office:value="-36.1034113739944">
                <text:p>-36.1034113739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36">
                <text:p>-936</text:p>
              </table:table-cell>
              <table:table-cell office:value-type="float" office:value="-426">
                <text:p>-426</text:p>
              </table:table-cell>
              <table:table-cell office:value-type="float" office:value="-35.6402609675347">
                <text:p>-35.6402609675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61.166666666666">
                <text:p>-961.166666666666</text:p>
              </table:table-cell>
              <table:table-cell office:value-type="float" office:value="-451.166666666667">
                <text:p>-451.166666666667</text:p>
              </table:table-cell>
              <table:table-cell office:value-type="float" office:value="-35.1526845064786">
                <text:p>-35.1526845064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86.666666666667">
                <text:p>-986.666666666667</text:p>
              </table:table-cell>
              <table:table-cell office:value-type="float" office:value="-476.666666666667">
                <text:p>-476.666666666667</text:p>
              </table:table-cell>
              <table:table-cell office:value-type="float" office:value="-34.6410161513775">
                <text:p>-34.6410161513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012.5">
                <text:p>-1012.5</text:p>
              </table:table-cell>
              <table:table-cell office:value-type="float" office:value="-502.5">
                <text:p>-502.5</text:p>
              </table:table-cell>
              <table:table-cell office:value-type="float" office:value="-34.1056065741637">
                <text:p>-34.1056065741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038.66666666667">
                <text:p>-1038.66666666667</text:p>
              </table:table-cell>
              <table:table-cell office:value-type="float" office:value="-528.666666666667">
                <text:p>-528.666666666667</text:p>
              </table:table-cell>
              <table:table-cell office:value-type="float" office:value="-33.546822717817">
                <text:p>-33.5468227178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065.16666666667">
                <text:p>-1065.16666666667</text:p>
              </table:table-cell>
              <table:table-cell office:value-type="float" office:value="-555.166666666667">
                <text:p>-555.166666666667</text:p>
              </table:table-cell>
              <table:table-cell office:value-type="float" office:value="-32.9650475448806">
                <text:p>-32.9650475448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092">
                <text:p>-1092</text:p>
              </table:table-cell>
              <table:table-cell office:value-type="float" office:value="-582">
                <text:p>-582</text:p>
              </table:table-cell>
              <table:table-cell office:value-type="float" office:value="-32.3606797749979">
                <text:p>-32.36067977499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119.16666666667">
                <text:p>-1119.16666666667</text:p>
              </table:table-cell>
              <table:table-cell office:value-type="float" office:value="-609.166666666667">
                <text:p>-609.166666666667</text:p>
              </table:table-cell>
              <table:table-cell office:value-type="float" office:value="-31.7341336116494">
                <text:p>-31.7341336116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146.66666666667">
                <text:p>-1146.66666666667</text:p>
              </table:table-cell>
              <table:table-cell office:value-type="float" office:value="-636.666666666667">
                <text:p>-636.666666666667</text:p>
              </table:table-cell>
              <table:table-cell office:value-type="float" office:value="-31.0858384582788">
                <text:p>-31.08583845827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174.5">
                <text:p>-1174.5</text:p>
              </table:table-cell>
              <table:table-cell office:value-type="float" office:value="-664.5">
                <text:p>-664.5</text:p>
              </table:table-cell>
              <table:table-cell office:value-type="float" office:value="-30.4162386240012">
                <text:p>-30.4162386240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202.66666666667">
                <text:p>-1202.66666666667</text:p>
              </table:table-cell>
              <table:table-cell office:value-type="float" office:value="-692.666666666667">
                <text:p>-692.666666666667</text:p>
              </table:table-cell>
              <table:table-cell office:value-type="float" office:value="-29.7257930190958">
                <text:p>-29.7257930190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231.16666666667">
                <text:p>-1231.16666666667</text:p>
              </table:table-cell>
              <table:table-cell office:value-type="float" office:value="-721.166666666667">
                <text:p>-721.166666666667</text:p>
              </table:table-cell>
              <table:table-cell office:value-type="float" office:value="-29.0149748404915">
                <text:p>-29.0149748404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260">
                <text:p>-1260</text:p>
              </table:table-cell>
              <table:table-cell office:value-type="float" office:value="-750">
                <text:p>-750</text:p>
              </table:table-cell>
              <table:table-cell office:value-type="float" office:value="-28.2842712474619">
                <text:p>-28.2842712474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289.16666666667">
                <text:p>-1289.16666666667</text:p>
              </table:table-cell>
              <table:table-cell office:value-type="float" office:value="-779.166666666667">
                <text:p>-779.166666666667</text:p>
              </table:table-cell>
              <table:table-cell office:value-type="float" office:value="-27.5341830277502">
                <text:p>-27.5341830277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318.66666666667">
                <text:p>-1318.66666666667</text:p>
              </table:table-cell>
              <table:table-cell office:value-type="float" office:value="-808.666666666667">
                <text:p>-808.666666666667</text:p>
              </table:table-cell>
              <table:table-cell office:value-type="float" office:value="-26.7652242543543">
                <text:p>-26.76522425435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348.5">
                <text:p>-1348.5</text:p>
              </table:table-cell>
              <table:table-cell office:value-type="float" office:value="-838.5">
                <text:p>-838.5</text:p>
              </table:table-cell>
              <table:table-cell office:value-type="float" office:value="-25.9779219332073">
                <text:p>-25.9779219332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378.66666666667">
                <text:p>-1378.66666666667</text:p>
              </table:table-cell>
              <table:table-cell office:value-type="float" office:value="-868.666666666667">
                <text:p>-868.666666666667</text:p>
              </table:table-cell>
              <table:table-cell office:value-type="float" office:value="-25.1728156419935">
                <text:p>-25.1728156419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409.16666666667">
                <text:p>-1409.16666666667</text:p>
              </table:table-cell>
              <table:table-cell office:value-type="float" office:value="-899.166666666667">
                <text:p>-899.166666666667</text:p>
              </table:table-cell>
              <table:table-cell office:value-type="float" office:value="-24.3504571603488">
                <text:p>-24.35045716034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440">
                <text:p>-1440</text:p>
              </table:table-cell>
              <table:table-cell office:value-type="float" office:value="-930">
                <text:p>-930</text:p>
              </table:table-cell>
              <table:table-cell office:value-type="float" office:value="-23.5114100916989">
                <text:p>-23.5114100916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471.16666666667">
                <text:p>-1471.16666666667</text:p>
              </table:table-cell>
              <table:table-cell office:value-type="float" office:value="-961.166666666666">
                <text:p>-961.166666666666</text:p>
              </table:table-cell>
              <table:table-cell office:value-type="float" office:value="-22.6562494769933">
                <text:p>-22.6562494769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02.66666666667">
                <text:p>-1502.66666666667</text:p>
              </table:table-cell>
              <table:table-cell office:value-type="float" office:value="-992.666666666667">
                <text:p>-992.666666666667</text:p>
              </table:table-cell>
              <table:table-cell office:value-type="float" office:value="-21.7855614006011">
                <text:p>-21.7855614006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34.5">
                <text:p>-1534.5</text:p>
              </table:table-cell>
              <table:table-cell office:value-type="float" office:value="-1024.5">
                <text:p>-1024.5</text:p>
              </table:table-cell>
              <table:table-cell office:value-type="float" office:value="-20.899942588638">
                <text:p>-20.899942588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66.66666666667">
                <text:p>-1566.66666666667</text:p>
              </table:table-cell>
              <table:table-cell office:value-type="float" office:value="-1056.66666666667">
                <text:p>-1056.666666666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99.16666666667">
                <text:p>-1599.16666666667</text:p>
              </table:table-cell>
              <table:table-cell office:value-type="float" office:value="-1089.16666666667">
                <text:p>-1089.16666666667</text:p>
              </table:table-cell>
              <table:table-cell office:value-type="float" office:value="-19.0863504103843">
                <text:p>-19.0863504103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632">
                <text:p>-1632</text:p>
              </table:table-cell>
              <table:table-cell office:value-type="float" office:value="-1122">
                <text:p>-1122</text:p>
              </table:table-cell>
              <table:table-cell office:value-type="float" office:value="-18.1596199895819">
                <text:p>-18.1596199895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665.16666666667">
                <text:p>-1665.16666666667</text:p>
              </table:table-cell>
              <table:table-cell office:value-type="float" office:value="-1155.16666666667">
                <text:p>-1155.16666666667</text:p>
              </table:table-cell>
              <table:table-cell office:value-type="float" office:value="-17.2204438723318">
                <text:p>-17.22044387233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698.66666666667">
                <text:p>-1698.66666666667</text:p>
              </table:table-cell>
              <table:table-cell office:value-type="float" office:value="-1188.66666666667">
                <text:p>-1188.66666666667</text:p>
              </table:table-cell>
              <table:table-cell office:value-type="float" office:value="-16.269465723032">
                <text:p>-16.269465723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732.5">
                <text:p>-1732.5</text:p>
              </table:table-cell>
              <table:table-cell office:value-type="float" office:value="-1222.5">
                <text:p>-1222.5</text:p>
              </table:table-cell>
              <table:table-cell office:value-type="float" office:value="-15.3073372946036">
                <text:p>-15.3073372946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766.66666666667">
                <text:p>-1766.66666666667</text:p>
              </table:table-cell>
              <table:table-cell office:value-type="float" office:value="-1256.66666666667">
                <text:p>-1256.66666666667</text:p>
              </table:table-cell>
              <table:table-cell office:value-type="float" office:value="-14.334717981812">
                <text:p>-14.334717981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801.16666666667">
                <text:p>-1801.16666666667</text:p>
              </table:table-cell>
              <table:table-cell office:value-type="float" office:value="-1291.16666666667">
                <text:p>-1291.16666666667</text:p>
              </table:table-cell>
              <table:table-cell office:value-type="float" office:value="-13.3522743693508">
                <text:p>-13.3522743693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836">
                <text:p>-1836</text:p>
              </table:table-cell>
              <table:table-cell office:value-type="float" office:value="-1326">
                <text:p>-1326</text:p>
              </table:table-cell>
              <table:table-cell office:value-type="float" office:value="-12.3606797749979">
                <text:p>-12.36067977499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871.16666666667">
                <text:p>-1871.16666666667</text:p>
              </table:table-cell>
              <table:table-cell office:value-type="float" office:value="-1361.16666666667">
                <text:p>-1361.16666666667</text:p>
              </table:table-cell>
              <table:table-cell office:value-type="float" office:value="-11.3606137881569">
                <text:p>-11.3606137881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906.66666666667">
                <text:p>-1906.66666666667</text:p>
              </table:table-cell>
              <table:table-cell office:value-type="float" office:value="-1396.66666666667">
                <text:p>-1396.66666666667</text:p>
              </table:table-cell>
              <table:table-cell office:value-type="float" office:value="-10.3527618041008">
                <text:p>-10.3527618041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942.5">
                <text:p>-1942.5</text:p>
              </table:table-cell>
              <table:table-cell office:value-type="float" office:value="-1432.5">
                <text:p>-1432.5</text:p>
              </table:table-cell>
              <table:table-cell office:value-type="float" office:value="-9.33781455423622">
                <text:p>-9.337814554236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978.66666666667">
                <text:p>-1978.66666666667</text:p>
              </table:table-cell>
              <table:table-cell office:value-type="float" office:value="-1468.66666666667">
                <text:p>-1468.66666666667</text:p>
              </table:table-cell>
              <table:table-cell office:value-type="float" office:value="-8.31646763271037">
                <text:p>-8.316467632710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015.16666666667">
                <text:p>-2015.16666666667</text:p>
              </table:table-cell>
              <table:table-cell office:value-type="float" office:value="-1505.16666666667">
                <text:p>-1505.16666666667</text:p>
              </table:table-cell>
              <table:table-cell office:value-type="float" office:value="-7.28942101968591">
                <text:p>-7.289421019685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052">
                <text:p>-2052</text:p>
              </table:table-cell>
              <table:table-cell office:value-type="float" office:value="-1542">
                <text:p>-1542</text:p>
              </table:table-cell>
              <table:table-cell office:value-type="float" office:value="-6.25737860160924">
                <text:p>-6.257378601609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089.16666666667">
                <text:p>-2089.16666666667</text:p>
              </table:table-cell>
              <table:table-cell office:value-type="float" office:value="-1579.16666666667">
                <text:p>-1579.16666666667</text:p>
              </table:table-cell>
              <table:table-cell office:value-type="float" office:value="-5.22104768880206">
                <text:p>-5.22104768880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126.66666666667">
                <text:p>-2126.66666666667</text:p>
              </table:table-cell>
              <table:table-cell office:value-type="float" office:value="-1616.66666666667">
                <text:p>-1616.66666666667</text:p>
              </table:table-cell>
              <table:table-cell office:value-type="float" office:value="-4.18113853070615">
                <text:p>-4.181138530706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164.5">
                <text:p>-2164.5</text:p>
              </table:table-cell>
              <table:table-cell office:value-type="float" office:value="-1654.5">
                <text:p>-1654.5</text:p>
              </table:table-cell>
              <table:table-cell office:value-type="float" office:value="-3.1383638291138">
                <text:p>-3.1383638291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202.66666666667">
                <text:p>-2202.66666666667</text:p>
              </table:table-cell>
              <table:table-cell office:value-type="float" office:value="-1692.66666666667">
                <text:p>-1692.66666666667</text:p>
              </table:table-cell>
              <table:table-cell office:value-type="float" office:value="-2.09343824971777">
                <text:p>-2.093438249717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241.16666666667">
                <text:p>-2241.16666666667</text:p>
              </table:table-cell>
              <table:table-cell office:value-type="float" office:value="-1731.16666666667">
                <text:p>-1731.16666666667</text:p>
              </table:table-cell>
              <table:table-cell office:value-type="float" office:value="-1.04707793231492">
                <text:p>-1.047077932314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280">
                <text:p>-2280</text:p>
              </table:table-cell>
              <table:table-cell office:value-type="float" office:value="-1770">
                <text:p>-1770</text:p>
              </table:table-cell>
              <table:table-cell office:value-type="float" office:value="-4.89858719658941E-015">
                <text:p>-4.89858719658941E-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319.16666666667">
                <text:p>-2319.16666666667</text:p>
              </table:table-cell>
              <table:table-cell office:value-type="float" office:value="-1809.16666666667">
                <text:p>-1809.16666666667</text:p>
              </table:table-cell>
              <table:table-cell office:value-type="float" office:value="1.04707793231491">
                <text:p>1.047077932314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358.66666666667">
                <text:p>-2358.66666666667</text:p>
              </table:table-cell>
              <table:table-cell office:value-type="float" office:value="-1848.66666666667">
                <text:p>-1848.66666666667</text:p>
              </table:table-cell>
              <table:table-cell office:value-type="float" office:value="2.09343824971774">
                <text:p>2.09343824971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398.5">
                <text:p>-2398.5</text:p>
              </table:table-cell>
              <table:table-cell office:value-type="float" office:value="-1888.5">
                <text:p>-1888.5</text:p>
              </table:table-cell>
              <table:table-cell office:value-type="float" office:value="3.13836382911377">
                <text:p>3.13836382911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438.66666666667">
                <text:p>-2438.66666666667</text:p>
              </table:table-cell>
              <table:table-cell office:value-type="float" office:value="-1928.66666666667">
                <text:p>-1928.66666666667</text:p>
              </table:table-cell>
              <table:table-cell office:value-type="float" office:value="4.18113853070612">
                <text:p>4.181138530706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479.16666666667">
                <text:p>-2479.16666666667</text:p>
              </table:table-cell>
              <table:table-cell office:value-type="float" office:value="-1969.16666666667">
                <text:p>-1969.16666666667</text:p>
              </table:table-cell>
              <table:table-cell office:value-type="float" office:value="5.22104768880207">
                <text:p>5.22104768880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520">
                <text:p>-2520</text:p>
              </table:table-cell>
              <table:table-cell office:value-type="float" office:value="-2010">
                <text:p>-2010</text:p>
              </table:table-cell>
              <table:table-cell office:value-type="float" office:value="6.25737860160923">
                <text:p>6.257378601609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561.16666666667">
                <text:p>-2561.16666666667</text:p>
              </table:table-cell>
              <table:table-cell office:value-type="float" office:value="-2051.16666666667">
                <text:p>-2051.16666666667</text:p>
              </table:table-cell>
              <table:table-cell office:value-type="float" office:value="7.2894210196859">
                <text:p>7.28942101968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602.66666666667">
                <text:p>-2602.66666666667</text:p>
              </table:table-cell>
              <table:table-cell office:value-type="float" office:value="-2092.66666666667">
                <text:p>-2092.66666666667</text:p>
              </table:table-cell>
              <table:table-cell office:value-type="float" office:value="8.31646763271036">
                <text:p>8.3164676327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644.5">
                <text:p>-2644.5</text:p>
              </table:table-cell>
              <table:table-cell office:value-type="float" office:value="-2134.5">
                <text:p>-2134.5</text:p>
              </table:table-cell>
              <table:table-cell office:value-type="float" office:value="9.33781455423621">
                <text:p>9.33781455423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686.66666666667">
                <text:p>-2686.66666666667</text:p>
              </table:table-cell>
              <table:table-cell office:value-type="float" office:value="-2176.66666666667">
                <text:p>-2176.66666666667</text:p>
              </table:table-cell>
              <table:table-cell office:value-type="float" office:value="10.3527618041008">
                <text:p>10.3527618041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729.16666666667">
                <text:p>-2729.16666666667</text:p>
              </table:table-cell>
              <table:table-cell office:value-type="float" office:value="-2219.16666666667">
                <text:p>-2219.16666666667</text:p>
              </table:table-cell>
              <table:table-cell office:value-type="float" office:value="11.3606137881569">
                <text:p>11.36061378815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772">
                <text:p>-2772</text:p>
              </table:table-cell>
              <table:table-cell office:value-type="float" office:value="-2262">
                <text:p>-2262</text:p>
              </table:table-cell>
              <table:table-cell office:value-type="float" office:value="12.3606797749979">
                <text:p>12.36067977499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815.16666666667">
                <text:p>-2815.16666666667</text:p>
              </table:table-cell>
              <table:table-cell office:value-type="float" office:value="-2305.16666666667">
                <text:p>-2305.16666666667</text:p>
              </table:table-cell>
              <table:table-cell office:value-type="float" office:value="13.3522743693508">
                <text:p>13.3522743693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858.66666666667">
                <text:p>-2858.66666666667</text:p>
              </table:table-cell>
              <table:table-cell office:value-type="float" office:value="-2348.66666666667">
                <text:p>-2348.66666666667</text:p>
              </table:table-cell>
              <table:table-cell office:value-type="float" office:value="14.334717981812">
                <text:p>14.3347179818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902.5">
                <text:p>-2902.5</text:p>
              </table:table-cell>
              <table:table-cell office:value-type="float" office:value="-2392.5">
                <text:p>-2392.5</text:p>
              </table:table-cell>
              <table:table-cell office:value-type="float" office:value="15.3073372946036">
                <text:p>15.30733729460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946.66666666667">
                <text:p>-2946.66666666667</text:p>
              </table:table-cell>
              <table:table-cell office:value-type="float" office:value="-2436.66666666667">
                <text:p>-2436.66666666667</text:p>
              </table:table-cell>
              <table:table-cell office:value-type="float" office:value="16.269465723032">
                <text:p>16.269465723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991.16666666667">
                <text:p>-2991.16666666667</text:p>
              </table:table-cell>
              <table:table-cell office:value-type="float" office:value="-2481.16666666667">
                <text:p>-2481.16666666667</text:p>
              </table:table-cell>
              <table:table-cell office:value-type="float" office:value="17.2204438723318">
                <text:p>17.2204438723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036">
                <text:p>-3036</text:p>
              </table:table-cell>
              <table:table-cell office:value-type="float" office:value="-2526">
                <text:p>-2526</text:p>
              </table:table-cell>
              <table:table-cell office:value-type="float" office:value="18.1596199895818">
                <text:p>18.1596199895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081.16666666667">
                <text:p>-3081.16666666667</text:p>
              </table:table-cell>
              <table:table-cell office:value-type="float" office:value="-2571.16666666667">
                <text:p>-2571.16666666667</text:p>
              </table:table-cell>
              <table:table-cell office:value-type="float" office:value="19.0863504103843">
                <text:p>19.08635041038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126.66666666667">
                <text:p>-3126.66666666667</text:p>
              </table:table-cell>
              <table:table-cell office:value-type="float" office:value="-2616.66666666667">
                <text:p>-2616.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172.5">
                <text:p>-3172.5</text:p>
              </table:table-cell>
              <table:table-cell office:value-type="float" office:value="-2662.5">
                <text:p>-2662.5</text:p>
              </table:table-cell>
              <table:table-cell office:value-type="float" office:value="20.8999425886379">
                <text:p>20.89994258863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218.66666666667">
                <text:p>-3218.66666666667</text:p>
              </table:table-cell>
              <table:table-cell office:value-type="float" office:value="-2708.66666666667">
                <text:p>-2708.66666666667</text:p>
              </table:table-cell>
              <table:table-cell office:value-type="float" office:value="21.7855614006011">
                <text:p>21.7855614006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265.16666666667">
                <text:p>-3265.16666666667</text:p>
              </table:table-cell>
              <table:table-cell office:value-type="float" office:value="-2755.16666666667">
                <text:p>-2755.16666666667</text:p>
              </table:table-cell>
              <table:table-cell office:value-type="float" office:value="22.6562494769933">
                <text:p>22.65624947699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312">
                <text:p>-3312</text:p>
              </table:table-cell>
              <table:table-cell office:value-type="float" office:value="-2802">
                <text:p>-2802</text:p>
              </table:table-cell>
              <table:table-cell office:value-type="float" office:value="23.5114100916989">
                <text:p>23.51141009169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359.16666666667">
                <text:p>-3359.16666666667</text:p>
              </table:table-cell>
              <table:table-cell office:value-type="float" office:value="-2849.16666666667">
                <text:p>-2849.16666666667</text:p>
              </table:table-cell>
              <table:table-cell office:value-type="float" office:value="24.3504571603488">
                <text:p>24.3504571603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406.66666666667">
                <text:p>-3406.66666666667</text:p>
              </table:table-cell>
              <table:table-cell office:value-type="float" office:value="-2896.66666666667">
                <text:p>-2896.66666666667</text:p>
              </table:table-cell>
              <table:table-cell office:value-type="float" office:value="25.1728156419935">
                <text:p>25.1728156419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454.5">
                <text:p>-3454.5</text:p>
              </table:table-cell>
              <table:table-cell office:value-type="float" office:value="-2944.5">
                <text:p>-2944.5</text:p>
              </table:table-cell>
              <table:table-cell office:value-type="float" office:value="25.9779219332074">
                <text:p>25.9779219332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502.66666666667">
                <text:p>-3502.66666666667</text:p>
              </table:table-cell>
              <table:table-cell office:value-type="float" office:value="-2992.66666666667">
                <text:p>-2992.66666666667</text:p>
              </table:table-cell>
              <table:table-cell office:value-type="float" office:value="26.7652242543543">
                <text:p>26.76522425435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551.16666666667">
                <text:p>-3551.16666666667</text:p>
              </table:table-cell>
              <table:table-cell office:value-type="float" office:value="-3041.16666666667">
                <text:p>-3041.16666666667</text:p>
              </table:table-cell>
              <table:table-cell office:value-type="float" office:value="27.5341830277502">
                <text:p>27.5341830277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600">
                <text:p>-3600</text:p>
              </table:table-cell>
              <table:table-cell office:value-type="float" office:value="-3090">
                <text:p>-3090</text:p>
              </table:table-cell>
              <table:table-cell office:value-type="float" office:value="28.2842712474619">
                <text:p>28.2842712474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649.16666666667">
                <text:p>-3649.16666666667</text:p>
              </table:table-cell>
              <table:table-cell office:value-type="float" office:value="-3139.16666666667">
                <text:p>-3139.16666666667</text:p>
              </table:table-cell>
              <table:table-cell office:value-type="float" office:value="29.0149748404915">
                <text:p>29.01497484049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698.66666666667">
                <text:p>-3698.66666666667</text:p>
              </table:table-cell>
              <table:table-cell office:value-type="float" office:value="-3188.66666666667">
                <text:p>-3188.66666666667</text:p>
              </table:table-cell>
              <table:table-cell office:value-type="float" office:value="29.7257930190958">
                <text:p>29.7257930190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748.5">
                <text:p>-3748.5</text:p>
              </table:table-cell>
              <table:table-cell office:value-type="float" office:value="-3238.5">
                <text:p>-3238.5</text:p>
              </table:table-cell>
              <table:table-cell office:value-type="float" office:value="30.4162386240012">
                <text:p>30.4162386240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798.66666666667">
                <text:p>-3798.66666666667</text:p>
              </table:table-cell>
              <table:table-cell office:value-type="float" office:value="-3288.66666666667">
                <text:p>-3288.66666666667</text:p>
              </table:table-cell>
              <table:table-cell office:value-type="float" office:value="31.0858384582788">
                <text:p>31.0858384582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849.16666666667">
                <text:p>-3849.16666666667</text:p>
              </table:table-cell>
              <table:table-cell office:value-type="float" office:value="-3339.16666666667">
                <text:p>-3339.16666666667</text:p>
              </table:table-cell>
              <table:table-cell office:value-type="float" office:value="31.7341336116494">
                <text:p>31.7341336116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900">
                <text:p>-3900</text:p>
              </table:table-cell>
              <table:table-cell office:value-type="float" office:value="-3390">
                <text:p>-3390</text:p>
              </table:table-cell>
              <table:table-cell office:value-type="float" office:value="32.3606797749979">
                <text:p>32.36067977499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951.16666666667">
                <text:p>-3951.16666666667</text:p>
              </table:table-cell>
              <table:table-cell office:value-type="float" office:value="-3441.16666666667">
                <text:p>-3441.16666666667</text:p>
              </table:table-cell>
              <table:table-cell office:value-type="float" office:value="32.9650475448806">
                <text:p>32.96504754488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002.66666666667">
                <text:p>-4002.66666666667</text:p>
              </table:table-cell>
              <table:table-cell office:value-type="float" office:value="-3492.66666666667">
                <text:p>-3492.66666666667</text:p>
              </table:table-cell>
              <table:table-cell office:value-type="float" office:value="33.546822717817">
                <text:p>33.5468227178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054.5">
                <text:p>-4054.5</text:p>
              </table:table-cell>
              <table:table-cell office:value-type="float" office:value="-3544.5">
                <text:p>-3544.5</text:p>
              </table:table-cell>
              <table:table-cell office:value-type="float" office:value="34.1056065741637">
                <text:p>34.1056065741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06.66666666667">
                <text:p>-4106.66666666667</text:p>
              </table:table-cell>
              <table:table-cell office:value-type="float" office:value="-3596.66666666667">
                <text:p>-3596.66666666667</text:p>
              </table:table-cell>
              <table:table-cell office:value-type="float" office:value="34.6410161513775">
                <text:p>34.64101615137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59.16666666667">
                <text:p>-4159.16666666667</text:p>
              </table:table-cell>
              <table:table-cell office:value-type="float" office:value="-3649.16666666667">
                <text:p>-3649.16666666667</text:p>
              </table:table-cell>
              <table:table-cell office:value-type="float" office:value="35.1526845064786">
                <text:p>35.15268450647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212">
                <text:p>-4212</text:p>
              </table:table-cell>
              <table:table-cell office:value-type="float" office:value="-3702">
                <text:p>-3702</text:p>
              </table:table-cell>
              <table:table-cell office:value-type="float" office:value="35.6402609675347">
                <text:p>35.6402609675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265.16666666667">
                <text:p>-4265.16666666667</text:p>
              </table:table-cell>
              <table:table-cell office:value-type="float" office:value="-3755.16666666667">
                <text:p>-3755.16666666667</text:p>
              </table:table-cell>
              <table:table-cell office:value-type="float" office:value="36.1034113739944">
                <text:p>36.1034113739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318.66666666667">
                <text:p>-4318.66666666667</text:p>
              </table:table-cell>
              <table:table-cell office:value-type="float" office:value="-3808.66666666667">
                <text:p>-3808.66666666667</text:p>
              </table:table-cell>
              <table:table-cell office:value-type="float" office:value="36.541818305704">
                <text:p>36.5418183057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372.5">
                <text:p>-4372.5</text:p>
              </table:table-cell>
              <table:table-cell office:value-type="float" office:value="-3862.5">
                <text:p>-3862.5</text:p>
              </table:table-cell>
              <table:table-cell office:value-type="float" office:value="36.9551813004515">
                <text:p>36.95518130045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426.66666666667">
                <text:p>-4426.66666666667</text:p>
              </table:table-cell>
              <table:table-cell office:value-type="float" office:value="-3916.66666666667">
                <text:p>-3916.66666666667</text:p>
              </table:table-cell>
              <table:table-cell office:value-type="float" office:value="37.3432170598881">
                <text:p>37.3432170598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481.16666666667">
                <text:p>-4481.16666666667</text:p>
              </table:table-cell>
              <table:table-cell office:value-type="float" office:value="-3971.16666666667">
                <text:p>-3971.16666666667</text:p>
              </table:table-cell>
              <table:table-cell office:value-type="float" office:value="37.7056596436871">
                <text:p>37.7056596436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36">
                <text:p>-4536</text:p>
              </table:table-cell>
              <table:table-cell office:value-type="float" office:value="-4026">
                <text:p>-4026</text:p>
              </table:table-cell>
              <table:table-cell office:value-type="float" office:value="38.0422606518061">
                <text:p>38.0422606518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91.16666666667">
                <text:p>-4591.16666666667</text:p>
              </table:table-cell>
              <table:table-cell office:value-type="float" office:value="-4081.16666666667">
                <text:p>-4081.16666666667</text:p>
              </table:table-cell>
              <table:table-cell office:value-type="float" office:value="38.3527893947277">
                <text:p>38.35278939472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46.66666666667">
                <text:p>-4646.66666666667</text:p>
              </table:table-cell>
              <table:table-cell office:value-type="float" office:value="-4136.66666666667">
                <text:p>-4136.66666666667</text:p>
              </table:table-cell>
              <table:table-cell office:value-type="float" office:value="38.6370330515627">
                <text:p>38.6370330515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02.5">
                <text:p>-4702.5</text:p>
              </table:table-cell>
              <table:table-cell office:value-type="float" office:value="-4192.5">
                <text:p>-4192.5</text:p>
              </table:table-cell>
              <table:table-cell office:value-type="float" office:value="38.8947968159071">
                <text:p>38.8947968159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58.66666666667">
                <text:p>-4758.66666666667</text:p>
              </table:table-cell>
              <table:table-cell office:value-type="float" office:value="-4248.66666666667">
                <text:p>-4248.66666666667</text:p>
              </table:table-cell>
              <table:table-cell office:value-type="float" office:value="39.1259040293522">
                <text:p>39.1259040293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815.16666666667">
                <text:p>-4815.16666666667</text:p>
              </table:table-cell>
              <table:table-cell office:value-type="float" office:value="-4305.16666666667">
                <text:p>-4305.16666666667</text:p>
              </table:table-cell>
              <table:table-cell office:value-type="float" office:value="39.3301963025582">
                <text:p>39.33019630255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872">
                <text:p>-4872</text:p>
              </table:table-cell>
              <table:table-cell office:value-type="float" office:value="-4362">
                <text:p>-4362</text:p>
              </table:table-cell>
              <table:table-cell office:value-type="float" office:value="39.5075336238055">
                <text:p>39.50753362380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929.16666666667">
                <text:p>-4929.16666666667</text:p>
              </table:table-cell>
              <table:table-cell office:value-type="float" office:value="-4419.16666666667">
                <text:p>-4419.16666666667</text:p>
              </table:table-cell>
              <table:table-cell office:value-type="float" office:value="39.6577944549524">
                <text:p>39.6577944549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986.66666666667">
                <text:p>-4986.66666666667</text:p>
              </table:table-cell>
              <table:table-cell office:value-type="float" office:value="-4476.66666666667">
                <text:p>-4476.66666666667</text:p>
              </table:table-cell>
              <table:table-cell office:value-type="float" office:value="39.7808758147309">
                <text:p>39.78087581473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044.5">
                <text:p>-5044.5</text:p>
              </table:table-cell>
              <table:table-cell office:value-type="float" office:value="-4534.5">
                <text:p>-4534.5</text:p>
              </table:table-cell>
              <table:table-cell office:value-type="float" office:value="39.8766933493251">
                <text:p>39.87669334932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102.66666666667">
                <text:p>-5102.66666666667</text:p>
              </table:table-cell>
              <table:table-cell office:value-type="float" office:value="-4592.66666666667">
                <text:p>-4592.66666666667</text:p>
              </table:table-cell>
              <table:table-cell office:value-type="float" office:value="39.945181390183">
                <text:p>39.945181390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161.16666666667">
                <text:p>-5161.16666666667</text:p>
              </table:table-cell>
              <table:table-cell office:value-type="float" office:value="-4651.16666666667">
                <text:p>-4651.16666666667</text:p>
              </table:table-cell>
              <table:table-cell office:value-type="float" office:value="39.9862929990223">
                <text:p>39.98629299902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220">
                <text:p>-5220</text:p>
              </table:table-cell>
              <table:table-cell office:value-type="float" office:value="-4710">
                <text:p>-47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279.16666666667">
                <text:p>-5279.16666666667</text:p>
              </table:table-cell>
              <table:table-cell office:value-type="float" office:value="-4769.16666666667">
                <text:p>-4769.16666666667</text:p>
              </table:table-cell>
              <table:table-cell office:value-type="float" office:value="39.9862929990223">
                <text:p>39.9862929990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338.66666666667">
                <text:p>-5338.66666666667</text:p>
              </table:table-cell>
              <table:table-cell office:value-type="float" office:value="-4828.66666666667">
                <text:p>-4828.66666666667</text:p>
              </table:table-cell>
              <table:table-cell office:value-type="float" office:value="39.945181390183">
                <text:p>39.945181390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398.5">
                <text:p>-5398.5</text:p>
              </table:table-cell>
              <table:table-cell office:value-type="float" office:value="-4888.5">
                <text:p>-4888.5</text:p>
              </table:table-cell>
              <table:table-cell office:value-type="float" office:value="39.8766933493251">
                <text:p>39.8766933493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458.66666666667">
                <text:p>-5458.66666666667</text:p>
              </table:table-cell>
              <table:table-cell office:value-type="float" office:value="-4948.66666666667">
                <text:p>-4948.66666666667</text:p>
              </table:table-cell>
              <table:table-cell office:value-type="float" office:value="39.7808758147309">
                <text:p>39.78087581473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519.16666666667">
                <text:p>-5519.16666666667</text:p>
              </table:table-cell>
              <table:table-cell office:value-type="float" office:value="-5009.16666666667">
                <text:p>-5009.16666666667</text:p>
              </table:table-cell>
              <table:table-cell office:value-type="float" office:value="39.6577944549524">
                <text:p>39.6577944549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580">
                <text:p>-5580</text:p>
              </table:table-cell>
              <table:table-cell office:value-type="float" office:value="-5070">
                <text:p>-5070</text:p>
              </table:table-cell>
              <table:table-cell office:value-type="float" office:value="39.5075336238055">
                <text:p>39.5075336238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641.16666666667">
                <text:p>-5641.16666666667</text:p>
              </table:table-cell>
              <table:table-cell office:value-type="float" office:value="-5131.16666666667">
                <text:p>-5131.16666666667</text:p>
              </table:table-cell>
              <table:table-cell office:value-type="float" office:value="39.3301963025582">
                <text:p>39.33019630255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702.66666666667">
                <text:p>-5702.66666666667</text:p>
              </table:table-cell>
              <table:table-cell office:value-type="float" office:value="-5192.66666666667">
                <text:p>-5192.66666666667</text:p>
              </table:table-cell>
              <table:table-cell office:value-type="float" office:value="39.1259040293522">
                <text:p>39.1259040293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764.5">
                <text:p>-5764.5</text:p>
              </table:table-cell>
              <table:table-cell office:value-type="float" office:value="-5254.5">
                <text:p>-5254.5</text:p>
              </table:table-cell>
              <table:table-cell office:value-type="float" office:value="38.8947968159071">
                <text:p>38.89479681590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826.66666666667">
                <text:p>-5826.66666666667</text:p>
              </table:table-cell>
              <table:table-cell office:value-type="float" office:value="-5316.66666666667">
                <text:p>-5316.66666666667</text:p>
              </table:table-cell>
              <table:table-cell office:value-type="float" office:value="38.6370330515627">
                <text:p>38.63703305156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889.16666666667">
                <text:p>-5889.16666666667</text:p>
              </table:table-cell>
              <table:table-cell office:value-type="float" office:value="-5379.16666666667">
                <text:p>-5379.16666666667</text:p>
              </table:table-cell>
              <table:table-cell office:value-type="float" office:value="38.3527893947277">
                <text:p>38.35278939472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5952">
                <text:p>-5952</text:p>
              </table:table-cell>
              <table:table-cell office:value-type="float" office:value="-5442">
                <text:p>-5442</text:p>
              </table:table-cell>
              <table:table-cell office:value-type="float" office:value="38.0422606518061">
                <text:p>38.04226065180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015.16666666667">
                <text:p>-6015.16666666667</text:p>
              </table:table-cell>
              <table:table-cell office:value-type="float" office:value="-5505.16666666667">
                <text:p>-5505.16666666667</text:p>
              </table:table-cell>
              <table:table-cell office:value-type="float" office:value="37.7056596436871">
                <text:p>37.70565964368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078.66666666667">
                <text:p>-6078.66666666667</text:p>
              </table:table-cell>
              <table:table-cell office:value-type="float" office:value="-5568.66666666667">
                <text:p>-5568.66666666667</text:p>
              </table:table-cell>
              <table:table-cell office:value-type="float" office:value="37.3432170598881">
                <text:p>37.3432170598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142.5">
                <text:p>-6142.5</text:p>
              </table:table-cell>
              <table:table-cell office:value-type="float" office:value="-5632.5">
                <text:p>-5632.5</text:p>
              </table:table-cell>
              <table:table-cell office:value-type="float" office:value="36.9551813004515">
                <text:p>36.9551813004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206.66666666667">
                <text:p>-6206.66666666667</text:p>
              </table:table-cell>
              <table:table-cell office:value-type="float" office:value="-5696.66666666667">
                <text:p>-5696.66666666667</text:p>
              </table:table-cell>
              <table:table-cell office:value-type="float" office:value="36.541818305704">
                <text:p>36.541818305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271.16666666667">
                <text:p>-6271.16666666667</text:p>
              </table:table-cell>
              <table:table-cell office:value-type="float" office:value="-5761.16666666667">
                <text:p>-5761.16666666667</text:p>
              </table:table-cell>
              <table:table-cell office:value-type="float" office:value="36.1034113739944">
                <text:p>36.10341137399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336">
                <text:p>-6336</text:p>
              </table:table-cell>
              <table:table-cell office:value-type="float" office:value="-5826">
                <text:p>-5826</text:p>
              </table:table-cell>
              <table:table-cell office:value-type="float" office:value="35.6402609675347">
                <text:p>35.64026096753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401.16666666667">
                <text:p>-6401.16666666667</text:p>
              </table:table-cell>
              <table:table-cell office:value-type="float" office:value="-5891.16666666667">
                <text:p>-5891.16666666667</text:p>
              </table:table-cell>
              <table:table-cell office:value-type="float" office:value="35.1526845064786">
                <text:p>35.15268450647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466.66666666667">
                <text:p>-6466.66666666667</text:p>
              </table:table-cell>
              <table:table-cell office:value-type="float" office:value="-5956.66666666667">
                <text:p>-5956.66666666667</text:p>
              </table:table-cell>
              <table:table-cell office:value-type="float" office:value="34.6410161513775">
                <text:p>34.6410161513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232cm" svg:height="15.298cm" xlink:href=".." xlink:type="simple" chart:class="chart:line" chart:style-name="ch1">
        <chart:legend chart:legend-position="end" svg:x="47.279cm" svg:y="7.35cm" style:legend-expansion="high" chart:style-name="ch2"/>
        <chart:plot-area chart:style-name="ch3" table:cell-range-address="Sheet1.H1:Sheet1.H202" chart:data-source-has-labels="row" svg:x="0.984cm" svg:y="0.305cm" svg:width="45.311cm" svg:height="14.688cm">
          <chartooo:coordinate-region svg:x="1.711cm" svg:y="0.504cm" svg:width="44.584cm" svg:height="14.2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H2:Sheet1.H202" chart:label-cell-address="Sheet1.H1:Sheet1.H1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Sheet1.H2:Sheet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4707793231493">
                <text:p>-1.04707793231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09343824971775">
                <text:p>-2.0934382497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383638291138">
                <text:p>-3.138363829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8113853070614">
                <text:p>-4.18113853070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22104768880206">
                <text:p>-5.22104768880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25737860160923">
                <text:p>-6.25737860160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2894210196859">
                <text:p>-7.2894210196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31646763271037">
                <text:p>-8.31646763271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33781455423622">
                <text:p>-9.33781455423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.3527618041008">
                <text:p>-10.3527618041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.3606137881569">
                <text:p>-11.3606137881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.3606797749979">
                <text:p>-12.3606797749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.3522743693508">
                <text:p>-13.3522743693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334717981812">
                <text:p>-14.334717981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3073372946036">
                <text:p>-15.3073372946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269465723032">
                <text:p>-16.269465723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.2204438723318">
                <text:p>-17.2204438723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1596199895819">
                <text:p>-18.1596199895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863504103843">
                <text:p>-19.0863504103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.899942588638">
                <text:p>-20.899942588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.7855614006011">
                <text:p>-21.7855614006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.6562494769933">
                <text:p>-22.6562494769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.5114100916989">
                <text:p>-23.5114100916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4.3504571603488">
                <text:p>-24.3504571603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5.1728156419935">
                <text:p>-25.1728156419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5.9779219332073">
                <text:p>-25.9779219332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7652242543543">
                <text:p>-26.7652242543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.5341830277502">
                <text:p>-27.53418302775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8.2842712474619">
                <text:p>-28.2842712474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9.0149748404915">
                <text:p>-29.014974840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9.7257930190958">
                <text:p>-29.7257930190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0.4162386240012">
                <text:p>-30.4162386240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1.0858384582788">
                <text:p>-31.0858384582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7341336116494">
                <text:p>-31.7341336116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2.3606797749979">
                <text:p>-32.3606797749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2.9650475448806">
                <text:p>-32.9650475448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.546822717817">
                <text:p>-33.546822717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4.1056065741637">
                <text:p>-34.1056065741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4.6410161513775">
                <text:p>-34.6410161513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5.1526845064786">
                <text:p>-35.1526845064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.6402609675347">
                <text:p>-35.6402609675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6.1034113739944">
                <text:p>-36.1034113739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6.541818305704">
                <text:p>-36.541818305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6.9551813004515">
                <text:p>-36.9551813004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.3432170598881">
                <text:p>-37.3432170598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7.7056596436871">
                <text:p>-37.7056596436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8.0422606518061">
                <text:p>-38.0422606518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8.3527893947277">
                <text:p>-38.3527893947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8.6370330515627">
                <text:p>-38.6370330515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8.8947968159071">
                <text:p>-38.8947968159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9.1259040293522">
                <text:p>-39.12590402935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9.3301963025582">
                <text:p>-39.3301963025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9.5075336238055">
                <text:p>-39.5075336238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9.6577944549524">
                <text:p>-39.6577944549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9.7808758147309">
                <text:p>-39.78087581473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.8766933493251">
                <text:p>-39.87669334932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9.945181390183">
                <text:p>-39.945181390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9.9862929990223">
                <text:p>-39.9862929990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.9862929990223">
                <text:p>-39.9862929990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9.945181390183">
                <text:p>-39.945181390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9.8766933493251">
                <text:p>-39.8766933493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9.7808758147309">
                <text:p>-39.78087581473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9.6577944549524">
                <text:p>-39.6577944549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9.5075336238055">
                <text:p>-39.5075336238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9.3301963025582">
                <text:p>-39.3301963025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9.1259040293522">
                <text:p>-39.1259040293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8.8947968159071">
                <text:p>-38.89479681590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8.6370330515627">
                <text:p>-38.6370330515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8.3527893947277">
                <text:p>-38.3527893947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8.0422606518061">
                <text:p>-38.0422606518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7.7056596436871">
                <text:p>-37.7056596436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7.3432170598881">
                <text:p>-37.3432170598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6.9551813004515">
                <text:p>-36.9551813004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.541818305704">
                <text:p>-36.541818305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6.1034113739944">
                <text:p>-36.1034113739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5.6402609675347">
                <text:p>-35.6402609675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5.1526845064786">
                <text:p>-35.1526845064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4.6410161513775">
                <text:p>-34.6410161513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4.1056065741637">
                <text:p>-34.1056065741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3.546822717817">
                <text:p>-33.5468227178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2.9650475448806">
                <text:p>-32.9650475448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2.3606797749979">
                <text:p>-32.36067977499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1.7341336116494">
                <text:p>-31.7341336116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.0858384582788">
                <text:p>-31.08583845827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0.4162386240012">
                <text:p>-30.4162386240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9.7257930190958">
                <text:p>-29.7257930190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0149748404915">
                <text:p>-29.0149748404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8.2842712474619">
                <text:p>-28.2842712474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7.5341830277502">
                <text:p>-27.5341830277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6.7652242543543">
                <text:p>-26.76522425435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5.9779219332073">
                <text:p>-25.9779219332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.1728156419935">
                <text:p>-25.1728156419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4.3504571603488">
                <text:p>-24.35045716034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3.5114100916989">
                <text:p>-23.5114100916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2.6562494769933">
                <text:p>-22.6562494769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.7855614006011">
                <text:p>-21.7855614006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0.899942588638">
                <text:p>-20.899942588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.0863504103843">
                <text:p>-19.0863504103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8.1596199895819">
                <text:p>-18.1596199895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7.2204438723318">
                <text:p>-17.22044387233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6.269465723032">
                <text:p>-16.269465723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.3073372946036">
                <text:p>-15.3073372946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.334717981812">
                <text:p>-14.334717981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.3522743693508">
                <text:p>-13.3522743693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3606797749979">
                <text:p>-12.36067977499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.3606137881569">
                <text:p>-11.3606137881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3527618041008">
                <text:p>-10.3527618041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33781455423622">
                <text:p>-9.337814554236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31646763271037">
                <text:p>-8.316467632710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.28942101968591">
                <text:p>-7.289421019685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25737860160924">
                <text:p>-6.257378601609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.22104768880206">
                <text:p>-5.22104768880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18113853070615">
                <text:p>-4.181138530706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1383638291138">
                <text:p>-3.1383638291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09343824971777">
                <text:p>-2.093438249717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04707793231492">
                <text:p>-1.047077932314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.89858719658941E-015">
                <text:p>-4.89858719658941E-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4707793231491">
                <text:p>1.047077932314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9343824971774">
                <text:p>2.09343824971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3836382911377">
                <text:p>3.13836382911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8113853070612">
                <text:p>4.181138530706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2104768880207">
                <text:p>5.22104768880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5737860160923">
                <text:p>6.257378601609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894210196859">
                <text:p>7.28942101968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31646763271036">
                <text:p>8.3164676327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33781455423621">
                <text:p>9.33781455423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3527618041008">
                <text:p>10.3527618041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3606137881569">
                <text:p>11.36061378815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3606797749979">
                <text:p>12.36067977499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522743693508">
                <text:p>13.3522743693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334717981812">
                <text:p>14.3347179818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3073372946036">
                <text:p>15.30733729460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269465723032">
                <text:p>16.269465723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2204438723318">
                <text:p>17.2204438723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1596199895818">
                <text:p>18.1596199895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0863504103843">
                <text:p>19.08635041038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8999425886379">
                <text:p>20.89994258863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7855614006011">
                <text:p>21.7855614006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6562494769933">
                <text:p>22.65624947699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5114100916989">
                <text:p>23.51141009169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3504571603488">
                <text:p>24.3504571603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1728156419935">
                <text:p>25.1728156419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9779219332074">
                <text:p>25.9779219332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.7652242543543">
                <text:p>26.76522425435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.5341830277502">
                <text:p>27.5341830277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2842712474619">
                <text:p>28.2842712474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.0149748404915">
                <text:p>29.01497484049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7257930190958">
                <text:p>29.7257930190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4162386240012">
                <text:p>30.4162386240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0858384582788">
                <text:p>31.0858384582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7341336116494">
                <text:p>31.7341336116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.3606797749979">
                <text:p>32.36067977499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.9650475448806">
                <text:p>32.96504754488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.546822717817">
                <text:p>33.5468227178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1056065741637">
                <text:p>34.1056065741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6410161513775">
                <text:p>34.64101615137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1526845064786">
                <text:p>35.15268450647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6402609675347">
                <text:p>35.6402609675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.1034113739944">
                <text:p>36.1034113739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.541818305704">
                <text:p>36.5418183057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.9551813004515">
                <text:p>36.95518130045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3432170598881">
                <text:p>37.3432170598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7056596436871">
                <text:p>37.7056596436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0422606518061">
                <text:p>38.0422606518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.3527893947277">
                <text:p>38.35278939472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6370330515627">
                <text:p>38.6370330515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8947968159071">
                <text:p>38.8947968159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.1259040293522">
                <text:p>39.1259040293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3301963025582">
                <text:p>39.33019630255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.5075336238055">
                <text:p>39.50753362380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.6577944549524">
                <text:p>39.6577944549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.7808758147309">
                <text:p>39.78087581473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.8766933493251">
                <text:p>39.87669334932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.945181390183">
                <text:p>39.945181390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.9862929990223">
                <text:p>39.98629299902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9862929990223">
                <text:p>39.9862929990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945181390183">
                <text:p>39.945181390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8766933493251">
                <text:p>39.8766933493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.7808758147309">
                <text:p>39.78087581473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.6577944549524">
                <text:p>39.6577944549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.5075336238055">
                <text:p>39.5075336238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.3301963025582">
                <text:p>39.33019630255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.1259040293522">
                <text:p>39.1259040293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8947968159071">
                <text:p>38.89479681590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6370330515627">
                <text:p>38.63703305156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3527893947277">
                <text:p>38.35278939472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0422606518061">
                <text:p>38.04226065180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7056596436871">
                <text:p>37.70565964368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.3432170598881">
                <text:p>37.3432170598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9551813004515">
                <text:p>36.9551813004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.541818305704">
                <text:p>36.541818305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.1034113739944">
                <text:p>36.10341137399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.6402609675347">
                <text:p>35.64026096753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.1526845064786">
                <text:p>35.15268450647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.6410161513775">
                <text:p>34.6410161513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